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69.3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StartC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ode1</text:p>
          </table:table-cell>
          <table:table-cell office:value-type="float" office:value="0" calcext:value-type="float">
            <text:p>0</text:p>
          </table:table-cell>
          <table:table-cell office:value-type="float" office:value="402086633" calcext:value-type="float">
            <text:p>402086633</text:p>
          </table:table-cell>
          <table:table-cell office:value-type="float" office:value="963198044" calcext:value-type="float">
            <text:p>963198044</text:p>
          </table:table-cell>
          <table:table-cell office:value-type="float" office:value="738539" calcext:value-type="float">
            <text:p>738539</text:p>
          </table:table-cell>
          <table:table-cell office:value-type="float" office:value="855904625" calcext:value-type="float">
            <text:p>855904625</text:p>
          </table:table-cell>
          <table:table-cell office:value-type="float" office:value="201390035" calcext:value-type="float">
            <text:p>201390035</text:p>
          </table:table-cell>
          <table:table-cell office:value-type="float" office:value="959533336" calcext:value-type="float">
            <text:p>959533336</text:p>
          </table:table-cell>
          <table:table-cell office:value-type="float" office:value="118999365" calcext:value-type="float">
            <text:p>118999365</text:p>
          </table:table-cell>
          <table:table-cell office:value-type="float" office:value="579751912" calcext:value-type="float">
            <text:p>579751912</text:p>
          </table:table-cell>
          <table:table-cell office:value-type="float" office:value="1003271597" calcext:value-type="float">
            <text:p>1003271597</text:p>
          </table:table-cell>
          <table:table-cell office:value-type="float" office:value="923179586" calcext:value-type="float">
            <text:p>923179586</text:p>
          </table:table-cell>
          <table:table-cell office:value-type="float" office:value="101106167" calcext:value-type="float">
            <text:p>101106167</text:p>
          </table:table-cell>
          <table:table-cell office:value-type="float" office:value="909459659" calcext:value-type="float">
            <text:p>909459659</text:p>
          </table:table-cell>
          <table:table-cell office:value-type="float" office:value="301509997" calcext:value-type="float">
            <text:p>301509997</text:p>
          </table:table-cell>
          <table:table-cell office:value-type="float" office:value="894307904" calcext:value-type="float">
            <text:p>894307904</text:p>
          </table:table-cell>
          <table:table-cell office:value-type="float" office:value="216409107" calcext:value-type="float">
            <text:p>216409107</text:p>
          </table:table-cell>
          <table:table-cell office:value-type="float" office:value="514604664" calcext:value-type="float">
            <text:p>514604664</text:p>
          </table:table-cell>
          <table:table-cell office:value-type="float" office:value="602163167" calcext:value-type="float">
            <text:p>602163167</text:p>
          </table:table-cell>
          <table:table-cell office:value-type="float" office:value="1049037537" calcext:value-type="float">
            <text:p>1049037537</text:p>
          </table:table-cell>
          <table:table-cell office:value-type="float" office:value="811498" calcext:value-type="float">
            <text:p>811498</text:p>
          </table:table-cell>
          <table:table-cell office:value-type="float" office:value="926456658" calcext:value-type="float">
            <text:p>926456658</text:p>
          </table:table-cell>
          <table:table-cell office:value-type="float" office:value="206933080" calcext:value-type="float">
            <text:p>206933080</text:p>
          </table:table-cell>
          <table:table-cell office:value-type="float" office:value="862240180" calcext:value-type="float">
            <text:p>862240180</text:p>
          </table:table-cell>
          <table:table-cell office:value-type="float" office:value="218203739" calcext:value-type="float">
            <text:p>218203739</text:p>
          </table:table-cell>
          <table:table-cell office:value-type="float" office:value="571487429" calcext:value-type="float">
            <text:p>571487429</text:p>
          </table:table-cell>
          <table:table-cell office:value-type="float" office:value="602561267" calcext:value-type="float">
            <text:p>602561267</text:p>
          </table:table-cell>
          <table:table-cell office:value-type="float" office:value="899855874" calcext:value-type="float">
            <text:p>899855874</text:p>
          </table:table-cell>
          <table:table-cell office:value-type="float" office:value="301249528" calcext:value-type="float">
            <text:p>301249528</text:p>
          </table:table-cell>
          <table:table-cell office:value-type="float" office:value="957855329" calcext:value-type="float">
            <text:p>957855329</text:p>
          </table:table-cell>
          <table:table-cell office:value-type="float" office:value="201287187" calcext:value-type="float">
            <text:p>201287187</text:p>
          </table:table-cell>
          <table:table-cell office:value-type="float" office:value="861296333" calcext:value-type="float">
            <text:p>861296333</text:p>
          </table:table-cell>
          <table:table-cell office:value-type="float" office:value="116262683" calcext:value-type="float">
            <text:p>116262683</text:p>
          </table:table-cell>
          <table:table-cell office:value-type="float" office:value="604740350" calcext:value-type="float">
            <text:p>604740350</text:p>
          </table:table-cell>
          <table:table-cell office:value-type="float" office:value="501948934" calcext:value-type="float">
            <text:p>501948934</text:p>
          </table:table-cell>
          <table:table-cell office:value-type="float" office:value="846553667" calcext:value-type="float">
            <text:p>846553667</text:p>
          </table:table-cell>
          <table:table-cell office:value-type="float" office:value="301778797" calcext:value-type="float">
            <text:p>301778797</text:p>
          </table:table-cell>
          <table:table-cell office:value-type="float" office:value="935786480" calcext:value-type="float">
            <text:p>935786480</text:p>
          </table:table-cell>
          <table:table-cell office:value-type="float" office:value="207576928" calcext:value-type="float">
            <text:p>207576928</text:p>
          </table:table-cell>
          <table:table-cell office:value-type="float" office:value="1042144637" calcext:value-type="float">
            <text:p>1042144637</text:p>
          </table:table-cell>
          <table:table-cell office:value-type="float" office:value="123526663" calcext:value-type="float">
            <text:p>123526663</text:p>
          </table:table-cell>
          <table:table-cell office:value-type="float" office:value="513944072" calcext:value-type="float">
            <text:p>513944072</text:p>
          </table:table-cell>
          <table:table-cell office:value-type="float" office:value="802595100" calcext:value-type="float">
            <text:p>802595100</text:p>
          </table:table-cell>
          <table:table-cell office:value-type="float" office:value="905946824" calcext:value-type="float">
            <text:p>905946824</text:p>
          </table:table-cell>
          <table:table-cell office:value-type="float" office:value="201364406" calcext:value-type="float">
            <text:p>201364406</text:p>
          </table:table-cell>
          <table:table-cell office:value-type="float" office:value="1063182016" calcext:value-type="float">
            <text:p>1063182016</text:p>
          </table:table-cell>
          <table:table-cell office:value-type="float" office:value="847625" calcext:value-type="float">
            <text:p>847625</text:p>
          </table:table-cell>
          <table:table-cell office:value-type="float" office:value="886942656" calcext:value-type="float">
            <text:p>886942656</text:p>
          </table:table-cell>
          <table:table-cell office:value-type="float" office:value="219216994" calcext:value-type="float">
            <text:p>219216994</text:p>
          </table:table-cell>
          <table:table-cell office:value-type="float" office:value="569028761" calcext:value-type="float">
            <text:p>569028761</text:p>
          </table:table-cell>
          <table:table-cell office:value-type="float" office:value="402079894" calcext:value-type="float">
            <text:p>402079894</text:p>
          </table:table-cell>
          <table:table-cell office:value-type="float" office:value="874090621" calcext:value-type="float">
            <text:p>874090621</text:p>
          </table:table-cell>
          <table:table-cell office:value-type="float" office:value="401606904" calcext:value-type="float">
            <text:p>401606904</text:p>
          </table:table-cell>
          <table:table-cell office:value-type="float" office:value="1073589433" calcext:value-type="float">
            <text:p>1073589433</text:p>
          </table:table-cell>
          <table:table-cell office:value-type="float" office:value="821603" calcext:value-type="float">
            <text:p>821603</text:p>
          </table:table-cell>
          <table:table-cell office:value-type="float" office:value="830422772" calcext:value-type="float">
            <text:p>830422772</text:p>
          </table:table-cell>
          <table:table-cell office:value-type="float" office:value="322234314" calcext:value-type="float">
            <text:p>322234314</text:p>
          </table:table-cell>
          <table:table-cell office:value-type="float" office:value="552898134" calcext:value-type="float">
            <text:p>552898134</text:p>
          </table:table-cell>
          <table:table-cell office:value-type="float" office:value="502456612" calcext:value-type="float">
            <text:p>502456612</text:p>
          </table:table-cell>
          <table:table-cell office:value-type="float" office:value="959660979" calcext:value-type="float">
            <text:p>959660979</text:p>
          </table:table-cell>
          <table:table-cell office:value-type="float" office:value="602340056" calcext:value-type="float">
            <text:p>602340056</text:p>
          </table:table-cell>
          <table:table-cell office:value-type="float" office:value="922375704" calcext:value-type="float">
            <text:p>922375704</text:p>
          </table:table-cell>
          <table:table-cell office:value-type="float" office:value="402554071" calcext:value-type="float">
            <text:p>402554071</text:p>
          </table:table-cell>
          <table:table-cell office:value-type="float" office:value="982974730" calcext:value-type="float">
            <text:p>982974730</text:p>
          </table:table-cell>
          <table:table-cell office:value-type="float" office:value="329056922" calcext:value-type="float">
            <text:p>329056922</text:p>
          </table:table-cell>
          <table:table-cell office:value-type="float" office:value="621925588" calcext:value-type="float">
            <text:p>621925588</text:p>
          </table:table-cell>
          <table:table-cell office:value-type="float" office:value="702215808" calcext:value-type="float">
            <text:p>702215808</text:p>
          </table:table-cell>
          <table:table-cell office:value-type="float" office:value="997440779" calcext:value-type="float">
            <text:p>997440779</text:p>
          </table:table-cell>
          <table:table-cell office:value-type="float" office:value="201202107" calcext:value-type="float">
            <text:p>201202107</text:p>
          </table:table-cell>
          <table:table-cell office:value-type="float" office:value="891730969" calcext:value-type="float">
            <text:p>891730969</text:p>
          </table:table-cell>
          <table:table-cell office:value-type="float" office:value="201482999" calcext:value-type="float">
            <text:p>201482999</text:p>
          </table:table-cell>
          <table:table-cell office:value-type="float" office:value="779149798" calcext:value-type="float">
            <text:p>779149798</text:p>
          </table:table-cell>
          <table:table-cell office:value-type="float" office:value="224712790" calcext:value-type="float">
            <text:p>224712790</text:p>
          </table:table-cell>
          <table:table-cell office:value-type="float" office:value="548427319" calcext:value-type="float">
            <text:p>548427319</text:p>
          </table:table-cell>
          <table:table-cell office:value-type="float" office:value="1203366696" calcext:value-type="float">
            <text:p>1203366696</text:p>
          </table:table-cell>
          <table:table-cell office:value-type="float" office:value="806421858" calcext:value-type="float">
            <text:p>806421858</text:p>
          </table:table-cell>
          <table:table-cell office:value-type="float" office:value="201459160" calcext:value-type="float">
            <text:p>201459160</text:p>
          </table:table-cell>
          <table:table-cell office:value-type="float" office:value="838899752" calcext:value-type="float">
            <text:p>838899752</text:p>
          </table:table-cell>
          <table:table-cell office:value-type="float" office:value="201352695" calcext:value-type="float">
            <text:p>201352695</text:p>
          </table:table-cell>
          <table:table-cell office:value-type="float" office:value="788074985" calcext:value-type="float">
            <text:p>788074985</text:p>
          </table:table-cell>
          <table:table-cell office:value-type="float" office:value="115494028" calcext:value-type="float">
            <text:p>115494028</text:p>
          </table:table-cell>
          <table:table-cell office:value-type="float" office:value="524091267" calcext:value-type="float">
            <text:p>524091267</text:p>
          </table:table-cell>
          <table:table-cell office:value-type="float" office:value="602402195" calcext:value-type="float">
            <text:p>602402195</text:p>
          </table:table-cell>
          <table:table-cell office:value-type="float" office:value="1026508394" calcext:value-type="float">
            <text:p>1026508394</text:p>
          </table:table-cell>
          <table:table-cell office:value-type="float" office:value="1504639" calcext:value-type="float">
            <text:p>1504639</text:p>
          </table:table-cell>
          <table:table-cell office:value-type="float" office:value="1004541172" calcext:value-type="float">
            <text:p>1004541172</text:p>
          </table:table-cell>
          <table:table-cell office:value-type="float" office:value="101146870" calcext:value-type="float">
            <text:p>101146870</text:p>
          </table:table-cell>
          <table:table-cell office:value-type="float" office:value="952546822" calcext:value-type="float">
            <text:p>952546822</text:p>
          </table:table-cell>
          <table:table-cell office:value-type="float" office:value="117174704" calcext:value-type="float">
            <text:p>117174704</text:p>
          </table:table-cell>
          <table:table-cell office:value-type="float" office:value="631201992" calcext:value-type="float">
            <text:p>631201992</text:p>
          </table:table-cell>
          <table:table-cell office:value-type="float" office:value="702766499" calcext:value-type="float">
            <text:p>702766499</text:p>
          </table:table-cell>
          <table:table-cell office:value-type="float" office:value="898182345" calcext:value-type="float">
            <text:p>898182345</text:p>
          </table:table-cell>
          <table:table-cell office:value-type="float" office:value="1303860138" calcext:value-type="float">
            <text:p>1303860138</text:p>
          </table:table-cell>
          <table:table-cell office:value-type="float" office:value="893598461" calcext:value-type="float">
            <text:p>893598461</text:p>
          </table:table-cell>
          <table:table-cell office:value-type="float" office:value="101174290" calcext:value-type="float">
            <text:p>101174290</text:p>
          </table:table-cell>
          <table:table-cell office:value-type="float" office:value="1057660349" calcext:value-type="float">
            <text:p>1057660349</text:p>
          </table:table-cell>
          <table:table-cell office:value-type="float" office:value="224543929" calcext:value-type="float">
            <text:p>224543929</text:p>
          </table:table-cell>
          <table:table-cell office:value-type="float" office:value="631802265" calcext:value-type="float">
            <text:p>631802265</text:p>
          </table:table-cell>
          <table:table-cell office:value-type="float" office:value="802596217" calcext:value-type="float">
            <text:p>802596217</text:p>
          </table:table-cell>
          <table:table-cell office:value-type="float" office:value="969769614" calcext:value-type="float">
            <text:p>969769614</text:p>
          </table:table-cell>
          <table:table-cell office:value-type="float" office:value="102446461" calcext:value-type="float">
            <text:p>102446461</text:p>
          </table:table-cell>
          <table:table-cell office:value-type="float" office:value="1228875009" calcext:value-type="float">
            <text:p>1228875009</text:p>
          </table:table-cell>
          <table:table-cell office:value-type="float" office:value="8147270" calcext:value-type="float">
            <text:p>8147270</text:p>
          </table:table-cell>
          <table:table-cell office:value-type="float" office:value="923900026" calcext:value-type="float">
            <text:p>923900026</text:p>
          </table:table-cell>
          <table:table-cell office:value-type="float" office:value="121453040" calcext:value-type="float">
            <text:p>121453040</text:p>
          </table:table-cell>
          <table:table-cell office:value-type="float" office:value="650535238" calcext:value-type="float">
            <text:p>650535238</text:p>
          </table:table-cell>
          <table:table-cell office:value-type="float" office:value="703587109" calcext:value-type="float">
            <text:p>703587109</text:p>
          </table:table-cell>
          <table:table-cell office:value-type="float" office:value="1108248284" calcext:value-type="float">
            <text:p>1108248284</text:p>
          </table:table-cell>
          <table:table-cell office:value-type="float" office:value="893628" calcext:value-type="float">
            <text:p>893628</text:p>
          </table:table-cell>
          <table:table-cell office:value-type="float" office:value="909621818" calcext:value-type="float">
            <text:p>909621818</text:p>
          </table:table-cell>
          <table:table-cell office:value-type="float" office:value="101787860" calcext:value-type="float">
            <text:p>101787860</text:p>
          </table:table-cell>
          <table:table-cell office:value-type="float" office:value="924067681" calcext:value-type="float">
            <text:p>924067681</text:p>
          </table:table-cell>
          <table:table-cell office:value-type="float" office:value="223627258" calcext:value-type="float">
            <text:p>223627258</text:p>
          </table:table-cell>
          <table:table-cell office:value-type="float" office:value="607037507" calcext:value-type="float">
            <text:p>607037507</text:p>
          </table:table-cell>
          <table:table-cell office:value-type="float" office:value="501866525" calcext:value-type="float">
            <text:p>501866525</text:p>
          </table:table-cell>
          <table:table-cell office:value-type="float" office:value="948656028" calcext:value-type="float">
            <text:p>948656028</text:p>
          </table:table-cell>
          <table:table-cell office:value-type="float" office:value="401885571" calcext:value-type="float">
            <text:p>401885571</text:p>
          </table:table-cell>
          <table:table-cell office:value-type="float" office:value="923257924" calcext:value-type="float">
            <text:p>923257924</text:p>
          </table:table-cell>
          <table:table-cell office:value-type="float" office:value="301531043" calcext:value-type="float">
            <text:p>301531043</text:p>
          </table:table-cell>
          <table:table-cell office:value-type="float" office:value="944673354" calcext:value-type="float">
            <text:p>944673354</text:p>
          </table:table-cell>
          <table:table-cell office:value-type="float" office:value="120266610" calcext:value-type="float">
            <text:p>120266610</text:p>
          </table:table-cell>
          <table:table-cell office:value-type="float" office:value="3718048300" calcext:value-type="float">
            <text:p>3718048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062" calcext:value-type="float">
            <text:p>1145062</text:p>
          </table:table-cell>
          <table:table-cell office:value-type="float" office:value="580559268" calcext:value-type="float">
            <text:p>580559268</text:p>
          </table:table-cell>
          <table:table-cell office:value-type="float" office:value="121514763" calcext:value-type="float">
            <text:p>121514763</text:p>
          </table:table-cell>
          <table:table-cell office:value-type="float" office:value="437338482" calcext:value-type="float">
            <text:p>437338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3333" calcext:value-type="float">
            <text:p>1593333</text:p>
          </table:table-cell>
          <table:table-cell office:value-type="float" office:value="488555479" calcext:value-type="float">
            <text:p>488555479</text:p>
          </table:table-cell>
          <table:table-cell office:value-type="float" office:value="220165889" calcext:value-type="float">
            <text:p>220165889</text:p>
          </table:table-cell>
          <table:table-cell office:value-type="float" office:value="3590777105" calcext:value-type="float">
            <text:p>3590777105</text:p>
          </table:table-cell>
          <table:table-cell office:value-type="float" office:value="301971932" calcext:value-type="float">
            <text:p>301971932</text:p>
          </table:table-cell>
          <table:table-cell office:value-type="float" office:value="357620357" calcext:value-type="float">
            <text:p>357620357</text:p>
          </table:table-cell>
          <table:table-cell office:value-type="float" office:value="401607381" calcext:value-type="float">
            <text:p>401607381</text:p>
          </table:table-cell>
          <table:table-cell office:value-type="float" office:value="212033435" calcext:value-type="float">
            <text:p>212033435</text:p>
          </table:table-cell>
          <table:table-cell office:value-type="float" office:value="201293817" calcext:value-type="float">
            <text:p>201293817</text:p>
          </table:table-cell>
          <table:table-cell office:value-type="float" office:value="409835895" calcext:value-type="float">
            <text:p>409835895</text:p>
          </table:table-cell>
          <table:table-cell office:value-type="float" office:value="240068127" calcext:value-type="float">
            <text:p>240068127</text:p>
          </table:table-cell>
          <table:table-cell office:value-type="float" office:value="353448671" calcext:value-type="float">
            <text:p>353448671</text:p>
          </table:table-cell>
          <table:table-cell office:value-type="float" office:value="806269723" calcext:value-type="float">
            <text:p>806269723</text:p>
          </table:table-cell>
          <table:table-cell office:value-type="float" office:value="479764930" calcext:value-type="float">
            <text:p>479764930</text:p>
          </table:table-cell>
          <table:table-cell office:value-type="float" office:value="802422643" calcext:value-type="float">
            <text:p>802422643</text:p>
          </table:table-cell>
          <table:table-cell office:value-type="float" office:value="578663401" calcext:value-type="float">
            <text:p>578663401</text:p>
          </table:table-cell>
          <table:table-cell office:value-type="float" office:value="974759" calcext:value-type="float">
            <text:p>974759</text:p>
          </table:table-cell>
          <table:table-cell office:value-type="float" office:value="1273733401" calcext:value-type="float">
            <text:p>1273733401</text:p>
          </table:table-cell>
          <table:table-cell office:value-type="float" office:value="225920701" calcext:value-type="float">
            <text:p>225920701</text:p>
          </table:table-cell>
          <table:table-cell office:value-type="float" office:value="622679543" calcext:value-type="float">
            <text:p>622679543</text:p>
          </table:table-cell>
          <table:table-cell office:value-type="float" office:value="602323608" calcext:value-type="float">
            <text:p>602323608</text:p>
          </table:table-cell>
          <table:table-cell office:value-type="float" office:value="1397721764" calcext:value-type="float">
            <text:p>1397721764</text:p>
          </table:table-cell>
          <table:table-cell office:value-type="float" office:value="703037184" calcext:value-type="float">
            <text:p>703037184</text:p>
          </table:table-cell>
          <table:table-cell office:value-type="float" office:value="1286318439" calcext:value-type="float">
            <text:p>1286318439</text:p>
          </table:table-cell>
          <table:table-cell office:value-type="float" office:value="303674026" calcext:value-type="float">
            <text:p>303674026</text:p>
          </table:table-cell>
          <table:table-cell office:value-type="float" office:value="873486641" calcext:value-type="float">
            <text:p>873486641</text:p>
          </table:table-cell>
          <table:table-cell office:value-type="float" office:value="216717284" calcext:value-type="float">
            <text:p>216717284</text:p>
          </table:table-cell>
          <table:table-cell office:value-type="float" office:value="718263281" calcext:value-type="float">
            <text:p>718263281</text:p>
          </table:table-cell>
          <table:table-cell office:value-type="float" office:value="604737193" calcext:value-type="float">
            <text:p>604737193</text:p>
          </table:table-cell>
          <table:table-cell office:value-type="float" office:value="864539500" calcext:value-type="float">
            <text:p>864539500</text:p>
          </table:table-cell>
          <table:table-cell office:value-type="float" office:value="201218697" calcext:value-type="float">
            <text:p>201218697</text:p>
          </table:table-cell>
          <table:table-cell office:value-type="float" office:value="1335200616" calcext:value-type="float">
            <text:p>1335200616</text:p>
          </table:table-cell>
          <table:table-cell office:value-type="float" office:value="956841" calcext:value-type="float">
            <text:p>956841</text:p>
          </table:table-cell>
          <table:table-cell office:value-type="float" office:value="1211111066" calcext:value-type="float">
            <text:p>1211111066</text:p>
          </table:table-cell>
          <table:table-cell office:value-type="float" office:value="131682589" calcext:value-type="float">
            <text:p>131682589</text:p>
          </table:table-cell>
          <table:table-cell office:value-type="float" office:value="680149312" calcext:value-type="float">
            <text:p>680149312</text:p>
          </table:table-cell>
          <table:table-cell office:value-type="float" office:value="602436641" calcext:value-type="float">
            <text:p>602436641</text:p>
          </table:table-cell>
          <table:table-cell office:value-type="float" office:value="856840915" calcext:value-type="float">
            <text:p>856840915</text:p>
          </table:table-cell>
          <table:table-cell office:value-type="float" office:value="101743157" calcext:value-type="float">
            <text:p>101743157</text:p>
          </table:table-cell>
          <table:table-cell office:value-type="float" office:value="1158036397" calcext:value-type="float">
            <text:p>1158036397</text:p>
          </table:table-cell>
          <table:table-cell office:value-type="float" office:value="101257746" calcext:value-type="float">
            <text:p>101257746</text:p>
          </table:table-cell>
          <table:table-cell office:value-type="float" office:value="878557767" calcext:value-type="float">
            <text:p>878557767</text:p>
          </table:table-cell>
          <table:table-cell office:value-type="float" office:value="137614498" calcext:value-type="float">
            <text:p>137614498</text:p>
          </table:table-cell>
          <table:table-cell office:value-type="float" office:value="702321967" calcext:value-type="float">
            <text:p>702321967</text:p>
          </table:table-cell>
          <table:table-cell office:value-type="float" office:value="702937919" calcext:value-type="float">
            <text:p>702937919</text:p>
          </table:table-cell>
          <table:table-cell office:value-type="float" office:value="959791422" calcext:value-type="float">
            <text:p>959791422</text:p>
          </table:table-cell>
          <table:table-cell office:value-type="float" office:value="201258662" calcext:value-type="float">
            <text:p>201258662</text:p>
          </table:table-cell>
          <table:table-cell office:value-type="float" office:value="951302204" calcext:value-type="float">
            <text:p>951302204</text:p>
          </table:table-cell>
          <table:table-cell office:value-type="float" office:value="301698789" calcext:value-type="float">
            <text:p>301698789</text:p>
          </table:table-cell>
          <table:table-cell office:value-type="float" office:value="896836449" calcext:value-type="float">
            <text:p>896836449</text:p>
          </table:table-cell>
          <table:table-cell office:value-type="float" office:value="120907962" calcext:value-type="float">
            <text:p>120907962</text:p>
          </table:table-cell>
          <table:table-cell office:value-type="float" office:value="673590774" calcext:value-type="float">
            <text:p>673590774</text:p>
          </table:table-cell>
          <table:table-cell office:value-type="float" office:value="606817596" calcext:value-type="float">
            <text:p>606817596</text:p>
          </table:table-cell>
          <table:table-cell office:value-type="float" office:value="1166294574" calcext:value-type="float">
            <text:p>1166294574</text:p>
          </table:table-cell>
          <table:table-cell office:value-type="float" office:value="926751" calcext:value-type="float">
            <text:p>926751</text:p>
          </table:table-cell>
          <table:table-cell office:value-type="float" office:value="1180339964" calcext:value-type="float">
            <text:p>1180339964</text:p>
          </table:table-cell>
          <table:table-cell office:value-type="float" office:value="401913407" calcext:value-type="float">
            <text:p>401913407</text:p>
          </table:table-cell>
          <table:table-cell office:value-type="float" office:value="1017579575" calcext:value-type="float">
            <text:p>1017579575</text:p>
          </table:table-cell>
          <table:table-cell office:value-type="float" office:value="221644809" calcext:value-type="float">
            <text:p>221644809</text:p>
          </table:table-cell>
          <table:table-cell office:value-type="float" office:value="549945753" calcext:value-type="float">
            <text:p>549945753</text:p>
          </table:table-cell>
          <table:table-cell office:value-type="float" office:value="702930739" calcext:value-type="float">
            <text:p>702930739</text:p>
          </table:table-cell>
          <table:table-cell office:value-type="float" office:value="915093697" calcext:value-type="float">
            <text:p>915093697</text:p>
          </table:table-cell>
          <table:table-cell office:value-type="float" office:value="602313935" calcext:value-type="float">
            <text:p>602313935</text:p>
          </table:table-cell>
          <table:table-cell office:value-type="float" office:value="329405969" calcext:value-type="float">
            <text:p>329405969</text:p>
          </table:table-cell>
          <table:table-cell office:value-type="float" office:value="201182365" calcext:value-type="float">
            <text:p>201182365</text:p>
          </table:table-cell>
          <table:table-cell office:value-type="float" office:value="1134521943" calcext:value-type="float">
            <text:p>1134521943</text:p>
          </table:table-cell>
          <table:table-cell office:value-type="float" office:value="223246185" calcext:value-type="float">
            <text:p>223246185</text:p>
          </table:table-cell>
          <table:table-cell office:value-type="float" office:value="504405439" calcext:value-type="float">
            <text:p>504405439</text:p>
          </table:table-cell>
          <table:table-cell office:value-type="float" office:value="1303254543" calcext:value-type="float">
            <text:p>1303254543</text:p>
          </table:table-cell>
          <table:table-cell office:value-type="float" office:value="369170055" calcext:value-type="float">
            <text:p>369170055</text:p>
          </table:table-cell>
          <table:table-cell office:value-type="float" office:value="834495" calcext:value-type="float">
            <text:p>834495</text:p>
          </table:table-cell>
          <table:table-cell office:value-type="float" office:value="1572544977" calcext:value-type="float">
            <text:p>1572544977</text:p>
          </table:table-cell>
          <table:table-cell office:value-type="float" office:value="201060726" calcext:value-type="float">
            <text:p>201060726</text:p>
          </table:table-cell>
          <table:table-cell office:value-type="float" office:value="1440100234" calcext:value-type="float">
            <text:p>1440100234</text:p>
          </table:table-cell>
          <table:table-cell office:value-type="float" office:value="221328688" calcext:value-type="float">
            <text:p>221328688</text:p>
          </table:table-cell>
          <table:table-cell office:value-type="float" office:value="446296271" calcext:value-type="float">
            <text:p>446296271</text:p>
          </table:table-cell>
          <table:table-cell office:value-type="float" office:value="702331574" calcext:value-type="float">
            <text:p>702331574</text:p>
          </table:table-cell>
          <table:table-cell office:value-type="float" office:value="1800873427" calcext:value-type="float">
            <text:p>1800873427</text:p>
          </table:table-cell>
          <table:table-cell office:value-type="float" office:value="201236745" calcext:value-type="float">
            <text:p>201236745</text:p>
          </table:table-cell>
          <table:table-cell office:value-type="float" office:value="835912122" calcext:value-type="float">
            <text:p>835912122</text:p>
          </table:table-cell>
          <table:table-cell office:value-type="float" office:value="1397302" calcext:value-type="float">
            <text:p>1397302</text:p>
          </table:table-cell>
          <table:table-cell office:value-type="float" office:value="1195532904" calcext:value-type="float">
            <text:p>1195532904</text:p>
          </table:table-cell>
          <table:table-cell office:value-type="float" office:value="222506983" calcext:value-type="float">
            <text:p>222506983</text:p>
          </table:table-cell>
          <table:table-cell office:value-type="float" office:value="496046590" calcext:value-type="float">
            <text:p>496046590</text:p>
          </table:table-cell>
          <table:table-cell office:value-type="float" office:value="1005325434" calcext:value-type="float">
            <text:p>1005325434</text:p>
          </table:table-cell>
          <table:table-cell office:value-type="float" office:value="708374464" calcext:value-type="float">
            <text:p>708374464</text:p>
          </table:table-cell>
          <table:table-cell office:value-type="float" office:value="201416137" calcext:value-type="float">
            <text:p>201416137</text:p>
          </table:table-cell>
          <table:table-cell office:value-type="float" office:value="1229464678" calcext:value-type="float">
            <text:p>1229464678</text:p>
          </table:table-cell>
          <table:table-cell office:value-type="float" office:value="704662113" calcext:value-type="float">
            <text:p>704662113</text:p>
          </table:table-cell>
          <table:table-cell office:value-type="float" office:value="299834758" calcext:value-type="float">
            <text:p>299834758</text:p>
          </table:table-cell>
          <table:table-cell office:value-type="float" office:value="116136305" calcext:value-type="float">
            <text:p>116136305</text:p>
          </table:table-cell>
          <table:table-cell office:value-type="float" office:value="489652796" calcext:value-type="float">
            <text:p>489652796</text:p>
          </table:table-cell>
          <table:table-cell office:value-type="float" office:value="802582132" calcext:value-type="float">
            <text:p>802582132</text:p>
          </table:table-cell>
          <table:table-cell office:value-type="float" office:value="1341551052" calcext:value-type="float">
            <text:p>1341551052</text:p>
          </table:table-cell>
          <table:table-cell office:value-type="float" office:value="949499" calcext:value-type="float">
            <text:p>949499</text:p>
          </table:table-cell>
          <table:table-cell office:value-type="float" office:value="1049021294" calcext:value-type="float">
            <text:p>1049021294</text:p>
          </table:table-cell>
          <table:table-cell office:value-type="float" office:value="101122561" calcext:value-type="float">
            <text:p>101122561</text:p>
          </table:table-cell>
          <table:table-cell office:value-type="float" office:value="1467050629" calcext:value-type="float">
            <text:p>1467050629</text:p>
          </table:table-cell>
          <table:table-cell office:value-type="float" office:value="124845881" calcext:value-type="float">
            <text:p>124845881</text:p>
          </table:table-cell>
          <table:table-cell office:value-type="float" office:value="328308555" calcext:value-type="float">
            <text:p>328308555</text:p>
          </table:table-cell>
          <table:table-cell office:value-type="float" office:value="918539039" calcext:value-type="float">
            <text:p>918539039</text:p>
          </table:table-cell>
          <table:table-cell office:value-type="float" office:value="932541831" calcext:value-type="float">
            <text:p>932541831</text:p>
          </table:table-cell>
          <table:table-cell office:value-type="float" office:value="402065130" calcext:value-type="float">
            <text:p>402065130</text:p>
          </table:table-cell>
          <table:table-cell office:value-type="float" office:value="426605105" calcext:value-type="float">
            <text:p>426605105</text:p>
          </table:table-cell>
          <table:table-cell office:value-type="float" office:value="201262497" calcext:value-type="float">
            <text:p>201262497</text:p>
          </table:table-cell>
          <table:table-cell office:value-type="float" office:value="785784681" calcext:value-type="float">
            <text:p>785784681</text:p>
          </table:table-cell>
          <table:table-cell office:value-type="float" office:value="224912037" calcext:value-type="float">
            <text:p>224912037</text:p>
          </table:table-cell>
          <table:table-cell office:value-type="float" office:value="255427621" calcext:value-type="float">
            <text:p>255427621</text:p>
          </table:table-cell>
          <table:table-cell office:value-type="float" office:value="702271973" calcext:value-type="float">
            <text:p>702271973</text:p>
          </table:table-cell>
          <table:table-cell office:value-type="float" office:value="1294378416" calcext:value-type="float">
            <text:p>1294378416</text:p>
          </table:table-cell>
          <table:table-cell office:value-type="float" office:value="201390839" calcext:value-type="float">
            <text:p>201390839</text:p>
          </table:table-cell>
          <table:table-cell office:value-type="float" office:value="1503832261" calcext:value-type="float">
            <text:p>1503832261</text:p>
          </table:table-cell>
          <table:table-cell office:value-type="float" office:value="101266105" calcext:value-type="float">
            <text:p>101266105</text:p>
          </table:table-cell>
          <table:table-cell office:value-type="float" office:value="1049426857" calcext:value-type="float">
            <text:p>1049426857</text:p>
          </table:table-cell>
          <table:table-cell office:value-type="float" office:value="223868762" calcext:value-type="float">
            <text:p>223868762</text:p>
          </table:table-cell>
          <table:table-cell office:value-type="float" office:value="412320808" calcext:value-type="float">
            <text:p>412320808</text:p>
          </table:table-cell>
          <table:table-cell office:value-type="float" office:value="1003702238" calcext:value-type="float">
            <text:p>1003702238</text:p>
          </table:table-cell>
          <table:table-cell office:value-type="float" office:value="763623226" calcext:value-type="float">
            <text:p>763623226</text:p>
          </table:table-cell>
          <table:table-cell office:value-type="float" office:value="401700437" calcext:value-type="float">
            <text:p>401700437</text:p>
          </table:table-cell>
          <table:table-cell office:value-type="float" office:value="813259217" calcext:value-type="float">
            <text:p>813259217</text:p>
          </table:table-cell>
          <table:table-cell office:value-type="float" office:value="201452313" calcext:value-type="float">
            <text:p>201452313</text:p>
          </table:table-cell>
          <table:table-cell office:value-type="float" office:value="938038187" calcext:value-type="float">
            <text:p>938038187</text:p>
          </table:table-cell>
          <table:table-cell office:value-type="float" office:value="223895084" calcext:value-type="float">
            <text:p>223895084</text:p>
          </table:table-cell>
          <table:table-cell office:value-type="float" office:value="392663158" calcext:value-type="float">
            <text:p>392663158</text:p>
          </table:table-cell>
          <table:table-cell office:value-type="float" office:value="708448357" calcext:value-type="float">
            <text:p>708448357</text:p>
          </table:table-cell>
          <table:table-cell office:value-type="float" office:value="1308827022" calcext:value-type="float">
            <text:p>1308827022</text:p>
          </table:table-cell>
          <table:table-cell office:value-type="float" office:value="501730987" calcext:value-type="float">
            <text:p>501730987</text:p>
          </table:table-cell>
          <table:table-cell office:value-type="float" office:value="952120035" calcext:value-type="float">
            <text:p>952120035</text:p>
          </table:table-cell>
          <table:table-cell office:value-type="float" office:value="301400290" calcext:value-type="float">
            <text:p>301400290</text:p>
          </table:table-cell>
          <table:table-cell office:value-type="float" office:value="865146085" calcext:value-type="float">
            <text:p>865146085</text:p>
          </table:table-cell>
          <table:table-cell office:value-type="float" office:value="127037641" calcext:value-type="float">
            <text:p>127037641</text:p>
          </table:table-cell>
          <table:table-cell office:value-type="float" office:value="506197889" calcext:value-type="float">
            <text:p>506197889</text:p>
          </table:table-cell>
          <table:table-cell office:value-type="float" office:value="902702681" calcext:value-type="float">
            <text:p>902702681</text:p>
          </table:table-cell>
          <table:table-cell office:value-type="float" office:value="790573976" calcext:value-type="float">
            <text:p>790573976</text:p>
          </table:table-cell>
          <table:table-cell office:value-type="float" office:value="602080228" calcext:value-type="float">
            <text:p>602080228</text:p>
          </table:table-cell>
          <table:table-cell office:value-type="float" office:value="931540645" calcext:value-type="float">
            <text:p>931540645</text:p>
          </table:table-cell>
          <table:table-cell office:value-type="float" office:value="906528695" calcext:value-type="float">
            <text:p>906528695</text:p>
          </table:table-cell>
          <table:table-cell office:value-type="float" office:value="444959895" calcext:value-type="float">
            <text:p>444959895</text:p>
          </table:table-cell>
          <table:table-cell office:value-type="float" office:value="126474630" calcext:value-type="float">
            <text:p>126474630</text:p>
          </table:table-cell>
          <table:table-cell office:value-type="float" office:value="400116347" calcext:value-type="float">
            <text:p>400116347</text:p>
          </table:table-cell>
          <table:table-cell office:value-type="float" office:value="802585863" calcext:value-type="float">
            <text:p>802585863</text:p>
          </table:table-cell>
          <table:table-cell office:value-type="float" office:value="1014858956" calcext:value-type="float">
            <text:p>1014858956</text:p>
          </table:table-cell>
          <table:table-cell office:value-type="float" office:value="1067871" calcext:value-type="float">
            <text:p>1067871</text:p>
          </table:table-cell>
          <table:table-cell office:value-type="float" office:value="1681316764" calcext:value-type="float">
            <text:p>1681316764</text:p>
          </table:table-cell>
          <table:table-cell office:value-type="float" office:value="101072905" calcext:value-type="float">
            <text:p>101072905</text:p>
          </table:table-cell>
          <table:table-cell office:value-type="float" office:value="1862134088" calcext:value-type="float">
            <text:p>1862134088</text:p>
          </table:table-cell>
          <table:table-cell office:value-type="float" office:value="222164876" calcext:value-type="float">
            <text:p>222164876</text:p>
          </table:table-cell>
          <table:table-cell office:value-type="float" office:value="282050132" calcext:value-type="float">
            <text:p>282050132</text:p>
          </table:table-cell>
          <table:table-cell office:value-type="float" office:value="804971825" calcext:value-type="float">
            <text:p>804971825</text:p>
          </table:table-cell>
          <table:table-cell office:value-type="float" office:value="1204822725" calcext:value-type="float">
            <text:p>1204822725</text:p>
          </table:table-cell>
          <table:table-cell office:value-type="float" office:value="401862958" calcext:value-type="float">
            <text:p>401862958</text:p>
          </table:table-cell>
          <table:table-cell office:value-type="float" office:value="706012268" calcext:value-type="float">
            <text:p>706012268</text:p>
          </table:table-cell>
          <table:table-cell office:value-type="float" office:value="504707723" calcext:value-type="float">
            <text:p>504707723</text:p>
          </table:table-cell>
          <table:table-cell office:value-type="float" office:value="632335355" calcext:value-type="float">
            <text:p>632335355</text:p>
          </table:table-cell>
          <table:table-cell office:value-type="float" office:value="217788018" calcext:value-type="float">
            <text:p>217788018</text:p>
          </table:table-cell>
          <table:table-cell office:value-type="float" office:value="383833473" calcext:value-type="float">
            <text:p>383833473</text:p>
          </table:table-cell>
          <table:table-cell office:value-type="float" office:value="702578202" calcext:value-type="float">
            <text:p>702578202</text:p>
          </table:table-cell>
          <table:table-cell office:value-type="float" office:value="1149989450" calcext:value-type="float">
            <text:p>1149989450</text:p>
          </table:table-cell>
          <table:table-cell office:value-type="float" office:value="402496389" calcext:value-type="float">
            <text:p>402496389</text:p>
          </table:table-cell>
          <table:table-cell office:value-type="float" office:value="894505815" calcext:value-type="float">
            <text:p>894505815</text:p>
          </table:table-cell>
          <table:table-cell office:value-type="float" office:value="892221" calcext:value-type="float">
            <text:p>892221</text:p>
          </table:table-cell>
          <table:table-cell office:value-type="float" office:value="1419795200" calcext:value-type="float">
            <text:p>1419795200</text:p>
          </table:table-cell>
          <table:table-cell office:value-type="float" office:value="233372170" calcext:value-type="float">
            <text:p>233372170</text:p>
          </table:table-cell>
          <table:table-cell office:value-type="float" office:value="328692243" calcext:value-type="float">
            <text:p>32869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502" calcext:value-type="float">
            <text:p>1171502</text:p>
          </table:table-cell>
          <table:table-cell office:value-type="float" office:value="1571611231" calcext:value-type="float">
            <text:p>1571611231</text:p>
          </table:table-cell>
          <table:table-cell office:value-type="float" office:value="1239004" calcext:value-type="float">
            <text:p>1239004</text:p>
          </table:table-cell>
          <table:table-cell office:value-type="float" office:value="1453528305" calcext:value-type="float">
            <text:p>1453528305</text:p>
          </table:table-cell>
          <table:table-cell office:value-type="float" office:value="121592382" calcext:value-type="float">
            <text:p>121592382</text:p>
          </table:table-cell>
          <table:table-cell office:value-type="float" office:value="926386687" calcext:value-type="float">
            <text:p>926386687</text:p>
          </table:table-cell>
          <table:table-cell office:value-type="float" office:value="1015244122" calcext:value-type="float">
            <text:p>1015244122</text:p>
          </table:table-cell>
          <table:table-cell office:value-type="float" office:value="2837763865" calcext:value-type="float">
            <text:p>2837763865</text:p>
          </table:table-cell>
          <table:table-cell office:value-type="float" office:value="402002849" calcext:value-type="float">
            <text:p>402002849</text:p>
          </table:table-cell>
          <table:table-cell office:value-type="float" office:value="311664313" calcext:value-type="float">
            <text:p>311664313</text:p>
          </table:table-cell>
          <table:table-cell office:value-type="float" office:value="201372909" calcext:value-type="float">
            <text:p>201372909</text:p>
          </table:table-cell>
          <table:table-cell office:value-type="float" office:value="438989535" calcext:value-type="float">
            <text:p>438989535</text:p>
          </table:table-cell>
          <table:table-cell office:value-type="float" office:value="223514299" calcext:value-type="float">
            <text:p>223514299</text:p>
          </table:table-cell>
          <table:table-cell office:value-type="float" office:value="744649007" calcext:value-type="float">
            <text:p>744649007</text:p>
          </table:table-cell>
          <table:table-cell office:value-type="float" office:value="702472967" calcext:value-type="float">
            <text:p>702472967</text:p>
          </table:table-cell>
          <table:table-cell office:value-type="float" office:value="-195367172" calcext:value-type="float">
            <text:p>-195367172</text:p>
          </table:table-cell>
          <table:table-cell office:value-type="float" office:value="201577527" calcext:value-type="float">
            <text:p>201577527</text:p>
          </table:table-cell>
          <table:table-cell office:value-type="float" office:value="1799267616" calcext:value-type="float">
            <text:p>1799267616</text:p>
          </table:table-cell>
          <table:table-cell office:value-type="float" office:value="101254700" calcext:value-type="float">
            <text:p>101254700</text:p>
          </table:table-cell>
          <table:table-cell office:value-type="float" office:value="1357637401" calcext:value-type="float">
            <text:p>1357637401</text:p>
          </table:table-cell>
          <table:table-cell office:value-type="float" office:value="122474562" calcext:value-type="float">
            <text:p>122474562</text:p>
          </table:table-cell>
          <table:table-cell office:value-type="float" office:value="1121636194" calcext:value-type="float">
            <text:p>1121636194</text:p>
          </table:table-cell>
          <table:table-cell office:value-type="float" office:value="802832432" calcext:value-type="float">
            <text:p>802832432</text:p>
          </table:table-cell>
          <table:table-cell office:value-type="float" office:value="-185368261" calcext:value-type="float">
            <text:p>-185368261</text:p>
          </table:table-cell>
          <table:table-cell office:value-type="float" office:value="401579775" calcext:value-type="float">
            <text:p>401579775</text:p>
          </table:table-cell>
          <table:table-cell office:value-type="float" office:value="1347059486" calcext:value-type="float">
            <text:p>1347059486</text:p>
          </table:table-cell>
          <table:table-cell office:value-type="float" office:value="301547011" calcext:value-type="float">
            <text:p>301547011</text:p>
          </table:table-cell>
          <table:table-cell office:value-type="float" office:value="965030118" calcext:value-type="float">
            <text:p>965030118</text:p>
          </table:table-cell>
          <table:table-cell office:value-type="float" office:value="220065045" calcext:value-type="float">
            <text:p>220065045</text:p>
          </table:table-cell>
          <table:table-cell office:value-type="float" office:value="1064628071" calcext:value-type="float">
            <text:p>1064628071</text:p>
          </table:table-cell>
          <table:table-cell office:value-type="float" office:value="1204511361" calcext:value-type="float">
            <text:p>1204511361</text:p>
          </table:table-cell>
          <table:table-cell office:value-type="float" office:value="-725381011" calcext:value-type="float">
            <text:p>-725381011</text:p>
          </table:table-cell>
          <table:table-cell office:value-type="float" office:value="107380314" calcext:value-type="float">
            <text:p>107380314</text:p>
          </table:table-cell>
          <table:table-cell office:value-type="float" office:value="1751170166" calcext:value-type="float">
            <text:p>1751170166</text:p>
          </table:table-cell>
          <table:table-cell office:value-type="float" office:value="301566383" calcext:value-type="float">
            <text:p>301566383</text:p>
          </table:table-cell>
          <table:table-cell office:value-type="float" office:value="1139304640" calcext:value-type="float">
            <text:p>1139304640</text:p>
          </table:table-cell>
          <table:table-cell office:value-type="float" office:value="325943330" calcext:value-type="float">
            <text:p>325943330</text:p>
          </table:table-cell>
          <table:table-cell office:value-type="float" office:value="1215082368" calcext:value-type="float">
            <text:p>1215082368</text:p>
          </table:table-cell>
          <table:table-cell office:value-type="float" office:value="902918086" calcext:value-type="float">
            <text:p>902918086</text:p>
          </table:table-cell>
          <table:table-cell office:value-type="float" office:value="-235981637" calcext:value-type="float">
            <text:p>-235981637</text:p>
          </table:table-cell>
          <table:table-cell office:value-type="float" office:value="701882308" calcext:value-type="float">
            <text:p>701882308</text:p>
          </table:table-cell>
          <table:table-cell office:value-type="float" office:value="1575056815" calcext:value-type="float">
            <text:p>1575056815</text:p>
          </table:table-cell>
          <table:table-cell office:value-type="float" office:value="405749264" calcext:value-type="float">
            <text:p>405749264</text:p>
          </table:table-cell>
          <table:table-cell office:value-type="float" office:value="724515971" calcext:value-type="float">
            <text:p>724515971</text:p>
          </table:table-cell>
          <table:table-cell office:value-type="float" office:value="125056383" calcext:value-type="float">
            <text:p>125056383</text:p>
          </table:table-cell>
          <table:table-cell office:value-type="float" office:value="1149633026" calcext:value-type="float">
            <text:p>1149633026</text:p>
          </table:table-cell>
          <table:table-cell office:value-type="float" office:value="802768668" calcext:value-type="float">
            <text:p>802768668</text:p>
          </table:table-cell>
          <table:table-cell office:value-type="float" office:value="-55363445" calcext:value-type="float">
            <text:p>-55363445</text:p>
          </table:table-cell>
          <table:table-cell office:value-type="float" office:value="301687631" calcext:value-type="float">
            <text:p>301687631</text:p>
          </table:table-cell>
          <table:table-cell office:value-type="float" office:value="1694826550" calcext:value-type="float">
            <text:p>1694826550</text:p>
          </table:table-cell>
          <table:table-cell office:value-type="float" office:value="101549976" calcext:value-type="float">
            <text:p>101549976</text:p>
          </table:table-cell>
          <table:table-cell office:value-type="float" office:value="1808323795" calcext:value-type="float">
            <text:p>1808323795</text:p>
          </table:table-cell>
          <table:table-cell office:value-type="float" office:value="216979381" calcext:value-type="float">
            <text:p>216979381</text:p>
          </table:table-cell>
          <table:table-cell office:value-type="float" office:value="1612952727" calcext:value-type="float">
            <text:p>1612952727</text:p>
          </table:table-cell>
          <table:table-cell office:value-type="float" office:value="804922059" calcext:value-type="float">
            <text:p>804922059</text:p>
          </table:table-cell>
          <table:table-cell office:value-type="float" office:value="-304190514" calcext:value-type="float">
            <text:p>-304190514</text:p>
          </table:table-cell>
          <table:table-cell office:value-type="float" office:value="203317111" calcext:value-type="float">
            <text:p>203317111</text:p>
          </table:table-cell>
          <table:table-cell office:value-type="float" office:value="1469383954" calcext:value-type="float">
            <text:p>1469383954</text:p>
          </table:table-cell>
          <table:table-cell office:value-type="float" office:value="201181434" calcext:value-type="float">
            <text:p>201181434</text:p>
          </table:table-cell>
          <table:table-cell office:value-type="float" office:value="996530160" calcext:value-type="float">
            <text:p>996530160</text:p>
          </table:table-cell>
          <table:table-cell office:value-type="float" office:value="229766311" calcext:value-type="float">
            <text:p>229766311</text:p>
          </table:table-cell>
          <table:table-cell office:value-type="float" office:value="799704092" calcext:value-type="float">
            <text:p>799704092</text:p>
          </table:table-cell>
          <table:table-cell office:value-type="float" office:value="903085767" calcext:value-type="float">
            <text:p>903085767</text:p>
          </table:table-cell>
          <table:table-cell office:value-type="float" office:value="-302468271" calcext:value-type="float">
            <text:p>-302468271</text:p>
          </table:table-cell>
          <table:table-cell office:value-type="float" office:value="802604470" calcext:value-type="float">
            <text:p>802604470</text:p>
          </table:table-cell>
          <table:table-cell office:value-type="float" office:value="885164615" calcext:value-type="float">
            <text:p>885164615</text:p>
          </table:table-cell>
          <table:table-cell office:value-type="float" office:value="420189966" calcext:value-type="float">
            <text:p>420189966</text:p>
          </table:table-cell>
          <table:table-cell office:value-type="float" office:value="743043214" calcext:value-type="float">
            <text:p>743043214</text:p>
          </table:table-cell>
          <table:table-cell office:value-type="float" office:value="122145451" calcext:value-type="float">
            <text:p>122145451</text:p>
          </table:table-cell>
          <table:table-cell office:value-type="float" office:value="988956040" calcext:value-type="float">
            <text:p>988956040</text:p>
          </table:table-cell>
          <table:table-cell office:value-type="float" office:value="1005954918" calcext:value-type="float">
            <text:p>1005954918</text:p>
          </table:table-cell>
          <table:table-cell office:value-type="float" office:value="-392513964" calcext:value-type="float">
            <text:p>-392513964</text:p>
          </table:table-cell>
          <table:table-cell office:value-type="float" office:value="201458295" calcext:value-type="float">
            <text:p>201458295</text:p>
          </table:table-cell>
          <table:table-cell office:value-type="float" office:value="1867081834" calcext:value-type="float">
            <text:p>1867081834</text:p>
          </table:table-cell>
          <table:table-cell office:value-type="float" office:value="201423176" calcext:value-type="float">
            <text:p>201423176</text:p>
          </table:table-cell>
          <table:table-cell office:value-type="float" office:value="1596818957" calcext:value-type="float">
            <text:p>1596818957</text:p>
          </table:table-cell>
          <table:table-cell office:value-type="float" office:value="119771316" calcext:value-type="float">
            <text:p>119771316</text:p>
          </table:table-cell>
          <table:table-cell office:value-type="float" office:value="1306959699" calcext:value-type="float">
            <text:p>1306959699</text:p>
          </table:table-cell>
          <table:table-cell office:value-type="float" office:value="807532570" calcext:value-type="float">
            <text:p>807532570</text:p>
          </table:table-cell>
          <table:table-cell office:value-type="float" office:value="-239637124" calcext:value-type="float">
            <text:p>-239637124</text:p>
          </table:table-cell>
          <table:table-cell office:value-type="float" office:value="101109036" calcext:value-type="float">
            <text:p>101109036</text:p>
          </table:table-cell>
          <table:table-cell office:value-type="float" office:value="1904322084" calcext:value-type="float">
            <text:p>1904322084</text:p>
          </table:table-cell>
          <table:table-cell office:value-type="float" office:value="1001330" calcext:value-type="float">
            <text:p>1001330</text:p>
          </table:table-cell>
          <table:table-cell office:value-type="float" office:value="1224871773" calcext:value-type="float">
            <text:p>1224871773</text:p>
          </table:table-cell>
          <table:table-cell office:value-type="float" office:value="324905597" calcext:value-type="float">
            <text:p>324905597</text:p>
          </table:table-cell>
          <table:table-cell office:value-type="float" office:value="853513106" calcext:value-type="float">
            <text:p>853513106</text:p>
          </table:table-cell>
          <table:table-cell office:value-type="float" office:value="903049338" calcext:value-type="float">
            <text:p>903049338</text:p>
          </table:table-cell>
          <table:table-cell office:value-type="float" office:value="-348341954" calcext:value-type="float">
            <text:p>-348341954</text:p>
          </table:table-cell>
          <table:table-cell office:value-type="float" office:value="501812859" calcext:value-type="float">
            <text:p>501812859</text:p>
          </table:table-cell>
          <table:table-cell office:value-type="float" office:value="1420638373" calcext:value-type="float">
            <text:p>1420638373</text:p>
          </table:table-cell>
          <table:table-cell office:value-type="float" office:value="793811" calcext:value-type="float">
            <text:p>793811</text:p>
          </table:table-cell>
          <table:table-cell office:value-type="float" office:value="1366747332" calcext:value-type="float">
            <text:p>1366747332</text:p>
          </table:table-cell>
          <table:table-cell office:value-type="float" office:value="321627822" calcext:value-type="float">
            <text:p>321627822</text:p>
          </table:table-cell>
          <table:table-cell office:value-type="float" office:value="711419126" calcext:value-type="float">
            <text:p>711419126</text:p>
          </table:table-cell>
          <table:table-cell office:value-type="float" office:value="1203440460" calcext:value-type="float">
            <text:p>1203440460</text:p>
          </table:table-cell>
          <table:table-cell office:value-type="float" office:value="-330999699" calcext:value-type="float">
            <text:p>-330999699</text:p>
          </table:table-cell>
          <table:table-cell office:value-type="float" office:value="501867909" calcext:value-type="float">
            <text:p>501867909</text:p>
          </table:table-cell>
          <table:table-cell office:value-type="float" office:value="1511427303" calcext:value-type="float">
            <text:p>1511427303</text:p>
          </table:table-cell>
          <table:table-cell office:value-type="float" office:value="503108372" calcext:value-type="float">
            <text:p>503108372</text:p>
          </table:table-cell>
          <table:table-cell office:value-type="float" office:value="1265059370" calcext:value-type="float">
            <text:p>1265059370</text:p>
          </table:table-cell>
          <table:table-cell office:value-type="float" office:value="325979108" calcext:value-type="float">
            <text:p>325979108</text:p>
          </table:table-cell>
          <table:table-cell office:value-type="float" office:value="900168731" calcext:value-type="float">
            <text:p>900168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7053" calcext:value-type="float">
            <text:p>827053</text:p>
          </table:table-cell>
          <table:table-cell office:value-type="float" office:value="820642668" calcext:value-type="float">
            <text:p>820642668</text:p>
          </table:table-cell>
          <table:table-cell office:value-type="float" office:value="119398085" calcext:value-type="float">
            <text:p>119398085</text:p>
          </table:table-cell>
          <table:table-cell office:value-type="float" office:value="1991496679" calcext:value-type="float">
            <text:p>1991496679</text:p>
          </table:table-cell>
          <table:table-cell office:value-type="float" office:value="702775835" calcext:value-type="float">
            <text:p>702775835</text:p>
          </table:table-cell>
          <table:table-cell office:value-type="float" office:value="861106587" calcext:value-type="float">
            <text:p>861106587</text:p>
          </table:table-cell>
          <table:table-cell office:value-type="float" office:value="101570783" calcext:value-type="float">
            <text:p>101570783</text:p>
          </table:table-cell>
          <table:table-cell office:value-type="float" office:value="1478034015" calcext:value-type="float">
            <text:p>1478034015</text:p>
          </table:table-cell>
          <table:table-cell office:value-type="float" office:value="201373108" calcext:value-type="float">
            <text:p>201373108</text:p>
          </table:table-cell>
          <table:table-cell office:value-type="float" office:value="3529703373" calcext:value-type="float">
            <text:p>3529703373</text:p>
          </table:table-cell>
          <table:table-cell office:value-type="float" office:value="156736823" calcext:value-type="float">
            <text:p>156736823</text:p>
          </table:table-cell>
          <table:table-cell office:value-type="float" office:value="332304747" calcext:value-type="float">
            <text:p>332304747</text:p>
          </table:table-cell>
          <table:table-cell office:value-type="float" office:value="1107397372" calcext:value-type="float">
            <text:p>1107397372</text:p>
          </table:table-cell>
          <table:table-cell office:value-type="float" office:value="-448720293" calcext:value-type="float">
            <text:p>-448720293</text:p>
          </table:table-cell>
          <table:table-cell office:value-type="float" office:value="301813206" calcext:value-type="float">
            <text:p>301813206</text:p>
          </table:table-cell>
          <table:table-cell office:value-type="float" office:value="176066931" calcext:value-type="float">
            <text:p>176066931</text:p>
          </table:table-cell>
          <table:table-cell office:value-type="float" office:value="101306497" calcext:value-type="float">
            <text:p>101306497</text:p>
          </table:table-cell>
          <table:table-cell office:value-type="float" office:value="474422293" calcext:value-type="float">
            <text:p>474422293</text:p>
          </table:table-cell>
          <table:table-cell office:value-type="float" office:value="122903633" calcext:value-type="float">
            <text:p>122903633</text:p>
          </table:table-cell>
          <table:table-cell office:value-type="float" office:value="1634332069" calcext:value-type="float">
            <text:p>1634332069</text:p>
          </table:table-cell>
          <table:table-cell office:value-type="float" office:value="1003890763" calcext:value-type="float">
            <text:p>1003890763</text:p>
          </table:table-cell>
          <table:table-cell office:value-type="float" office:value="79535826" calcext:value-type="float">
            <text:p>79535826</text:p>
          </table:table-cell>
          <table:table-cell office:value-type="float" office:value="101284035" calcext:value-type="float">
            <text:p>101284035</text:p>
          </table:table-cell>
          <table:table-cell office:value-type="float" office:value="1279215612" calcext:value-type="float">
            <text:p>1279215612</text:p>
          </table:table-cell>
          <table:table-cell office:value-type="float" office:value="101437121" calcext:value-type="float">
            <text:p>101437121</text:p>
          </table:table-cell>
          <table:table-cell office:value-type="float" office:value="602489128" calcext:value-type="float">
            <text:p>602489128</text:p>
          </table:table-cell>
          <table:table-cell office:value-type="float" office:value="125103100" calcext:value-type="float">
            <text:p>125103100</text:p>
          </table:table-cell>
          <table:table-cell office:value-type="float" office:value="2152381034" calcext:value-type="float">
            <text:p>21523810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188654" calcext:value-type="float">
            <text:p>126188654</text:p>
          </table:table-cell>
          <table:table-cell office:value-type="float" office:value="422728649" calcext:value-type="float">
            <text:p>422728649</text:p>
          </table:table-cell>
          <table:table-cell office:value-type="float" office:value="904097348" calcext:value-type="float">
            <text:p>904097348</text:p>
          </table:table-cell>
          <table:table-cell office:value-type="float" office:value="1187454918" calcext:value-type="float">
            <text:p>1187454918</text:p>
          </table:table-cell>
          <table:table-cell office:value-type="float" office:value="301336485" calcext:value-type="float">
            <text:p>301336485</text:p>
          </table:table-cell>
          <table:table-cell office:value-type="float" office:value="883999745" calcext:value-type="float">
            <text:p>883999745</text:p>
          </table:table-cell>
          <table:table-cell office:value-type="float" office:value="101248105" calcext:value-type="float">
            <text:p>101248105</text:p>
          </table:table-cell>
          <table:table-cell office:value-type="float" office:value="1016360485" calcext:value-type="float">
            <text:p>1016360485</text:p>
          </table:table-cell>
          <table:table-cell office:value-type="float" office:value="121956581" calcext:value-type="float">
            <text:p>121956581</text:p>
          </table:table-cell>
          <table:table-cell office:value-type="float" office:value="3541287059" calcext:value-type="float">
            <text:p>3541287059</text:p>
          </table:table-cell>
          <table:table-cell office:value-type="float" office:value="902926131" calcext:value-type="float">
            <text:p>902926131</text:p>
          </table:table-cell>
          <table:table-cell office:value-type="float" office:value="-254573103" calcext:value-type="float">
            <text:p>-254573103</text:p>
          </table:table-cell>
          <table:table-cell office:value-type="float" office:value="308977988" calcext:value-type="float">
            <text:p>308977988</text:p>
          </table:table-cell>
          <table:table-cell office:value-type="float" office:value="346840716" calcext:value-type="float">
            <text:p>346840716</text:p>
          </table:table-cell>
          <table:table-cell office:value-type="float" office:value="201273015" calcext:value-type="float">
            <text:p>201273015</text:p>
          </table:table-cell>
          <table:table-cell office:value-type="float" office:value="319516820" calcext:value-type="float">
            <text:p>319516820</text:p>
          </table:table-cell>
          <table:table-cell office:value-type="float" office:value="129569043" calcext:value-type="float">
            <text:p>129569043</text:p>
          </table:table-cell>
          <table:table-cell office:value-type="float" office:value="394519906" calcext:value-type="float">
            <text:p>394519906</text:p>
          </table:table-cell>
          <table:table-cell office:value-type="float" office:value="902932582" calcext:value-type="float">
            <text:p>902932582</text:p>
          </table:table-cell>
          <table:table-cell office:value-type="float" office:value="1158656146" calcext:value-type="float">
            <text:p>1158656146</text:p>
          </table:table-cell>
          <table:table-cell office:value-type="float" office:value="301493278" calcext:value-type="float">
            <text:p>301493278</text:p>
          </table:table-cell>
          <table:table-cell office:value-type="float" office:value="1251471296" calcext:value-type="float">
            <text:p>1251471296</text:p>
          </table:table-cell>
          <table:table-cell office:value-type="float" office:value="201454074" calcext:value-type="float">
            <text:p>201454074</text:p>
          </table:table-cell>
          <table:table-cell office:value-type="float" office:value="1174128360" calcext:value-type="float">
            <text:p>1174128360</text:p>
          </table:table-cell>
          <table:table-cell office:value-type="float" office:value="124160594" calcext:value-type="float">
            <text:p>124160594</text:p>
          </table:table-cell>
          <table:table-cell office:value-type="float" office:value="412437825" calcext:value-type="float">
            <text:p>412437825</text:p>
          </table:table-cell>
          <table:table-cell office:value-type="float" office:value="902754555" calcext:value-type="float">
            <text:p>902754555</text:p>
          </table:table-cell>
          <table:table-cell office:value-type="float" office:value="1173885178" calcext:value-type="float">
            <text:p>1173885178</text:p>
          </table:table-cell>
          <table:table-cell office:value-type="float" office:value="865869" calcext:value-type="float">
            <text:p>865869</text:p>
          </table:table-cell>
          <table:table-cell office:value-type="float" office:value="1412003336" calcext:value-type="float">
            <text:p>1412003336</text:p>
          </table:table-cell>
          <table:table-cell office:value-type="float" office:value="502189709" calcext:value-type="float">
            <text:p>502189709</text:p>
          </table:table-cell>
          <table:table-cell office:value-type="float" office:value="799803977" calcext:value-type="float">
            <text:p>799803977</text:p>
          </table:table-cell>
          <table:table-cell office:value-type="float" office:value="220520614" calcext:value-type="float">
            <text:p>220520614</text:p>
          </table:table-cell>
          <table:table-cell office:value-type="float" office:value="338527034" calcext:value-type="float">
            <text:p>338527034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node2</text:p>
          </table:table-cell>
          <table:table-cell office:value-type="float" office:value="105571072" calcext:value-type="float">
            <text:p>105571072</text:p>
          </table:table-cell>
          <table:table-cell office:value-type="float" office:value="220750254" calcext:value-type="float">
            <text:p>220750254</text:p>
          </table:table-cell>
          <table:table-cell office:value-type="float" office:value="3550940150" calcext:value-type="float">
            <text:p>355094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440" calcext:value-type="float">
            <text:p>1159440</text:p>
          </table:table-cell>
          <table:table-cell office:value-type="float" office:value="544665986" calcext:value-type="float">
            <text:p>544665986</text:p>
          </table:table-cell>
          <table:table-cell office:value-type="float" office:value="118805953" calcext:value-type="float">
            <text:p>118805953</text:p>
          </table:table-cell>
          <table:table-cell office:value-type="float" office:value="354509255" calcext:value-type="float">
            <text:p>354509255</text:p>
          </table:table-cell>
          <table:table-cell office:value-type="float" office:value="208713423" calcext:value-type="float">
            <text:p>208713423</text:p>
          </table:table-cell>
          <table:table-cell office:value-type="float" office:value="324837217" calcext:value-type="float">
            <text:p>324837217</text:p>
          </table:table-cell>
          <table:table-cell office:value-type="float" office:value="201223929" calcext:value-type="float">
            <text:p>201223929</text:p>
          </table:table-cell>
          <table:table-cell office:value-type="float" office:value="281085931" calcext:value-type="float">
            <text:p>281085931</text:p>
          </table:table-cell>
          <table:table-cell office:value-type="float" office:value="301439854" calcext:value-type="float">
            <text:p>301439854</text:p>
          </table:table-cell>
          <table:table-cell office:value-type="float" office:value="834247937" calcext:value-type="float">
            <text:p>834247937</text:p>
          </table:table-cell>
          <table:table-cell office:value-type="float" office:value="117133982" calcext:value-type="float">
            <text:p>117133982</text:p>
          </table:table-cell>
          <table:table-cell office:value-type="float" office:value="955592361" calcext:value-type="float">
            <text:p>955592361</text:p>
          </table:table-cell>
          <table:table-cell office:value-type="float" office:value="604961846" calcext:value-type="float">
            <text:p>604961846</text:p>
          </table:table-cell>
          <table:table-cell office:value-type="float" office:value="649718290" calcext:value-type="float">
            <text:p>649718290</text:p>
          </table:table-cell>
          <table:table-cell office:value-type="float" office:value="817083" calcext:value-type="float">
            <text:p>817083</text:p>
          </table:table-cell>
          <table:table-cell office:value-type="float" office:value="678202021" calcext:value-type="float">
            <text:p>678202021</text:p>
          </table:table-cell>
          <table:table-cell office:value-type="float" office:value="301740013" calcext:value-type="float">
            <text:p>301740013</text:p>
          </table:table-cell>
          <table:table-cell office:value-type="float" office:value="1282213002" calcext:value-type="float">
            <text:p>1282213002</text:p>
          </table:table-cell>
          <table:table-cell office:value-type="float" office:value="216534667" calcext:value-type="float">
            <text:p>216534667</text:p>
          </table:table-cell>
          <table:table-cell office:value-type="float" office:value="668896836" calcext:value-type="float">
            <text:p>668896836</text:p>
          </table:table-cell>
          <table:table-cell office:value-type="float" office:value="602028487" calcext:value-type="float">
            <text:p>602028487</text:p>
          </table:table-cell>
          <table:table-cell office:value-type="float" office:value="725403918" calcext:value-type="float">
            <text:p>725403918</text:p>
          </table:table-cell>
          <table:table-cell office:value-type="float" office:value="800806" calcext:value-type="float">
            <text:p>800806</text:p>
          </table:table-cell>
          <table:table-cell office:value-type="float" office:value="807157501" calcext:value-type="float">
            <text:p>807157501</text:p>
          </table:table-cell>
          <table:table-cell office:value-type="float" office:value="201413777" calcext:value-type="float">
            <text:p>201413777</text:p>
          </table:table-cell>
          <table:table-cell office:value-type="float" office:value="1469333210" calcext:value-type="float">
            <text:p>1469333210</text:p>
          </table:table-cell>
          <table:table-cell office:value-type="float" office:value="222332455" calcext:value-type="float">
            <text:p>222332455</text:p>
          </table:table-cell>
          <table:table-cell office:value-type="float" office:value="627816857" calcext:value-type="float">
            <text:p>627816857</text:p>
          </table:table-cell>
          <table:table-cell office:value-type="float" office:value="501636739" calcext:value-type="float">
            <text:p>501636739</text:p>
          </table:table-cell>
          <table:table-cell office:value-type="float" office:value="615759192" calcext:value-type="float">
            <text:p>615759192</text:p>
          </table:table-cell>
          <table:table-cell office:value-type="float" office:value="693372" calcext:value-type="float">
            <text:p>693372</text:p>
          </table:table-cell>
          <table:table-cell office:value-type="float" office:value="764803791" calcext:value-type="float">
            <text:p>764803791</text:p>
          </table:table-cell>
          <table:table-cell office:value-type="float" office:value="401604076" calcext:value-type="float">
            <text:p>401604076</text:p>
          </table:table-cell>
          <table:table-cell office:value-type="float" office:value="1189099474" calcext:value-type="float">
            <text:p>1189099474</text:p>
          </table:table-cell>
          <table:table-cell office:value-type="float" office:value="219781474" calcext:value-type="float">
            <text:p>219781474</text:p>
          </table:table-cell>
          <table:table-cell office:value-type="float" office:value="658253080" calcext:value-type="float">
            <text:p>658253080</text:p>
          </table:table-cell>
          <table:table-cell office:value-type="float" office:value="401814248" calcext:value-type="float">
            <text:p>401814248</text:p>
          </table:table-cell>
          <table:table-cell office:value-type="float" office:value="1069171306" calcext:value-type="float">
            <text:p>1069171306</text:p>
          </table:table-cell>
          <table:table-cell office:value-type="float" office:value="301821021" calcext:value-type="float">
            <text:p>301821021</text:p>
          </table:table-cell>
          <table:table-cell office:value-type="float" office:value="533002879" calcext:value-type="float">
            <text:p>533002879</text:p>
          </table:table-cell>
          <table:table-cell office:value-type="float" office:value="748859" calcext:value-type="float">
            <text:p>748859</text:p>
          </table:table-cell>
          <table:table-cell office:value-type="float" office:value="1331913607" calcext:value-type="float">
            <text:p>1331913607</text:p>
          </table:table-cell>
          <table:table-cell office:value-type="float" office:value="125282669" calcext:value-type="float">
            <text:p>125282669</text:p>
          </table:table-cell>
          <table:table-cell office:value-type="float" office:value="1126964369" calcext:value-type="float">
            <text:p>1126964369</text:p>
          </table:table-cell>
          <table:table-cell office:value-type="float" office:value="702618903" calcext:value-type="float">
            <text:p>702618903</text:p>
          </table:table-cell>
          <table:table-cell office:value-type="float" office:value="176998074" calcext:value-type="float">
            <text:p>176998074</text:p>
          </table:table-cell>
          <table:table-cell office:value-type="float" office:value="201547325" calcext:value-type="float">
            <text:p>201547325</text:p>
          </table:table-cell>
          <table:table-cell office:value-type="float" office:value="457141417" calcext:value-type="float">
            <text:p>457141417</text:p>
          </table:table-cell>
          <table:table-cell office:value-type="float" office:value="804404" calcext:value-type="float">
            <text:p>804404</text:p>
          </table:table-cell>
          <table:table-cell office:value-type="float" office:value="1647060947" calcext:value-type="float">
            <text:p>1647060947</text:p>
          </table:table-cell>
          <table:table-cell office:value-type="float" office:value="228682492" calcext:value-type="float">
            <text:p>228682492</text:p>
          </table:table-cell>
          <table:table-cell office:value-type="float" office:value="1017272257" calcext:value-type="float">
            <text:p>1017272257</text:p>
          </table:table-cell>
          <table:table-cell office:value-type="float" office:value="1103453168" calcext:value-type="float">
            <text:p>1103453168</text:p>
          </table:table-cell>
          <table:table-cell office:value-type="float" office:value="-230103669" calcext:value-type="float">
            <text:p>-230103669</text:p>
          </table:table-cell>
          <table:table-cell office:value-type="float" office:value="401686934" calcext:value-type="float">
            <text:p>401686934</text:p>
          </table:table-cell>
          <table:table-cell office:value-type="float" office:value="383625153" calcext:value-type="float">
            <text:p>383625153</text:p>
          </table:table-cell>
          <table:table-cell office:value-type="float" office:value="873995" calcext:value-type="float">
            <text:p>873995</text:p>
          </table:table-cell>
          <table:table-cell office:value-type="float" office:value="2017374762" calcext:value-type="float">
            <text:p>2017374762</text:p>
          </table:table-cell>
          <table:table-cell office:value-type="float" office:value="218724884" calcext:value-type="float">
            <text:p>218724884</text:p>
          </table:table-cell>
          <table:table-cell office:value-type="float" office:value="1406342045" calcext:value-type="float">
            <text:p>1406342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064" calcext:value-type="float">
            <text:p>1145064</text:p>
          </table:table-cell>
          <table:table-cell office:value-type="float" office:value="1161509618" calcext:value-type="float">
            <text:p>1161509618</text:p>
          </table:table-cell>
          <table:table-cell office:value-type="float" office:value="216040307" calcext:value-type="float">
            <text:p>216040307</text:p>
          </table:table-cell>
          <table:table-cell office:value-type="float" office:value="3563222325" calcext:value-type="float">
            <text:p>3563222325</text:p>
          </table:table-cell>
          <table:table-cell office:value-type="float" office:value="201436483" calcext:value-type="float">
            <text:p>201436483</text:p>
          </table:table-cell>
          <table:table-cell office:value-type="float" office:value="272265262" calcext:value-type="float">
            <text:p>272265262</text:p>
          </table:table-cell>
          <table:table-cell office:value-type="float" office:value="1216806" calcext:value-type="float">
            <text:p>1216806</text:p>
          </table:table-cell>
          <table:table-cell office:value-type="float" office:value="445499030" calcext:value-type="float">
            <text:p>445499030</text:p>
          </table:table-cell>
          <table:table-cell office:value-type="float" office:value="791318" calcext:value-type="float">
            <text:p>791318</text:p>
          </table:table-cell>
          <table:table-cell office:value-type="float" office:value="431277377" calcext:value-type="float">
            <text:p>431277377</text:p>
          </table:table-cell>
          <table:table-cell office:value-type="float" office:value="215541906" calcext:value-type="float">
            <text:p>215541906</text:p>
          </table:table-cell>
          <table:table-cell office:value-type="float" office:value="289177783" calcext:value-type="float">
            <text:p>289177783</text:p>
          </table:table-cell>
          <table:table-cell office:value-type="float" office:value="401595572" calcext:value-type="float">
            <text:p>401595572</text:p>
          </table:table-cell>
          <table:table-cell office:value-type="float" office:value="76234659" calcext:value-type="float">
            <text:p>76234659</text:p>
          </table:table-cell>
          <table:table-cell office:value-type="float" office:value="1308783" calcext:value-type="float">
            <text:p>1308783</text:p>
          </table:table-cell>
          <table:table-cell office:value-type="float" office:value="1201753425" calcext:value-type="float">
            <text:p>1201753425</text:p>
          </table:table-cell>
          <table:table-cell office:value-type="float" office:value="201325810" calcext:value-type="float">
            <text:p>201325810</text:p>
          </table:table-cell>
          <table:table-cell office:value-type="float" office:value="778296440" calcext:value-type="float">
            <text:p>778296440</text:p>
          </table:table-cell>
          <table:table-cell office:value-type="float" office:value="218015755" calcext:value-type="float">
            <text:p>218015755</text:p>
          </table:table-cell>
          <table:table-cell office:value-type="float" office:value="594730405" calcext:value-type="float">
            <text:p>59473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735" calcext:value-type="float">
            <text:p>1030735</text:p>
          </table:table-cell>
          <table:table-cell office:value-type="float" office:value="791322292" calcext:value-type="float">
            <text:p>791322292</text:p>
          </table:table-cell>
          <table:table-cell office:value-type="float" office:value="1112652" calcext:value-type="float">
            <text:p>1112652</text:p>
          </table:table-cell>
          <table:table-cell office:value-type="float" office:value="1614626980" calcext:value-type="float">
            <text:p>1614626980</text:p>
          </table:table-cell>
          <table:table-cell office:value-type="float" office:value="216885433" calcext:value-type="float">
            <text:p>216885433</text:p>
          </table:table-cell>
          <table:table-cell office:value-type="float" office:value="690826760" calcext:value-type="float">
            <text:p>690826760</text:p>
          </table:table-cell>
          <table:table-cell office:value-type="float" office:value="401967046" calcext:value-type="float">
            <text:p>401967046</text:p>
          </table:table-cell>
          <table:table-cell office:value-type="float" office:value="882478639" calcext:value-type="float">
            <text:p>882478639</text:p>
          </table:table-cell>
          <table:table-cell office:value-type="float" office:value="820337" calcext:value-type="float">
            <text:p>820337</text:p>
          </table:table-cell>
          <table:table-cell office:value-type="float" office:value="3861053207" calcext:value-type="float">
            <text:p>3861053207</text:p>
          </table:table-cell>
          <table:table-cell office:value-type="float" office:value="301486988" calcext:value-type="float">
            <text:p>301486988</text:p>
          </table:table-cell>
          <table:table-cell office:value-type="float" office:value="270664518" calcext:value-type="float">
            <text:p>270664518</text:p>
          </table:table-cell>
          <table:table-cell office:value-type="float" office:value="217080425" calcext:value-type="float">
            <text:p>217080425</text:p>
          </table:table-cell>
          <table:table-cell office:value-type="float" office:value="292626632" calcext:value-type="float">
            <text:p>292626632</text:p>
          </table:table-cell>
          <table:table-cell office:value-type="float" office:value="502457429" calcext:value-type="float">
            <text:p>502457429</text:p>
          </table:table-cell>
          <table:table-cell office:value-type="float" office:value="501360634" calcext:value-type="float">
            <text:p>501360634</text:p>
          </table:table-cell>
          <table:table-cell office:value-type="float" office:value="769789" calcext:value-type="float">
            <text:p>769789</text:p>
          </table:table-cell>
          <table:table-cell office:value-type="float" office:value="780145270" calcext:value-type="float">
            <text:p>780145270</text:p>
          </table:table-cell>
          <table:table-cell office:value-type="float" office:value="1026985" calcext:value-type="float">
            <text:p>1026985</text:p>
          </table:table-cell>
          <table:table-cell office:value-type="float" office:value="1582276603" calcext:value-type="float">
            <text:p>1582276603</text:p>
          </table:table-cell>
          <table:table-cell office:value-type="float" office:value="218533094" calcext:value-type="float">
            <text:p>218533094</text:p>
          </table:table-cell>
          <table:table-cell office:value-type="float" office:value="667336927" calcext:value-type="float">
            <text:p>667336927</text:p>
          </table:table-cell>
          <table:table-cell office:value-type="float" office:value="702339596" calcext:value-type="float">
            <text:p>702339596</text:p>
          </table:table-cell>
          <table:table-cell office:value-type="float" office:value="688318974" calcext:value-type="float">
            <text:p>688318974</text:p>
          </table:table-cell>
          <table:table-cell office:value-type="float" office:value="401608165" calcext:value-type="float">
            <text:p>401608165</text:p>
          </table:table-cell>
          <table:table-cell office:value-type="float" office:value="403130370" calcext:value-type="float">
            <text:p>403130370</text:p>
          </table:table-cell>
          <table:table-cell office:value-type="float" office:value="301434104" calcext:value-type="float">
            <text:p>301434104</text:p>
          </table:table-cell>
          <table:table-cell office:value-type="float" office:value="1214424552" calcext:value-type="float">
            <text:p>1214424552</text:p>
          </table:table-cell>
          <table:table-cell office:value-type="float" office:value="223297023" calcext:value-type="float">
            <text:p>223297023</text:p>
          </table:table-cell>
          <table:table-cell office:value-type="float" office:value="851932845" calcext:value-type="float">
            <text:p>851932845</text:p>
          </table:table-cell>
          <table:table-cell office:value-type="float" office:value="702780051" calcext:value-type="float">
            <text:p>702780051</text:p>
          </table:table-cell>
          <table:table-cell office:value-type="float" office:value="307306441" calcext:value-type="float">
            <text:p>307306441</text:p>
          </table:table-cell>
          <table:table-cell office:value-type="float" office:value="201333208" calcext:value-type="float">
            <text:p>201333208</text:p>
          </table:table-cell>
          <table:table-cell office:value-type="float" office:value="533212837" calcext:value-type="float">
            <text:p>533212837</text:p>
          </table:table-cell>
          <table:table-cell office:value-type="float" office:value="702444506" calcext:value-type="float">
            <text:p>702444506</text:p>
          </table:table-cell>
          <table:table-cell office:value-type="float" office:value="878882831" calcext:value-type="float">
            <text:p>878882831</text:p>
          </table:table-cell>
          <table:table-cell office:value-type="float" office:value="118493986" calcext:value-type="float">
            <text:p>118493986</text:p>
          </table:table-cell>
          <table:table-cell office:value-type="float" office:value="1154828220" calcext:value-type="float">
            <text:p>1154828220</text:p>
          </table:table-cell>
          <table:table-cell office:value-type="float" office:value="802535437" calcext:value-type="float">
            <text:p>802535437</text:p>
          </table:table-cell>
          <table:table-cell office:value-type="float" office:value="520574536" calcext:value-type="float">
            <text:p>520574536</text:p>
          </table:table-cell>
          <table:table-cell office:value-type="float" office:value="301649325" calcext:value-type="float">
            <text:p>301649325</text:p>
          </table:table-cell>
          <table:table-cell office:value-type="float" office:value="469486558" calcext:value-type="float">
            <text:p>469486558</text:p>
          </table:table-cell>
          <table:table-cell office:value-type="float" office:value="502116534" calcext:value-type="float">
            <text:p>502116534</text:p>
          </table:table-cell>
          <table:table-cell office:value-type="float" office:value="1193738908" calcext:value-type="float">
            <text:p>1193738908</text:p>
          </table:table-cell>
          <table:table-cell office:value-type="float" office:value="219659449" calcext:value-type="float">
            <text:p>219659449</text:p>
          </table:table-cell>
          <table:table-cell office:value-type="float" office:value="1019101122" calcext:value-type="float">
            <text:p>1019101122</text:p>
          </table:table-cell>
          <table:table-cell office:value-type="float" office:value="802544461" calcext:value-type="float">
            <text:p>802544461</text:p>
          </table:table-cell>
          <table:table-cell office:value-type="float" office:value="755214974" calcext:value-type="float">
            <text:p>755214974</text:p>
          </table:table-cell>
          <table:table-cell office:value-type="float" office:value="101202582" calcext:value-type="float">
            <text:p>101202582</text:p>
          </table:table-cell>
          <table:table-cell office:value-type="float" office:value="586226104" calcext:value-type="float">
            <text:p>586226104</text:p>
          </table:table-cell>
          <table:table-cell office:value-type="float" office:value="401566701" calcext:value-type="float">
            <text:p>401566701</text:p>
          </table:table-cell>
          <table:table-cell office:value-type="float" office:value="1430399455" calcext:value-type="float">
            <text:p>1430399455</text:p>
          </table:table-cell>
          <table:table-cell office:value-type="float" office:value="328521445" calcext:value-type="float">
            <text:p>328521445</text:p>
          </table:table-cell>
          <table:table-cell office:value-type="float" office:value="964916685" calcext:value-type="float">
            <text:p>964916685</text:p>
          </table:table-cell>
          <table:table-cell office:value-type="float" office:value="1003011699" calcext:value-type="float">
            <text:p>1003011699</text:p>
          </table:table-cell>
          <table:table-cell office:value-type="float" office:value="586504244" calcext:value-type="float">
            <text:p>586504244</text:p>
          </table:table-cell>
          <table:table-cell office:value-type="float" office:value="301545910" calcext:value-type="float">
            <text:p>301545910</text:p>
          </table:table-cell>
          <table:table-cell office:value-type="float" office:value="491625864" calcext:value-type="float">
            <text:p>491625864</text:p>
          </table:table-cell>
          <table:table-cell office:value-type="float" office:value="201389420" calcext:value-type="float">
            <text:p>201389420</text:p>
          </table:table-cell>
          <table:table-cell office:value-type="float" office:value="1590668467" calcext:value-type="float">
            <text:p>1590668467</text:p>
          </table:table-cell>
          <table:table-cell office:value-type="float" office:value="216426991" calcext:value-type="float">
            <text:p>216426991</text:p>
          </table:table-cell>
          <table:table-cell office:value-type="float" office:value="867879489" calcext:value-type="float">
            <text:p>867879489</text:p>
          </table:table-cell>
          <table:table-cell office:value-type="float" office:value="905006833" calcext:value-type="float">
            <text:p>905006833</text:p>
          </table:table-cell>
          <table:table-cell office:value-type="float" office:value="571248326" calcext:value-type="float">
            <text:p>571248326</text:p>
          </table:table-cell>
          <table:table-cell office:value-type="float" office:value="303690160" calcext:value-type="float">
            <text:p>303690160</text:p>
          </table:table-cell>
          <table:table-cell office:value-type="float" office:value="934496711" calcext:value-type="float">
            <text:p>934496711</text:p>
          </table:table-cell>
          <table:table-cell office:value-type="float" office:value="201341248" calcext:value-type="float">
            <text:p>201341248</text:p>
          </table:table-cell>
          <table:table-cell office:value-type="float" office:value="1779615174" calcext:value-type="float">
            <text:p>1779615174</text:p>
          </table:table-cell>
          <table:table-cell office:value-type="float" office:value="218045003" calcext:value-type="float">
            <text:p>218045003</text:p>
          </table:table-cell>
          <table:table-cell office:value-type="float" office:value="1248132876" calcext:value-type="float">
            <text:p>1248132876</text:p>
          </table:table-cell>
          <table:table-cell office:value-type="float" office:value="401737041" calcext:value-type="float">
            <text:p>401737041</text:p>
          </table:table-cell>
          <table:table-cell office:value-type="float" office:value="961263045" calcext:value-type="float">
            <text:p>961263045</text:p>
          </table:table-cell>
          <table:table-cell office:value-type="float" office:value="301473412" calcext:value-type="float">
            <text:p>301473412</text:p>
          </table:table-cell>
          <table:table-cell office:value-type="float" office:value="472825187" calcext:value-type="float">
            <text:p>472825187</text:p>
          </table:table-cell>
          <table:table-cell office:value-type="float" office:value="964205" calcext:value-type="float">
            <text:p>964205</text:p>
          </table:table-cell>
          <table:table-cell office:value-type="float" office:value="1766847927" calcext:value-type="float">
            <text:p>1766847927</text:p>
          </table:table-cell>
          <table:table-cell office:value-type="float" office:value="223575631" calcext:value-type="float">
            <text:p>223575631</text:p>
          </table:table-cell>
          <table:table-cell office:value-type="float" office:value="974065745" calcext:value-type="float">
            <text:p>974065745</text:p>
          </table:table-cell>
          <table:table-cell office:value-type="float" office:value="401934048" calcext:value-type="float">
            <text:p>401934048</text:p>
          </table:table-cell>
          <table:table-cell office:value-type="float" office:value="861196117" calcext:value-type="float">
            <text:p>861196117</text:p>
          </table:table-cell>
          <table:table-cell office:value-type="float" office:value="201313089" calcext:value-type="float">
            <text:p>201313089</text:p>
          </table:table-cell>
          <table:table-cell office:value-type="float" office:value="559733538" calcext:value-type="float">
            <text:p>559733538</text:p>
          </table:table-cell>
          <table:table-cell office:value-type="float" office:value="502149571" calcext:value-type="float">
            <text:p>502149571</text:p>
          </table:table-cell>
          <table:table-cell office:value-type="float" office:value="745426477" calcext:value-type="float">
            <text:p>745426477</text:p>
          </table:table-cell>
          <table:table-cell office:value-type="float" office:value="217806187" calcext:value-type="float">
            <text:p>217806187</text:p>
          </table:table-cell>
          <table:table-cell office:value-type="float" office:value="1188737032" calcext:value-type="float">
            <text:p>1188737032</text:p>
          </table:table-cell>
          <table:table-cell office:value-type="float" office:value="706589218" calcext:value-type="float">
            <text:p>706589218</text:p>
          </table:table-cell>
          <table:table-cell office:value-type="float" office:value="423431238" calcext:value-type="float">
            <text:p>423431238</text:p>
          </table:table-cell>
          <table:table-cell office:value-type="float" office:value="201506147" calcext:value-type="float">
            <text:p>201506147</text:p>
          </table:table-cell>
          <table:table-cell office:value-type="float" office:value="701009241" calcext:value-type="float">
            <text:p>701009241</text:p>
          </table:table-cell>
          <table:table-cell office:value-type="float" office:value="407089779" calcext:value-type="float">
            <text:p>407089779</text:p>
          </table:table-cell>
          <table:table-cell office:value-type="float" office:value="922240946" calcext:value-type="float">
            <text:p>922240946</text:p>
          </table:table-cell>
          <table:table-cell office:value-type="float" office:value="223506293" calcext:value-type="float">
            <text:p>223506293</text:p>
          </table:table-cell>
          <table:table-cell office:value-type="float" office:value="838221153" calcext:value-type="float">
            <text:p>838221153</text:p>
          </table:table-cell>
          <table:table-cell office:value-type="float" office:value="602282157" calcext:value-type="float">
            <text:p>602282157</text:p>
          </table:table-cell>
          <table:table-cell office:value-type="float" office:value="1021150871" calcext:value-type="float">
            <text:p>1021150871</text:p>
          </table:table-cell>
          <table:table-cell office:value-type="float" office:value="401681661" calcext:value-type="float">
            <text:p>401681661</text:p>
          </table:table-cell>
          <table:table-cell office:value-type="float" office:value="446140350" calcext:value-type="float">
            <text:p>446140350</text:p>
          </table:table-cell>
          <table:table-cell office:value-type="float" office:value="201432789" calcext:value-type="float">
            <text:p>201432789</text:p>
          </table:table-cell>
          <table:table-cell office:value-type="float" office:value="1457072385" calcext:value-type="float">
            <text:p>1457072385</text:p>
          </table:table-cell>
          <table:table-cell office:value-type="float" office:value="221649883" calcext:value-type="float">
            <text:p>221649883</text:p>
          </table:table-cell>
          <table:table-cell office:value-type="float" office:value="872304575" calcext:value-type="float">
            <text:p>87230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224" calcext:value-type="float">
            <text:p>1246224</text:p>
          </table:table-cell>
          <table:table-cell office:value-type="float" office:value="1354332535" calcext:value-type="float">
            <text:p>1354332535</text:p>
          </table:table-cell>
          <table:table-cell office:value-type="float" office:value="1244851" calcext:value-type="float">
            <text:p>1244851</text:p>
          </table:table-cell>
          <table:table-cell office:value-type="float" office:value="691445103" calcext:value-type="float">
            <text:p>691445103</text:p>
          </table:table-cell>
          <table:table-cell office:value-type="float" office:value="223388273" calcext:value-type="float">
            <text:p>223388273</text:p>
          </table:table-cell>
          <table:table-cell office:value-type="float" office:value="1276620563" calcext:value-type="float">
            <text:p>1276620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125150" calcext:value-type="float">
            <text:p>207125150</text:p>
          </table:table-cell>
          <table:table-cell office:value-type="float" office:value="1120103436" calcext:value-type="float">
            <text:p>1120103436</text:p>
          </table:table-cell>
          <table:table-cell office:value-type="float" office:value="228719786" calcext:value-type="float">
            <text:p>228719786</text:p>
          </table:table-cell>
          <table:table-cell office:value-type="float" office:value="1041995320" calcext:value-type="float">
            <text:p>1041995320</text:p>
          </table:table-cell>
          <table:table-cell office:value-type="float" office:value="502125741" calcext:value-type="float">
            <text:p>502125741</text:p>
          </table:table-cell>
          <table:table-cell office:value-type="float" office:value="3375748428" calcext:value-type="float">
            <text:p>3375748428</text:p>
          </table:table-cell>
          <table:table-cell office:value-type="float" office:value="201717529" calcext:value-type="float">
            <text:p>201717529</text:p>
          </table:table-cell>
          <table:table-cell office:value-type="float" office:value="497299615" calcext:value-type="float">
            <text:p>497299615</text:p>
          </table:table-cell>
          <table:table-cell office:value-type="float" office:value="301474102" calcext:value-type="float">
            <text:p>301474102</text:p>
          </table:table-cell>
          <table:table-cell office:value-type="float" office:value="382740676" calcext:value-type="float">
            <text:p>382740676</text:p>
          </table:table-cell>
          <table:table-cell office:value-type="float" office:value="220141489" calcext:value-type="float">
            <text:p>220141489</text:p>
          </table:table-cell>
          <table:table-cell office:value-type="float" office:value="672706417" calcext:value-type="float">
            <text:p>672706417</text:p>
          </table:table-cell>
          <table:table-cell office:value-type="float" office:value="912036870" calcext:value-type="float">
            <text:p>912036870</text:p>
          </table:table-cell>
          <table:table-cell office:value-type="float" office:value="2660961361" calcext:value-type="float">
            <text:p>2660961361</text:p>
          </table:table-cell>
          <table:table-cell office:value-type="float" office:value="703644894" calcext:value-type="float">
            <text:p>703644894</text:p>
          </table:table-cell>
          <table:table-cell office:value-type="float" office:value="-17032768" calcext:value-type="float">
            <text:p>-17032768</text:p>
          </table:table-cell>
          <table:table-cell office:value-type="float" office:value="101130116" calcext:value-type="float">
            <text:p>101130116</text:p>
          </table:table-cell>
          <table:table-cell office:value-type="float" office:value="471105326" calcext:value-type="float">
            <text:p>471105326</text:p>
          </table:table-cell>
          <table:table-cell office:value-type="float" office:value="224957173" calcext:value-type="float">
            <text:p>224957173</text:p>
          </table:table-cell>
          <table:table-cell office:value-type="float" office:value="267935472" calcext:value-type="float">
            <text:p>267935472</text:p>
          </table:table-cell>
          <table:table-cell office:value-type="float" office:value="602960258" calcext:value-type="float">
            <text:p>602960258</text:p>
          </table:table-cell>
          <table:table-cell office:value-type="float" office:value="-214827198" calcext:value-type="float">
            <text:p>-214827198</text:p>
          </table:table-cell>
          <table:table-cell office:value-type="float" office:value="877681" calcext:value-type="float">
            <text:p>877681</text:p>
          </table:table-cell>
          <table:table-cell office:value-type="float" office:value="1576618125" calcext:value-type="float">
            <text:p>1576618125</text:p>
          </table:table-cell>
          <table:table-cell office:value-type="float" office:value="201318655" calcext:value-type="float">
            <text:p>201318655</text:p>
          </table:table-cell>
          <table:table-cell office:value-type="float" office:value="988912756" calcext:value-type="float">
            <text:p>988912756</text:p>
          </table:table-cell>
          <table:table-cell office:value-type="float" office:value="223785527" calcext:value-type="float">
            <text:p>223785527</text:p>
          </table:table-cell>
          <table:table-cell office:value-type="float" office:value="1237983170" calcext:value-type="float">
            <text:p>1237983170</text:p>
          </table:table-cell>
          <table:table-cell office:value-type="float" office:value="1002768063" calcext:value-type="float">
            <text:p>1002768063</text:p>
          </table:table-cell>
          <table:table-cell office:value-type="float" office:value="-390977053" calcext:value-type="float">
            <text:p>-390977053</text:p>
          </table:table-cell>
          <table:table-cell office:value-type="float" office:value="602111102" calcext:value-type="float">
            <text:p>602111102</text:p>
          </table:table-cell>
          <table:table-cell office:value-type="float" office:value="1181730687" calcext:value-type="float">
            <text:p>1181730687</text:p>
          </table:table-cell>
          <table:table-cell office:value-type="float" office:value="201433173" calcext:value-type="float">
            <text:p>201433173</text:p>
          </table:table-cell>
          <table:table-cell office:value-type="float" office:value="1351749343" calcext:value-type="float">
            <text:p>1351749343</text:p>
          </table:table-cell>
          <table:table-cell office:value-type="float" office:value="218009181" calcext:value-type="float">
            <text:p>218009181</text:p>
          </table:table-cell>
          <table:table-cell office:value-type="float" office:value="762327312" calcext:value-type="float">
            <text:p>762327312</text:p>
          </table:table-cell>
          <table:table-cell office:value-type="float" office:value="903068043" calcext:value-type="float">
            <text:p>903068043</text:p>
          </table:table-cell>
          <table:table-cell office:value-type="float" office:value="-321611923" calcext:value-type="float">
            <text:p>-321611923</text:p>
          </table:table-cell>
          <table:table-cell office:value-type="float" office:value="952371" calcext:value-type="float">
            <text:p>952371</text:p>
          </table:table-cell>
          <table:table-cell office:value-type="float" office:value="1601521215" calcext:value-type="float">
            <text:p>1601521215</text:p>
          </table:table-cell>
          <table:table-cell office:value-type="float" office:value="301880295" calcext:value-type="float">
            <text:p>301880295</text:p>
          </table:table-cell>
          <table:table-cell office:value-type="float" office:value="582293485" calcext:value-type="float">
            <text:p>582293485</text:p>
          </table:table-cell>
          <table:table-cell office:value-type="float" office:value="217944592" calcext:value-type="float">
            <text:p>217944592</text:p>
          </table:table-cell>
          <table:table-cell office:value-type="float" office:value="1028699161" calcext:value-type="float">
            <text:p>1028699161</text:p>
          </table:table-cell>
          <table:table-cell office:value-type="float" office:value="1003300287" calcext:value-type="float">
            <text:p>1003300287</text:p>
          </table:table-cell>
          <table:table-cell office:value-type="float" office:value="-361574895" calcext:value-type="float">
            <text:p>-361574895</text:p>
          </table:table-cell>
          <table:table-cell office:value-type="float" office:value="401692594" calcext:value-type="float">
            <text:p>401692594</text:p>
          </table:table-cell>
          <table:table-cell office:value-type="float" office:value="1533587285" calcext:value-type="float">
            <text:p>1533587285</text:p>
          </table:table-cell>
          <table:table-cell office:value-type="float" office:value="990606" calcext:value-type="float">
            <text:p>990606</text:p>
          </table:table-cell>
          <table:table-cell office:value-type="float" office:value="1480549527" calcext:value-type="float">
            <text:p>1480549527</text:p>
          </table:table-cell>
          <table:table-cell office:value-type="float" office:value="217339264" calcext:value-type="float">
            <text:p>217339264</text:p>
          </table:table-cell>
          <table:table-cell office:value-type="float" office:value="1026825589" calcext:value-type="float">
            <text:p>1026825589</text:p>
          </table:table-cell>
          <table:table-cell office:value-type="float" office:value="1104354938" calcext:value-type="float">
            <text:p>1104354938</text:p>
          </table:table-cell>
          <table:table-cell office:value-type="float" office:value="-528007749" calcext:value-type="float">
            <text:p>-528007749</text:p>
          </table:table-cell>
          <table:table-cell office:value-type="float" office:value="101264773" calcext:value-type="float">
            <text:p>101264773</text:p>
          </table:table-cell>
          <table:table-cell office:value-type="float" office:value="1871021639" calcext:value-type="float">
            <text:p>1871021639</text:p>
          </table:table-cell>
          <table:table-cell office:value-type="float" office:value="202564054" calcext:value-type="float">
            <text:p>202564054</text:p>
          </table:table-cell>
          <table:table-cell office:value-type="float" office:value="779785509" calcext:value-type="float">
            <text:p>779785509</text:p>
          </table:table-cell>
          <table:table-cell office:value-type="float" office:value="228525567" calcext:value-type="float">
            <text:p>228525567</text:p>
          </table:table-cell>
          <table:table-cell office:value-type="float" office:value="1180509702" calcext:value-type="float">
            <text:p>1180509702</text:p>
          </table:table-cell>
          <table:table-cell office:value-type="float" office:value="1103209732" calcext:value-type="float">
            <text:p>1103209732</text:p>
          </table:table-cell>
          <table:table-cell office:value-type="float" office:value="-486662682" calcext:value-type="float">
            <text:p>-486662682</text:p>
          </table:table-cell>
          <table:table-cell office:value-type="float" office:value="711394262" calcext:value-type="float">
            <text:p>711394262</text:p>
          </table:table-cell>
          <table:table-cell office:value-type="float" office:value="1255421290" calcext:value-type="float">
            <text:p>1255421290</text:p>
          </table:table-cell>
          <table:table-cell office:value-type="float" office:value="1132199" calcext:value-type="float">
            <text:p>1132199</text:p>
          </table:table-cell>
          <table:table-cell office:value-type="float" office:value="1487482628" calcext:value-type="float">
            <text:p>1487482628</text:p>
          </table:table-cell>
          <table:table-cell office:value-type="float" office:value="221878233" calcext:value-type="float">
            <text:p>221878233</text:p>
          </table:table-cell>
          <table:table-cell office:value-type="float" office:value="786248932" calcext:value-type="float">
            <text:p>786248932</text:p>
          </table:table-cell>
          <table:table-cell office:value-type="float" office:value="702210835" calcext:value-type="float">
            <text:p>702210835</text:p>
          </table:table-cell>
          <table:table-cell office:value-type="float" office:value="-133995696" calcext:value-type="float">
            <text:p>-133995696</text:p>
          </table:table-cell>
          <table:table-cell office:value-type="float" office:value="802064" calcext:value-type="float">
            <text:p>802064</text:p>
          </table:table-cell>
          <table:table-cell office:value-type="float" office:value="2324970760" calcext:value-type="float">
            <text:p>2324970760</text:p>
          </table:table-cell>
          <table:table-cell office:value-type="float" office:value="978322" calcext:value-type="float">
            <text:p>978322</text:p>
          </table:table-cell>
          <table:table-cell office:value-type="float" office:value="1158354334" calcext:value-type="float">
            <text:p>1158354334</text:p>
          </table:table-cell>
          <table:table-cell office:value-type="float" office:value="317373334" calcext:value-type="float">
            <text:p>317373334</text:p>
          </table:table-cell>
          <table:table-cell office:value-type="float" office:value="884404956" calcext:value-type="float">
            <text:p>884404956</text:p>
          </table:table-cell>
          <table:table-cell office:value-type="float" office:value="1002810863" calcext:value-type="float">
            <text:p>1002810863</text:p>
          </table:table-cell>
          <table:table-cell office:value-type="float" office:value="-405246732" calcext:value-type="float">
            <text:p>-405246732</text:p>
          </table:table-cell>
          <table:table-cell office:value-type="float" office:value="303603484" calcext:value-type="float">
            <text:p>303603484</text:p>
          </table:table-cell>
          <table:table-cell office:value-type="float" office:value="2088994884" calcext:value-type="float">
            <text:p>2088994884</text:p>
          </table:table-cell>
          <table:table-cell office:value-type="float" office:value="201365394" calcext:value-type="float">
            <text:p>201365394</text:p>
          </table:table-cell>
          <table:table-cell office:value-type="float" office:value="1759961555" calcext:value-type="float">
            <text:p>1759961555</text:p>
          </table:table-cell>
          <table:table-cell office:value-type="float" office:value="219267298" calcext:value-type="float">
            <text:p>219267298</text:p>
          </table:table-cell>
          <table:table-cell office:value-type="float" office:value="681239723" calcext:value-type="float">
            <text:p>681239723</text:p>
          </table:table-cell>
          <table:table-cell office:value-type="float" office:value="804362871" calcext:value-type="float">
            <text:p>804362871</text:p>
          </table:table-cell>
          <table:table-cell office:value-type="float" office:value="-94425177" calcext:value-type="float">
            <text:p>-94425177</text:p>
          </table:table-cell>
          <table:table-cell office:value-type="float" office:value="304235318" calcext:value-type="float">
            <text:p>304235318</text:p>
          </table:table-cell>
          <table:table-cell office:value-type="float" office:value="1661521310" calcext:value-type="float">
            <text:p>1661521310</text:p>
          </table:table-cell>
          <table:table-cell office:value-type="float" office:value="201448500" calcext:value-type="float">
            <text:p>201448500</text:p>
          </table:table-cell>
          <table:table-cell office:value-type="float" office:value="1015798751" calcext:value-type="float">
            <text:p>1015798751</text:p>
          </table:table-cell>
          <table:table-cell office:value-type="float" office:value="1126684003" calcext:value-type="float">
            <text:p>1126684003</text:p>
          </table:table-cell>
          <table:table-cell office:value-type="float" office:value="-155184313" calcext:value-type="float">
            <text:p>-155184313</text:p>
          </table:table-cell>
          <table:table-cell office:value-type="float" office:value="702427236" calcext:value-type="float">
            <text:p>702427236</text:p>
          </table:table-cell>
          <table:table-cell office:value-type="float" office:value="-25334080" calcext:value-type="float">
            <text:p>-25334080</text:p>
          </table:table-cell>
          <table:table-cell office:value-type="float" office:value="101200346" calcext:value-type="float">
            <text:p>101200346</text:p>
          </table:table-cell>
          <table:table-cell office:value-type="float" office:value="1949776603" calcext:value-type="float">
            <text:p>1949776603</text:p>
          </table:table-cell>
          <table:table-cell office:value-type="float" office:value="502122049" calcext:value-type="float">
            <text:p>502122049</text:p>
          </table:table-cell>
          <table:table-cell office:value-type="float" office:value="749390560" calcext:value-type="float">
            <text:p>749390560</text:p>
          </table:table-cell>
          <table:table-cell office:value-type="float" office:value="236711269" calcext:value-type="float">
            <text:p>236711269</text:p>
          </table:table-cell>
          <table:table-cell office:value-type="float" office:value="845729346" calcext:value-type="float">
            <text:p>845729346</text:p>
          </table:table-cell>
          <table:table-cell office:value-type="float" office:value="914891645" calcext:value-type="float">
            <text:p>914891645</text:p>
          </table:table-cell>
          <table:table-cell office:value-type="float" office:value="-328678538" calcext:value-type="float">
            <text:p>-328678538</text:p>
          </table:table-cell>
          <table:table-cell office:value-type="float" office:value="301524832" calcext:value-type="float">
            <text:p>301524832</text:p>
          </table:table-cell>
          <table:table-cell office:value-type="float" office:value="1377511845" calcext:value-type="float">
            <text:p>1377511845</text:p>
          </table:table-cell>
          <table:table-cell office:value-type="float" office:value="301489629" calcext:value-type="float">
            <text:p>301489629</text:p>
          </table:table-cell>
          <table:table-cell office:value-type="float" office:value="1102459404" calcext:value-type="float">
            <text:p>1102459404</text:p>
          </table:table-cell>
          <table:table-cell office:value-type="float" office:value="220985176" calcext:value-type="float">
            <text:p>220985176</text:p>
          </table:table-cell>
          <table:table-cell office:value-type="float" office:value="1017217146" calcext:value-type="float">
            <text:p>1017217146</text:p>
          </table:table-cell>
          <table:table-cell office:value-type="float" office:value="903238593" calcext:value-type="float">
            <text:p>903238593</text:p>
          </table:table-cell>
          <table:table-cell office:value-type="float" office:value="588894873" calcext:value-type="float">
            <text:p>588894873</text:p>
          </table:table-cell>
          <table:table-cell office:value-type="float" office:value="743219" calcext:value-type="float">
            <text:p>743219</text:p>
          </table:table-cell>
          <table:table-cell office:value-type="float" office:value="1943249063" calcext:value-type="float">
            <text:p>1943249063</text:p>
          </table:table-cell>
          <table:table-cell office:value-type="float" office:value="401974727" calcext:value-type="float">
            <text:p>401974727</text:p>
          </table:table-cell>
          <table:table-cell office:value-type="float" office:value="662765793" calcext:value-type="float">
            <text:p>662765793</text:p>
          </table:table-cell>
          <table:table-cell office:value-type="float" office:value="120157053" calcext:value-type="float">
            <text:p>120157053</text:p>
          </table:table-cell>
          <table:table-cell office:value-type="float" office:value="1537169972" calcext:value-type="float">
            <text:p>153716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668" calcext:value-type="float">
            <text:p>1266668</text:p>
          </table:table-cell>
          <table:table-cell office:value-type="float" office:value="633173179" calcext:value-type="float">
            <text:p>633173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28620" calcext:value-type="float">
            <text:p>236028620</text:p>
          </table:table-cell>
          <table:table-cell office:value-type="float" office:value="1654256502" calcext:value-type="float">
            <text:p>1654256502</text:p>
          </table:table-cell>
          <table:table-cell office:value-type="float" office:value="802509988" calcext:value-type="float">
            <text:p>802509988</text:p>
          </table:table-cell>
          <table:table-cell office:value-type="float" office:value="378920290" calcext:value-type="float">
            <text:p>378920290</text:p>
          </table:table-cell>
          <table:table-cell office:value-type="float" office:value="101133665" calcext:value-type="float">
            <text:p>101133665</text:p>
          </table:table-cell>
          <table:table-cell office:value-type="float" office:value="1235567759" calcext:value-type="float">
            <text:p>1235567759</text:p>
          </table:table-cell>
          <table:table-cell office:value-type="float" office:value="201287212" calcext:value-type="float">
            <text:p>201287212</text:p>
          </table:table-cell>
          <table:table-cell office:value-type="float" office:value="372494406" calcext:value-type="float">
            <text:p>372494406</text:p>
          </table:table-cell>
          <table:table-cell office:value-type="float" office:value="233642763" calcext:value-type="float">
            <text:p>233642763</text:p>
          </table:table-cell>
          <table:table-cell office:value-type="float" office:value="1750433639" calcext:value-type="float">
            <text:p>1750433639</text:p>
          </table:table-cell>
          <table:table-cell office:value-type="float" office:value="1303344935" calcext:value-type="float">
            <text:p>1303344935</text:p>
          </table:table-cell>
          <table:table-cell office:value-type="float" office:value="-342504829" calcext:value-type="float">
            <text:p>-342504829</text:p>
          </table:table-cell>
          <table:table-cell office:value-type="float" office:value="1377677" calcext:value-type="float">
            <text:p>1377677</text:p>
          </table:table-cell>
          <table:table-cell office:value-type="float" office:value="1410526235" calcext:value-type="float">
            <text:p>1410526235</text:p>
          </table:table-cell>
          <table:table-cell office:value-type="float" office:value="201248041" calcext:value-type="float">
            <text:p>201248041</text:p>
          </table:table-cell>
          <table:table-cell office:value-type="float" office:value="3542566300" calcext:value-type="float">
            <text:p>3542566300</text:p>
          </table:table-cell>
          <table:table-cell office:value-type="float" office:value="122926780" calcext:value-type="float">
            <text:p>122926780</text:p>
          </table:table-cell>
          <table:table-cell office:value-type="float" office:value="624431505" calcext:value-type="float">
            <text:p>624431505</text:p>
          </table:table-cell>
          <table:table-cell office:value-type="float" office:value="802708869" calcext:value-type="float">
            <text:p>802708869</text:p>
          </table:table-cell>
          <table:table-cell office:value-type="float" office:value="25906360" calcext:value-type="float">
            <text:p>25906360</text:p>
          </table:table-cell>
          <table:table-cell office:value-type="float" office:value="102914740" calcext:value-type="float">
            <text:p>102914740</text:p>
          </table:table-cell>
          <table:table-cell office:value-type="float" office:value="399383327" calcext:value-type="float">
            <text:p>399383327</text:p>
          </table:table-cell>
          <table:table-cell office:value-type="float" office:value="201852665" calcext:value-type="float">
            <text:p>201852665</text:p>
          </table:table-cell>
          <table:table-cell office:value-type="float" office:value="452036626" calcext:value-type="float">
            <text:p>452036626</text:p>
          </table:table-cell>
          <table:table-cell office:value-type="float" office:value="218825176" calcext:value-type="float">
            <text:p>218825176</text:p>
          </table:table-cell>
          <table:table-cell office:value-type="float" office:value="1767914102" calcext:value-type="float">
            <text:p>1767914102</text:p>
          </table:table-cell>
          <table:table-cell office:value-type="float" office:value="603883462" calcext:value-type="float">
            <text:p>603883462</text:p>
          </table:table-cell>
          <table:table-cell office:value-type="float" office:value="483285245" calcext:value-type="float">
            <text:p>483285245</text:p>
          </table:table-cell>
          <table:table-cell office:value-type="float" office:value="201250009" calcext:value-type="float">
            <text:p>201250009</text:p>
          </table:table-cell>
          <table:table-cell office:value-type="float" office:value="1203244042" calcext:value-type="float">
            <text:p>1203244042</text:p>
          </table:table-cell>
          <table:table-cell office:value-type="float" office:value="302945561" calcext:value-type="float">
            <text:p>302945561</text:p>
          </table:table-cell>
          <table:table-cell office:value-type="float" office:value="475585877" calcext:value-type="float">
            <text:p>475585877</text:p>
          </table:table-cell>
          <table:table-cell office:value-type="float" office:value="226003803" calcext:value-type="float">
            <text:p>226003803</text:p>
          </table:table-cell>
          <table:table-cell office:value-type="float" office:value="2576717961" calcext:value-type="float">
            <text:p>2576717961</text:p>
          </table:table-cell>
          <table:table-cell office:value-type="float" office:value="1504183436" calcext:value-type="float">
            <text:p>1504183436</text:p>
          </table:table-cell>
          <table:table-cell office:value-type="float" office:value="-124553663" calcext:value-type="float">
            <text:p>-124553663</text:p>
          </table:table-cell>
          <table:table-cell office:value-type="float" office:value="401892440" calcext:value-type="float">
            <text:p>401892440</text:p>
          </table:table-cell>
          <table:table-cell office:value-type="float" office:value="783706459" calcext:value-type="float">
            <text:p>783706459</text:p>
          </table:table-cell>
          <table:table-cell office:value-type="float" office:value="301653443" calcext:value-type="float">
            <text:p>301653443</text:p>
          </table:table-cell>
          <table:table-cell office:value-type="float" office:value="178009851" calcext:value-type="float">
            <text:p>178009851</text:p>
          </table:table-cell>
          <table:table-cell office:value-type="float" office:value="220281908" calcext:value-type="float">
            <text:p>220281908</text:p>
          </table:table-cell>
          <table:table-cell office:value-type="float" office:value="1518601301" calcext:value-type="float">
            <text:p>1518601301</text:p>
          </table:table-cell>
          <table:table-cell office:value-type="float" office:value="902922848" calcext:value-type="float">
            <text:p>902922848</text:p>
          </table:table-cell>
          <table:table-cell office:value-type="float" office:value="138884148" calcext:value-type="float">
            <text:p>138884148</text:p>
          </table:table-cell>
          <table:table-cell office:value-type="float" office:value="201392325" calcext:value-type="float">
            <text:p>201392325</text:p>
          </table:table-cell>
          <table:table-cell office:value-type="float" office:value="1067401373" calcext:value-type="float">
            <text:p>1067401373</text:p>
          </table:table-cell>
          <table:table-cell office:value-type="float" office:value="201433618" calcext:value-type="float">
            <text:p>201433618</text:p>
          </table:table-cell>
          <table:table-cell office:value-type="float" office:value="359046672" calcext:value-type="float">
            <text:p>359046672</text:p>
          </table:table-cell>
          <table:table-cell office:value-type="float" office:value="219085677" calcext:value-type="float">
            <text:p>219085677</text:p>
          </table:table-cell>
          <table:table-cell office:value-type="float" office:value="1359120230" calcext:value-type="float">
            <text:p>1359120230</text:p>
          </table:table-cell>
          <table:table-cell office:value-type="float" office:value="610584701" calcext:value-type="float">
            <text:p>610584701</text:p>
          </table:table-cell>
          <table:table-cell office:value-type="float" office:value="504334262" calcext:value-type="float">
            <text:p>504334262</text:p>
          </table:table-cell>
          <table:table-cell office:value-type="float" office:value="304976338" calcext:value-type="float">
            <text:p>304976338</text:p>
          </table:table-cell>
          <table:table-cell office:value-type="float" office:value="1026394028" calcext:value-type="float">
            <text:p>1026394028</text:p>
          </table:table-cell>
          <table:table-cell office:value-type="float" office:value="1031403" calcext:value-type="float">
            <text:p>1031403</text:p>
          </table:table-cell>
          <table:table-cell office:value-type="float" office:value="731223043" calcext:value-type="float">
            <text:p>731223043</text:p>
          </table:table-cell>
          <table:table-cell office:value-type="float" office:value="243594972" calcext:value-type="float">
            <text:p>243594972</text:p>
          </table:table-cell>
          <table:table-cell office:value-type="float" office:value="2160033086" calcext:value-type="float">
            <text:p>216003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670" calcext:value-type="float">
            <text:p>1802670</text:p>
          </table:table-cell>
          <table:table-cell office:value-type="float" office:value="1348113081" calcext:value-type="float">
            <text:p>1348113081</text:p>
          </table:table-cell>
          <table:table-cell office:value-type="float" office:value="1118417" calcext:value-type="float">
            <text:p>1118417</text:p>
          </table:table-cell>
          <table:table-cell office:value-type="float" office:value="1499060750" calcext:value-type="float">
            <text:p>1499060750</text:p>
          </table:table-cell>
          <table:table-cell office:value-type="float" office:value="117043642" calcext:value-type="float">
            <text:p>117043642</text:p>
          </table:table-cell>
          <table:table-cell office:value-type="float" office:value="438957100" calcext:value-type="float">
            <text:p>438957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089" calcext:value-type="float">
            <text:p>1208089</text:p>
          </table:table-cell>
          <table:table-cell office:value-type="float" office:value="1862692826" calcext:value-type="float">
            <text:p>1862692826</text:p>
          </table:table-cell>
          <table:table-cell office:value-type="float" office:value="896498" calcext:value-type="float">
            <text:p>896498</text:p>
          </table:table-cell>
          <table:table-cell office:value-type="float" office:value="1175784409" calcext:value-type="float">
            <text:p>1175784409</text:p>
          </table:table-cell>
          <table:table-cell office:value-type="float" office:value="219314073" calcext:value-type="float">
            <text:p>219314073</text:p>
          </table:table-cell>
          <table:table-cell office:value-type="float" office:value="990663118" calcext:value-type="float">
            <text:p>990663118</text:p>
          </table:table-cell>
          <table:table-cell office:value-type="float" office:value="602794620" calcext:value-type="float">
            <text:p>602794620</text:p>
          </table:table-cell>
          <table:table-cell office:value-type="float" office:value="143499889" calcext:value-type="float">
            <text:p>143499889</text:p>
          </table:table-cell>
          <table:table-cell office:value-type="float" office:value="101134396" calcext:value-type="float">
            <text:p>101134396</text:p>
          </table:table-cell>
          <table:table-cell office:value-type="float" office:value="1591762202" calcext:value-type="float">
            <text:p>1591762202</text:p>
          </table:table-cell>
          <table:table-cell office:value-type="float" office:value="202910528" calcext:value-type="float">
            <text:p>202910528</text:p>
          </table:table-cell>
          <table:table-cell office:value-type="float" office:value="1339618481" calcext:value-type="float">
            <text:p>1339618481</text:p>
          </table:table-cell>
          <table:table-cell office:value-type="float" office:value="117475426" calcext:value-type="float">
            <text:p>117475426</text:p>
          </table:table-cell>
          <table:table-cell office:value-type="float" office:value="1115284187" calcext:value-type="float">
            <text:p>1115284187</text:p>
          </table:table-cell>
          <table:table-cell office:value-type="float" office:value="905145621" calcext:value-type="float">
            <text:p>905145621</text:p>
          </table:table-cell>
          <table:table-cell office:value-type="float" office:value="2936868865" calcext:value-type="float">
            <text:p>2936868865</text:p>
          </table:table-cell>
          <table:table-cell office:value-type="float" office:value="101047891" calcext:value-type="float">
            <text:p>101047891</text:p>
          </table:table-cell>
          <table:table-cell office:value-type="float" office:value="549763447" calcext:value-type="float">
            <text:p>549763447</text:p>
          </table:table-cell>
          <table:table-cell office:value-type="float" office:value="201464139" calcext:value-type="float">
            <text:p>201464139</text:p>
          </table:table-cell>
          <table:table-cell office:value-type="float" office:value="504701853" calcext:value-type="float">
            <text:p>504701853</text:p>
          </table:table-cell>
          <table:table-cell office:value-type="float" office:value="250808774" calcext:value-type="float">
            <text:p>250808774</text:p>
          </table:table-cell>
          <table:table-cell office:value-type="float" office:value="789172773" calcext:value-type="float">
            <text:p>789172773</text:p>
          </table:table-cell>
          <table:table-cell office:value-type="float" office:value="1003537163" calcext:value-type="float">
            <text:p>1003537163</text:p>
          </table:table-cell>
          <table:table-cell office:value-type="float" office:value="2504882517" calcext:value-type="float">
            <text:p>2504882517</text:p>
          </table:table-cell>
          <table:table-cell office:value-type="float" office:value="101353397" calcext:value-type="float">
            <text:p>101353397</text:p>
          </table:table-cell>
          <table:table-cell office:value-type="float" office:value="561644518" calcext:value-type="float">
            <text:p>561644518</text:p>
          </table:table-cell>
          <table:table-cell office:value-type="float" office:value="101061898" calcext:value-type="float">
            <text:p>101061898</text:p>
          </table:table-cell>
          <table:table-cell office:value-type="float" office:value="603104990" calcext:value-type="float">
            <text:p>603104990</text:p>
          </table:table-cell>
          <table:table-cell office:value-type="float" office:value="221811739" calcext:value-type="float">
            <text:p>221811739</text:p>
          </table:table-cell>
          <table:table-cell office:value-type="float" office:value="863639931" calcext:value-type="float">
            <text:p>863639931</text:p>
          </table:table-cell>
          <table:table-cell office:value-type="float" office:value="702725505" calcext:value-type="float">
            <text:p>702725505</text:p>
          </table:table-cell>
          <table:table-cell office:value-type="float" office:value="-3181961" calcext:value-type="float">
            <text:p>-3181961</text:p>
          </table:table-cell>
          <table:table-cell office:value-type="float" office:value="782329" calcext:value-type="float">
            <text:p>782329</text:p>
          </table:table-cell>
          <table:table-cell office:value-type="float" office:value="1651416830" calcext:value-type="float">
            <text:p>1651416830</text:p>
          </table:table-cell>
          <table:table-cell office:value-type="float" office:value="101150447" calcext:value-type="float">
            <text:p>101150447</text:p>
          </table:table-cell>
          <table:table-cell office:value-type="float" office:value="1104790903" calcext:value-type="float">
            <text:p>1104790903</text:p>
          </table:table-cell>
          <table:table-cell office:value-type="float" office:value="219926429" calcext:value-type="float">
            <text:p>219926429</text:p>
          </table:table-cell>
          <table:table-cell office:value-type="float" office:value="886961777" calcext:value-type="float">
            <text:p>886961777</text:p>
          </table:table-cell>
          <table:table-cell office:value-type="float" office:value="702583915" calcext:value-type="float">
            <text:p>702583915</text:p>
          </table:table-cell>
          <table:table-cell office:value-type="float" office:value="-196329581" calcext:value-type="float">
            <text:p>-196329581</text:p>
          </table:table-cell>
          <table:table-cell office:value-type="float" office:value="1014408" calcext:value-type="float">
            <text:p>1014408</text:p>
          </table:table-cell>
          <table:table-cell office:value-type="float" office:value="1936754988" calcext:value-type="float">
            <text:p>1936754988</text:p>
          </table:table-cell>
          <table:table-cell office:value-type="float" office:value="602145577" calcext:value-type="float">
            <text:p>602145577</text:p>
          </table:table-cell>
          <table:table-cell office:value-type="float" office:value="696512261" calcext:value-type="float">
            <text:p>696512261</text:p>
          </table:table-cell>
          <table:table-cell office:value-type="float" office:value="220547948" calcext:value-type="float">
            <text:p>220547948</text:p>
          </table:table-cell>
          <table:table-cell office:value-type="float" office:value="1380276107" calcext:value-type="float">
            <text:p>1380276107</text:p>
          </table:table-cell>
          <table:table-cell office:value-type="float" office:value="909816264" calcext:value-type="float">
            <text:p>909816264</text:p>
          </table:table-cell>
          <table:table-cell office:value-type="float" office:value="-234500624" calcext:value-type="float">
            <text:p>-234500624</text:p>
          </table:table-cell>
          <table:table-cell office:value-type="float" office:value="201568596" calcext:value-type="float">
            <text:p>201568596</text:p>
          </table:table-cell>
          <table:table-cell office:value-type="float" office:value="1937700035" calcext:value-type="float">
            <text:p>1937700035</text:p>
          </table:table-cell>
          <table:table-cell office:value-type="float" office:value="403557682" calcext:value-type="float">
            <text:p>403557682</text:p>
          </table:table-cell>
          <table:table-cell office:value-type="float" office:value="753099854" calcext:value-type="float">
            <text:p>753099854</text:p>
          </table:table-cell>
          <table:table-cell office:value-type="float" office:value="219242463" calcext:value-type="float">
            <text:p>219242463</text:p>
          </table:table-cell>
          <table:table-cell office:value-type="float" office:value="1050912082" calcext:value-type="float">
            <text:p>1050912082</text:p>
          </table:table-cell>
          <table:table-cell office:value-type="float" office:value="902740814" calcext:value-type="float">
            <text:p>902740814</text:p>
          </table:table-cell>
          <table:table-cell office:value-type="float" office:value="-249139693" calcext:value-type="float">
            <text:p>-249139693</text:p>
          </table:table-cell>
          <table:table-cell office:value-type="float" office:value="201301715" calcext:value-type="float">
            <text:p>201301715</text:p>
          </table:table-cell>
          <table:table-cell office:value-type="float" office:value="1653275227" calcext:value-type="float">
            <text:p>1653275227</text:p>
          </table:table-cell>
          <table:table-cell office:value-type="float" office:value="825308" calcext:value-type="float">
            <text:p>825308</text:p>
          </table:table-cell>
          <table:table-cell office:value-type="float" office:value="1138980866" calcext:value-type="float">
            <text:p>1138980866</text:p>
          </table:table-cell>
          <table:table-cell office:value-type="float" office:value="217942033" calcext:value-type="float">
            <text:p>217942033</text:p>
          </table:table-cell>
          <table:table-cell office:value-type="float" office:value="1170233974" calcext:value-type="float">
            <text:p>1170233974</text:p>
          </table:table-cell>
          <table:table-cell office:value-type="float" office:value="902843174" calcext:value-type="float">
            <text:p>902843174</text:p>
          </table:table-cell>
          <table:table-cell office:value-type="float" office:value="-339151021" calcext:value-type="float">
            <text:p>-339151021</text:p>
          </table:table-cell>
          <table:table-cell office:value-type="float" office:value="201378235" calcext:value-type="float">
            <text:p>201378235</text:p>
          </table:table-cell>
          <table:table-cell office:value-type="float" office:value="1741045156" calcext:value-type="float">
            <text:p>1741045156</text:p>
          </table:table-cell>
          <table:table-cell office:value-type="float" office:value="301339008" calcext:value-type="float">
            <text:p>301339008</text:p>
          </table:table-cell>
          <table:table-cell office:value-type="float" office:value="789519981" calcext:value-type="float">
            <text:p>789519981</text:p>
          </table:table-cell>
          <table:table-cell office:value-type="float" office:value="237506667" calcext:value-type="float">
            <text:p>237506667</text:p>
          </table:table-cell>
          <table:table-cell office:value-type="float" office:value="1437229033" calcext:value-type="float">
            <text:p>1437229033</text:p>
          </table:table-cell>
          <table:table-cell office:value-type="float" office:value="602344440" calcext:value-type="float">
            <text:p>602344440</text:p>
          </table:table-cell>
          <table:table-cell office:value-type="float" office:value="61485559" calcext:value-type="float">
            <text:p>61485559</text:p>
          </table:table-cell>
          <table:table-cell office:value-type="float" office:value="402068180" calcext:value-type="float">
            <text:p>402068180</text:p>
          </table:table-cell>
          <table:table-cell office:value-type="float" office:value="1631685212" calcext:value-type="float">
            <text:p>1631685212</text:p>
          </table:table-cell>
          <table:table-cell office:value-type="float" office:value="201593977" calcext:value-type="float">
            <text:p>201593977</text:p>
          </table:table-cell>
          <table:table-cell office:value-type="float" office:value="1131433833" calcext:value-type="float">
            <text:p>1131433833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node3</text:p>
          </table:table-cell>
          <table:table-cell office:value-type="float" office:value="318972928" calcext:value-type="float">
            <text:p>318972928</text:p>
          </table:table-cell>
          <table:table-cell office:value-type="float" office:value="861085" calcext:value-type="float">
            <text:p>861085</text:p>
          </table:table-cell>
          <table:table-cell office:value-type="float" office:value="874274170" calcext:value-type="float">
            <text:p>874274170</text:p>
          </table:table-cell>
          <table:table-cell office:value-type="float" office:value="217102994" calcext:value-type="float">
            <text:p>217102994</text:p>
          </table:table-cell>
          <table:table-cell office:value-type="float" office:value="578524703" calcext:value-type="float">
            <text:p>578524703</text:p>
          </table:table-cell>
          <table:table-cell office:value-type="float" office:value="402161655" calcext:value-type="float">
            <text:p>402161655</text:p>
          </table:table-cell>
          <table:table-cell office:value-type="float" office:value="867740198" calcext:value-type="float">
            <text:p>867740198</text:p>
          </table:table-cell>
          <table:table-cell office:value-type="float" office:value="301632505" calcext:value-type="float">
            <text:p>301632505</text:p>
          </table:table-cell>
          <table:table-cell office:value-type="float" office:value="963015818" calcext:value-type="float">
            <text:p>963015818</text:p>
          </table:table-cell>
          <table:table-cell office:value-type="float" office:value="502363781" calcext:value-type="float">
            <text:p>502363781</text:p>
          </table:table-cell>
          <table:table-cell office:value-type="float" office:value="893518505" calcext:value-type="float">
            <text:p>893518505</text:p>
          </table:table-cell>
          <table:table-cell office:value-type="float" office:value="121083318" calcext:value-type="float">
            <text:p>121083318</text:p>
          </table:table-cell>
          <table:table-cell office:value-type="float" office:value="608095645" calcext:value-type="float">
            <text:p>608095645</text:p>
          </table:table-cell>
          <table:table-cell office:value-type="float" office:value="608184435" calcext:value-type="float">
            <text:p>608184435</text:p>
          </table:table-cell>
          <table:table-cell office:value-type="float" office:value="1085221009" calcext:value-type="float">
            <text:p>1085221009</text:p>
          </table:table-cell>
          <table:table-cell office:value-type="float" office:value="926642" calcext:value-type="float">
            <text:p>926642</text:p>
          </table:table-cell>
          <table:table-cell office:value-type="float" office:value="962801730" calcext:value-type="float">
            <text:p>962801730</text:p>
          </table:table-cell>
          <table:table-cell office:value-type="float" office:value="203780931" calcext:value-type="float">
            <text:p>203780931</text:p>
          </table:table-cell>
          <table:table-cell office:value-type="float" office:value="938232829" calcext:value-type="float">
            <text:p>938232829</text:p>
          </table:table-cell>
          <table:table-cell office:value-type="float" office:value="220366207" calcext:value-type="float">
            <text:p>220366207</text:p>
          </table:table-cell>
          <table:table-cell office:value-type="float" office:value="659305485" calcext:value-type="float">
            <text:p>659305485</text:p>
          </table:table-cell>
          <table:table-cell office:value-type="float" office:value="403004323" calcext:value-type="float">
            <text:p>403004323</text:p>
          </table:table-cell>
          <table:table-cell office:value-type="float" office:value="1082668714" calcext:value-type="float">
            <text:p>1082668714</text:p>
          </table:table-cell>
          <table:table-cell office:value-type="float" office:value="1020345" calcext:value-type="float">
            <text:p>1020345</text:p>
          </table:table-cell>
          <table:table-cell office:value-type="float" office:value="923998579" calcext:value-type="float">
            <text:p>923998579</text:p>
          </table:table-cell>
          <table:table-cell office:value-type="float" office:value="301840504" calcext:value-type="float">
            <text:p>301840504</text:p>
          </table:table-cell>
          <table:table-cell office:value-type="float" office:value="1038472505" calcext:value-type="float">
            <text:p>1038472505</text:p>
          </table:table-cell>
          <table:table-cell office:value-type="float" office:value="116363824" calcext:value-type="float">
            <text:p>116363824</text:p>
          </table:table-cell>
          <table:table-cell office:value-type="float" office:value="634801990" calcext:value-type="float">
            <text:p>634801990</text:p>
          </table:table-cell>
          <table:table-cell office:value-type="float" office:value="502396117" calcext:value-type="float">
            <text:p>502396117</text:p>
          </table:table-cell>
          <table:table-cell office:value-type="float" office:value="969828097" calcext:value-type="float">
            <text:p>969828097</text:p>
          </table:table-cell>
          <table:table-cell office:value-type="float" office:value="101182416" calcext:value-type="float">
            <text:p>101182416</text:p>
          </table:table-cell>
          <table:table-cell office:value-type="float" office:value="1022104429" calcext:value-type="float">
            <text:p>1022104429</text:p>
          </table:table-cell>
          <table:table-cell office:value-type="float" office:value="972644" calcext:value-type="float">
            <text:p>972644</text:p>
          </table:table-cell>
          <table:table-cell office:value-type="float" office:value="929100755" calcext:value-type="float">
            <text:p>929100755</text:p>
          </table:table-cell>
          <table:table-cell office:value-type="float" office:value="128074565" calcext:value-type="float">
            <text:p>128074565</text:p>
          </table:table-cell>
          <table:table-cell office:value-type="float" office:value="610698183" calcext:value-type="float">
            <text:p>610698183</text:p>
          </table:table-cell>
          <table:table-cell office:value-type="float" office:value="602164350" calcext:value-type="float">
            <text:p>602164350</text:p>
          </table:table-cell>
          <table:table-cell office:value-type="float" office:value="923032052" calcext:value-type="float">
            <text:p>923032052</text:p>
          </table:table-cell>
          <table:table-cell office:value-type="float" office:value="301632771" calcext:value-type="float">
            <text:p>301632771</text:p>
          </table:table-cell>
          <table:table-cell office:value-type="float" office:value="1160865666" calcext:value-type="float">
            <text:p>1160865666</text:p>
          </table:table-cell>
          <table:table-cell office:value-type="float" office:value="101348634" calcext:value-type="float">
            <text:p>101348634</text:p>
          </table:table-cell>
          <table:table-cell office:value-type="float" office:value="974463949" calcext:value-type="float">
            <text:p>974463949</text:p>
          </table:table-cell>
          <table:table-cell office:value-type="float" office:value="120716431" calcext:value-type="float">
            <text:p>120716431</text:p>
          </table:table-cell>
          <table:table-cell office:value-type="float" office:value="604846170" calcext:value-type="float">
            <text:p>604846170</text:p>
          </table:table-cell>
          <table:table-cell office:value-type="float" office:value="507611615" calcext:value-type="float">
            <text:p>507611615</text:p>
          </table:table-cell>
          <table:table-cell office:value-type="float" office:value="929545881" calcext:value-type="float">
            <text:p>929545881</text:p>
          </table:table-cell>
          <table:table-cell office:value-type="float" office:value="101717078" calcext:value-type="float">
            <text:p>101717078</text:p>
          </table:table-cell>
          <table:table-cell office:value-type="float" office:value="939725443" calcext:value-type="float">
            <text:p>939725443</text:p>
          </table:table-cell>
          <table:table-cell office:value-type="float" office:value="101177335" calcext:value-type="float">
            <text:p>101177335</text:p>
          </table:table-cell>
          <table:table-cell office:value-type="float" office:value="1076174355" calcext:value-type="float">
            <text:p>1076174355</text:p>
          </table:table-cell>
          <table:table-cell office:value-type="float" office:value="116686416" calcext:value-type="float">
            <text:p>116686416</text:p>
          </table:table-cell>
          <table:table-cell office:value-type="float" office:value="3712169319" calcext:value-type="float">
            <text:p>37121693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792163" calcext:value-type="float">
            <text:p>127792163</text:p>
          </table:table-cell>
          <table:table-cell office:value-type="float" office:value="436589427" calcext:value-type="float">
            <text:p>436589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831" calcext:value-type="float">
            <text:p>813831</text:p>
          </table:table-cell>
          <table:table-cell office:value-type="float" office:value="511859342" calcext:value-type="float">
            <text:p>511859342</text:p>
          </table:table-cell>
          <table:table-cell office:value-type="float" office:value="506962534" calcext:value-type="float">
            <text:p>506962534</text:p>
          </table:table-cell>
          <table:table-cell office:value-type="float" office:value="-36919870" calcext:value-type="float">
            <text:p>-36919870</text:p>
          </table:table-cell>
          <table:table-cell office:value-type="float" office:value="228334215" calcext:value-type="float">
            <text:p>228334215</text:p>
          </table:table-cell>
          <table:table-cell office:value-type="float" office:value="888290333" calcext:value-type="float">
            <text:p>888290333</text:p>
          </table:table-cell>
          <table:table-cell office:value-type="float" office:value="503721339" calcext:value-type="float">
            <text:p>503721339</text:p>
          </table:table-cell>
          <table:table-cell office:value-type="float" office:value="424555611" calcext:value-type="float">
            <text:p>424555611</text:p>
          </table:table-cell>
          <table:table-cell office:value-type="float" office:value="743888" calcext:value-type="float">
            <text:p>743888</text:p>
          </table:table-cell>
          <table:table-cell office:value-type="float" office:value="1456239091" calcext:value-type="float">
            <text:p>1456239091</text:p>
          </table:table-cell>
          <table:table-cell office:value-type="float" office:value="903032113" calcext:value-type="float">
            <text:p>903032113</text:p>
          </table:table-cell>
          <table:table-cell office:value-type="float" office:value="-63694512" calcext:value-type="float">
            <text:p>-63694512</text:p>
          </table:table-cell>
          <table:table-cell office:value-type="float" office:value="216021665" calcext:value-type="float">
            <text:p>216021665</text:p>
          </table:table-cell>
          <table:table-cell office:value-type="float" office:value="1253639251" calcext:value-type="float">
            <text:p>1253639251</text:p>
          </table:table-cell>
          <table:table-cell office:value-type="float" office:value="401871889" calcext:value-type="float">
            <text:p>401871889</text:p>
          </table:table-cell>
          <table:table-cell office:value-type="float" office:value="492536764" calcext:value-type="float">
            <text:p>492536764</text:p>
          </table:table-cell>
          <table:table-cell office:value-type="float" office:value="201147768" calcext:value-type="float">
            <text:p>201147768</text:p>
          </table:table-cell>
          <table:table-cell office:value-type="float" office:value="1546379501" calcext:value-type="float">
            <text:p>1546379501</text:p>
          </table:table-cell>
          <table:table-cell office:value-type="float" office:value="712008" calcext:value-type="float">
            <text:p>712008</text:p>
          </table:table-cell>
          <table:table-cell office:value-type="float" office:value="729557383" calcext:value-type="float">
            <text:p>729557383</text:p>
          </table:table-cell>
          <table:table-cell office:value-type="float" office:value="115882886" calcext:value-type="float">
            <text:p>115882886</text:p>
          </table:table-cell>
          <table:table-cell office:value-type="float" office:value="1082145551" calcext:value-type="float">
            <text:p>1082145551</text:p>
          </table:table-cell>
          <table:table-cell office:value-type="float" office:value="501961723" calcext:value-type="float">
            <text:p>501961723</text:p>
          </table:table-cell>
          <table:table-cell office:value-type="float" office:value="665295050" calcext:value-type="float">
            <text:p>665295050</text:p>
          </table:table-cell>
          <table:table-cell office:value-type="float" office:value="301703197" calcext:value-type="float">
            <text:p>301703197</text:p>
          </table:table-cell>
          <table:table-cell office:value-type="float" office:value="593889598" calcext:value-type="float">
            <text:p>593889598</text:p>
          </table:table-cell>
          <table:table-cell office:value-type="float" office:value="404963985" calcext:value-type="float">
            <text:p>404963985</text:p>
          </table:table-cell>
          <table:table-cell office:value-type="float" office:value="350951619" calcext:value-type="float">
            <text:p>350951619</text:p>
          </table:table-cell>
          <table:table-cell office:value-type="float" office:value="1319601438" calcext:value-type="float">
            <text:p>1319601438</text:p>
          </table:table-cell>
          <table:table-cell office:value-type="float" office:value="92397247" calcext:value-type="float">
            <text:p>92397247</text:p>
          </table:table-cell>
          <table:table-cell office:value-type="float" office:value="402009586" calcext:value-type="float">
            <text:p>402009586</text:p>
          </table:table-cell>
          <table:table-cell office:value-type="float" office:value="838047146" calcext:value-type="float">
            <text:p>838047146</text:p>
          </table:table-cell>
          <table:table-cell office:value-type="float" office:value="301503514" calcext:value-type="float">
            <text:p>301503514</text:p>
          </table:table-cell>
          <table:table-cell office:value-type="float" office:value="950747132" calcext:value-type="float">
            <text:p>950747132</text:p>
          </table:table-cell>
          <table:table-cell office:value-type="float" office:value="301570416" calcext:value-type="float">
            <text:p>301570416</text:p>
          </table:table-cell>
          <table:table-cell office:value-type="float" office:value="1566569807" calcext:value-type="float">
            <text:p>1566569807</text:p>
          </table:table-cell>
          <table:table-cell office:value-type="float" office:value="122839739" calcext:value-type="float">
            <text:p>122839739</text:p>
          </table:table-cell>
          <table:table-cell office:value-type="float" office:value="1294709430" calcext:value-type="float">
            <text:p>1294709430</text:p>
          </table:table-cell>
          <table:table-cell office:value-type="float" office:value="702750630" calcext:value-type="float">
            <text:p>702750630</text:p>
          </table:table-cell>
          <table:table-cell office:value-type="float" office:value="711618531" calcext:value-type="float">
            <text:p>711618531</text:p>
          </table:table-cell>
          <table:table-cell office:value-type="float" office:value="101070697" calcext:value-type="float">
            <text:p>101070697</text:p>
          </table:table-cell>
          <table:table-cell office:value-type="float" office:value="1096105247" calcext:value-type="float">
            <text:p>1096105247</text:p>
          </table:table-cell>
          <table:table-cell office:value-type="float" office:value="402151087" calcext:value-type="float">
            <text:p>402151087</text:p>
          </table:table-cell>
          <table:table-cell office:value-type="float" office:value="324628962" calcext:value-type="float">
            <text:p>324628962</text:p>
          </table:table-cell>
          <table:table-cell office:value-type="float" office:value="117053842" calcext:value-type="float">
            <text:p>117053842</text:p>
          </table:table-cell>
          <table:table-cell office:value-type="float" office:value="1534154286" calcext:value-type="float">
            <text:p>1534154286</text:p>
          </table:table-cell>
          <table:table-cell office:value-type="float" office:value="602160886" calcext:value-type="float">
            <text:p>602160886</text:p>
          </table:table-cell>
          <table:table-cell office:value-type="float" office:value="430932201" calcext:value-type="float">
            <text:p>430932201</text:p>
          </table:table-cell>
          <table:table-cell office:value-type="float" office:value="1081851" calcext:value-type="float">
            <text:p>1081851</text:p>
          </table:table-cell>
          <table:table-cell office:value-type="float" office:value="1290051525" calcext:value-type="float">
            <text:p>1290051525</text:p>
          </table:table-cell>
          <table:table-cell office:value-type="float" office:value="301370856" calcext:value-type="float">
            <text:p>301370856</text:p>
          </table:table-cell>
          <table:table-cell office:value-type="float" office:value="331155335" calcext:value-type="float">
            <text:p>331155335</text:p>
          </table:table-cell>
          <table:table-cell office:value-type="float" office:value="117130012" calcext:value-type="float">
            <text:p>117130012</text:p>
          </table:table-cell>
          <table:table-cell office:value-type="float" office:value="1568821549" calcext:value-type="float">
            <text:p>1568821549</text:p>
          </table:table-cell>
          <table:table-cell office:value-type="float" office:value="702971640" calcext:value-type="float">
            <text:p>702971640</text:p>
          </table:table-cell>
          <table:table-cell office:value-type="float" office:value="249168628" calcext:value-type="float">
            <text:p>249168628</text:p>
          </table:table-cell>
          <table:table-cell office:value-type="float" office:value="201095077" calcext:value-type="float">
            <text:p>201095077</text:p>
          </table:table-cell>
          <table:table-cell office:value-type="float" office:value="1173030499" calcext:value-type="float">
            <text:p>1173030499</text:p>
          </table:table-cell>
          <table:table-cell office:value-type="float" office:value="401862416" calcext:value-type="float">
            <text:p>401862416</text:p>
          </table:table-cell>
          <table:table-cell office:value-type="float" office:value="271877356" calcext:value-type="float">
            <text:p>271877356</text:p>
          </table:table-cell>
          <table:table-cell office:value-type="float" office:value="217328912" calcext:value-type="float">
            <text:p>217328912</text:p>
          </table:table-cell>
          <table:table-cell office:value-type="float" office:value="1388483047" calcext:value-type="float">
            <text:p>1388483047</text:p>
          </table:table-cell>
          <table:table-cell office:value-type="float" office:value="502291924" calcext:value-type="float">
            <text:p>502291924</text:p>
          </table:table-cell>
          <table:table-cell office:value-type="float" office:value="639670576" calcext:value-type="float">
            <text:p>639670576</text:p>
          </table:table-cell>
          <table:table-cell office:value-type="float" office:value="902808008" calcext:value-type="float">
            <text:p>902808008</text:p>
          </table:table-cell>
          <table:table-cell office:value-type="float" office:value="537871150" calcext:value-type="float">
            <text:p>537871150</text:p>
          </table:table-cell>
          <table:table-cell office:value-type="float" office:value="201193959" calcext:value-type="float">
            <text:p>201193959</text:p>
          </table:table-cell>
          <table:table-cell office:value-type="float" office:value="645512388" calcext:value-type="float">
            <text:p>645512388</text:p>
          </table:table-cell>
          <table:table-cell office:value-type="float" office:value="220103106" calcext:value-type="float">
            <text:p>220103106</text:p>
          </table:table-cell>
          <table:table-cell office:value-type="float" office:value="1147822419" calcext:value-type="float">
            <text:p>1147822419</text:p>
          </table:table-cell>
          <table:table-cell office:value-type="float" office:value="702225885" calcext:value-type="float">
            <text:p>702225885</text:p>
          </table:table-cell>
          <table:table-cell office:value-type="float" office:value="1077119150" calcext:value-type="float">
            <text:p>1077119150</text:p>
          </table:table-cell>
          <table:table-cell office:value-type="float" office:value="201386304" calcext:value-type="float">
            <text:p>201386304</text:p>
          </table:table-cell>
          <table:table-cell office:value-type="float" office:value="1066195196" calcext:value-type="float">
            <text:p>1066195196</text:p>
          </table:table-cell>
          <table:table-cell office:value-type="float" office:value="301585931" calcext:value-type="float">
            <text:p>301585931</text:p>
          </table:table-cell>
          <table:table-cell office:value-type="float" office:value="579438877" calcext:value-type="float">
            <text:p>579438877</text:p>
          </table:table-cell>
          <table:table-cell office:value-type="float" office:value="124150740" calcext:value-type="float">
            <text:p>124150740</text:p>
          </table:table-cell>
          <table:table-cell office:value-type="float" office:value="1743028260" calcext:value-type="float">
            <text:p>1743028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727" calcext:value-type="float">
            <text:p>969727</text:p>
          </table:table-cell>
          <table:table-cell office:value-type="float" office:value="1262511558" calcext:value-type="float">
            <text:p>126251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92532" calcext:value-type="float">
            <text:p>122592532</text:p>
          </table:table-cell>
          <table:table-cell office:value-type="float" office:value="1424305008" calcext:value-type="float">
            <text:p>142430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251" calcext:value-type="float">
            <text:p>1179251</text:p>
          </table:table-cell>
          <table:table-cell office:value-type="float" office:value="3774079617" calcext:value-type="float">
            <text:p>3774079617</text:p>
          </table:table-cell>
          <table:table-cell office:value-type="float" office:value="885729" calcext:value-type="float">
            <text:p>885729</text:p>
          </table:table-cell>
          <table:table-cell office:value-type="float" office:value="639649916" calcext:value-type="float">
            <text:p>639649916</text:p>
          </table:table-cell>
          <table:table-cell office:value-type="float" office:value="218861663" calcext:value-type="float">
            <text:p>218861663</text:p>
          </table:table-cell>
          <table:table-cell office:value-type="float" office:value="599322967" calcext:value-type="float">
            <text:p>599322967</text:p>
          </table:table-cell>
          <table:table-cell office:value-type="float" office:value="804715657" calcext:value-type="float">
            <text:p>804715657</text:p>
          </table:table-cell>
          <table:table-cell office:value-type="float" office:value="-208970612" calcext:value-type="float">
            <text:p>-208970612</text:p>
          </table:table-cell>
          <table:table-cell office:value-type="float" office:value="763469" calcext:value-type="float">
            <text:p>763469</text:p>
          </table:table-cell>
          <table:table-cell office:value-type="float" office:value="3534338329" calcext:value-type="float">
            <text:p>3534338329</text:p>
          </table:table-cell>
          <table:table-cell office:value-type="float" office:value="403659757" calcext:value-type="float">
            <text:p>403659757</text:p>
          </table:table-cell>
          <table:table-cell office:value-type="float" office:value="108921328" calcext:value-type="float">
            <text:p>108921328</text:p>
          </table:table-cell>
          <table:table-cell office:value-type="float" office:value="116663795" calcext:value-type="float">
            <text:p>116663795</text:p>
          </table:table-cell>
          <table:table-cell office:value-type="float" office:value="373240327" calcext:value-type="float">
            <text:p>373240327</text:p>
          </table:table-cell>
          <table:table-cell office:value-type="float" office:value="702514494" calcext:value-type="float">
            <text:p>702514494</text:p>
          </table:table-cell>
          <table:table-cell office:value-type="float" office:value="225373532" calcext:value-type="float">
            <text:p>225373532</text:p>
          </table:table-cell>
          <table:table-cell office:value-type="float" office:value="301487739" calcext:value-type="float">
            <text:p>301487739</text:p>
          </table:table-cell>
          <table:table-cell office:value-type="float" office:value="259830496" calcext:value-type="float">
            <text:p>259830496</text:p>
          </table:table-cell>
          <table:table-cell office:value-type="float" office:value="784209" calcext:value-type="float">
            <text:p>784209</text:p>
          </table:table-cell>
          <table:table-cell office:value-type="float" office:value="1807687876" calcext:value-type="float">
            <text:p>1807687876</text:p>
          </table:table-cell>
          <table:table-cell office:value-type="float" office:value="129058105" calcext:value-type="float">
            <text:p>129058105</text:p>
          </table:table-cell>
          <table:table-cell office:value-type="float" office:value="749698390" calcext:value-type="float">
            <text:p>749698390</text:p>
          </table:table-cell>
          <table:table-cell office:value-type="float" office:value="805298655" calcext:value-type="float">
            <text:p>805298655</text:p>
          </table:table-cell>
          <table:table-cell office:value-type="float" office:value="514603560" calcext:value-type="float">
            <text:p>514603560</text:p>
          </table:table-cell>
          <table:table-cell office:value-type="float" office:value="402144765" calcext:value-type="float">
            <text:p>402144765</text:p>
          </table:table-cell>
          <table:table-cell office:value-type="float" office:value="27909226" calcext:value-type="float">
            <text:p>27909226</text:p>
          </table:table-cell>
          <table:table-cell office:value-type="float" office:value="302073820" calcext:value-type="float">
            <text:p>302073820</text:p>
          </table:table-cell>
          <table:table-cell office:value-type="float" office:value="1329962583" calcext:value-type="float">
            <text:p>1329962583</text:p>
          </table:table-cell>
          <table:table-cell office:value-type="float" office:value="117863830" calcext:value-type="float">
            <text:p>117863830</text:p>
          </table:table-cell>
          <table:table-cell office:value-type="float" office:value="1415425337" calcext:value-type="float">
            <text:p>1415425337</text:p>
          </table:table-cell>
          <table:table-cell office:value-type="float" office:value="806917427" calcext:value-type="float">
            <text:p>806917427</text:p>
          </table:table-cell>
          <table:table-cell office:value-type="float" office:value="176614579" calcext:value-type="float">
            <text:p>176614579</text:p>
          </table:table-cell>
          <table:table-cell office:value-type="float" office:value="502206682" calcext:value-type="float">
            <text:p>502206682</text:p>
          </table:table-cell>
          <table:table-cell office:value-type="float" office:value="67175093" calcext:value-type="float">
            <text:p>67175093</text:p>
          </table:table-cell>
          <table:table-cell office:value-type="float" office:value="728346" calcext:value-type="float">
            <text:p>728346</text:p>
          </table:table-cell>
          <table:table-cell office:value-type="float" office:value="1723691609" calcext:value-type="float">
            <text:p>1723691609</text:p>
          </table:table-cell>
          <table:table-cell office:value-type="float" office:value="117072614" calcext:value-type="float">
            <text:p>117072614</text:p>
          </table:table-cell>
          <table:table-cell office:value-type="float" office:value="1281996532" calcext:value-type="float">
            <text:p>128199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6790" calcext:value-type="float">
            <text:p>1076790</text:p>
          </table:table-cell>
          <table:table-cell office:value-type="float" office:value="1434809973" calcext:value-type="float">
            <text:p>1434809973</text:p>
          </table:table-cell>
          <table:table-cell office:value-type="float" office:value="893013" calcext:value-type="float">
            <text:p>893013</text:p>
          </table:table-cell>
          <table:table-cell office:value-type="float" office:value="552112067" calcext:value-type="float">
            <text:p>552112067</text:p>
          </table:table-cell>
          <table:table-cell office:value-type="float" office:value="219874520" calcext:value-type="float">
            <text:p>219874520</text:p>
          </table:table-cell>
          <table:table-cell office:value-type="float" office:value="1410006489" calcext:value-type="float">
            <text:p>1410006489</text:p>
          </table:table-cell>
          <table:table-cell office:value-type="float" office:value="702346027" calcext:value-type="float">
            <text:p>702346027</text:p>
          </table:table-cell>
          <table:table-cell office:value-type="float" office:value="916368535" calcext:value-type="float">
            <text:p>916368535</text:p>
          </table:table-cell>
          <table:table-cell office:value-type="float" office:value="502220428" calcext:value-type="float">
            <text:p>502220428</text:p>
          </table:table-cell>
          <table:table-cell office:value-type="float" office:value="461424507" calcext:value-type="float">
            <text:p>461424507</text:p>
          </table:table-cell>
          <table:table-cell office:value-type="float" office:value="601875295" calcext:value-type="float">
            <text:p>601875295</text:p>
          </table:table-cell>
          <table:table-cell office:value-type="float" office:value="2893643818" calcext:value-type="float">
            <text:p>2893643818</text:p>
          </table:table-cell>
          <table:table-cell office:value-type="float" office:value="233301336" calcext:value-type="float">
            <text:p>233301336</text:p>
          </table:table-cell>
          <table:table-cell office:value-type="float" office:value="299069604" calcext:value-type="float">
            <text:p>299069604</text:p>
          </table:table-cell>
          <table:table-cell office:value-type="float" office:value="802390862" calcext:value-type="float">
            <text:p>802390862</text:p>
          </table:table-cell>
          <table:table-cell office:value-type="float" office:value="-198522376" calcext:value-type="float">
            <text:p>-198522376</text:p>
          </table:table-cell>
          <table:table-cell office:value-type="float" office:value="2392454" calcext:value-type="float">
            <text:p>2392454</text:p>
          </table:table-cell>
          <table:table-cell office:value-type="float" office:value="635555313" calcext:value-type="float">
            <text:p>635555313</text:p>
          </table:table-cell>
          <table:table-cell office:value-type="float" office:value="2659861" calcext:value-type="float">
            <text:p>2659861</text:p>
          </table:table-cell>
          <table:table-cell office:value-type="float" office:value="580223216" calcext:value-type="float">
            <text:p>580223216</text:p>
          </table:table-cell>
          <table:table-cell office:value-type="float" office:value="119700653" calcext:value-type="float">
            <text:p>119700653</text:p>
          </table:table-cell>
          <table:table-cell office:value-type="float" office:value="1812253467" calcext:value-type="float">
            <text:p>1812253467</text:p>
          </table:table-cell>
          <table:table-cell office:value-type="float" office:value="903742380" calcext:value-type="float">
            <text:p>903742380</text:p>
          </table:table-cell>
          <table:table-cell office:value-type="float" office:value="716668646" calcext:value-type="float">
            <text:p>716668646</text:p>
          </table:table-cell>
          <table:table-cell office:value-type="float" office:value="201461262" calcext:value-type="float">
            <text:p>201461262</text:p>
          </table:table-cell>
          <table:table-cell office:value-type="float" office:value="1384782197" calcext:value-type="float">
            <text:p>1384782197</text:p>
          </table:table-cell>
          <table:table-cell office:value-type="float" office:value="403896473" calcext:value-type="float">
            <text:p>403896473</text:p>
          </table:table-cell>
          <table:table-cell office:value-type="float" office:value="236721401" calcext:value-type="float">
            <text:p>236721401</text:p>
          </table:table-cell>
          <table:table-cell office:value-type="float" office:value="225251104" calcext:value-type="float">
            <text:p>225251104</text:p>
          </table:table-cell>
          <table:table-cell office:value-type="float" office:value="1761003427" calcext:value-type="float">
            <text:p>1761003427</text:p>
          </table:table-cell>
          <table:table-cell office:value-type="float" office:value="1205106889" calcext:value-type="float">
            <text:p>1205106889</text:p>
          </table:table-cell>
          <table:table-cell office:value-type="float" office:value="-8875666" calcext:value-type="float">
            <text:p>-8875666</text:p>
          </table:table-cell>
          <table:table-cell office:value-type="float" office:value="876916" calcext:value-type="float">
            <text:p>876916</text:p>
          </table:table-cell>
          <table:table-cell office:value-type="float" office:value="1024711481" calcext:value-type="float">
            <text:p>1024711481</text:p>
          </table:table-cell>
          <table:table-cell office:value-type="float" office:value="865398" calcext:value-type="float">
            <text:p>865398</text:p>
          </table:table-cell>
          <table:table-cell office:value-type="float" office:value="542050298" calcext:value-type="float">
            <text:p>542050298</text:p>
          </table:table-cell>
          <table:table-cell office:value-type="float" office:value="121619666" calcext:value-type="float">
            <text:p>121619666</text:p>
          </table:table-cell>
          <table:table-cell office:value-type="float" office:value="1783326758" calcext:value-type="float">
            <text:p>1783326758</text:p>
          </table:table-cell>
          <table:table-cell office:value-type="float" office:value="702735493" calcext:value-type="float">
            <text:p>702735493</text:p>
          </table:table-cell>
          <table:table-cell office:value-type="float" office:value="502515815" calcext:value-type="float">
            <text:p>502515815</text:p>
          </table:table-cell>
          <table:table-cell office:value-type="float" office:value="201485723" calcext:value-type="float">
            <text:p>201485723</text:p>
          </table:table-cell>
          <table:table-cell office:value-type="float" office:value="1378931575" calcext:value-type="float">
            <text:p>1378931575</text:p>
          </table:table-cell>
          <table:table-cell office:value-type="float" office:value="101059834" calcext:value-type="float">
            <text:p>101059834</text:p>
          </table:table-cell>
          <table:table-cell office:value-type="float" office:value="478294665" calcext:value-type="float">
            <text:p>478294665</text:p>
          </table:table-cell>
          <table:table-cell office:value-type="float" office:value="129325070" calcext:value-type="float">
            <text:p>129325070</text:p>
          </table:table-cell>
          <table:table-cell office:value-type="float" office:value="2044207361" calcext:value-type="float">
            <text:p>2044207361</text:p>
          </table:table-cell>
          <table:table-cell office:value-type="float" office:value="1304090984" calcext:value-type="float">
            <text:p>1304090984</text:p>
          </table:table-cell>
          <table:table-cell office:value-type="float" office:value="-275795034" calcext:value-type="float">
            <text:p>-275795034</text:p>
          </table:table-cell>
          <table:table-cell office:value-type="float" office:value="706547" calcext:value-type="float">
            <text:p>706547</text:p>
          </table:table-cell>
          <table:table-cell office:value-type="float" office:value="824716328" calcext:value-type="float">
            <text:p>824716328</text:p>
          </table:table-cell>
          <table:table-cell office:value-type="float" office:value="722264" calcext:value-type="float">
            <text:p>722264</text:p>
          </table:table-cell>
          <table:table-cell office:value-type="float" office:value="458403202" calcext:value-type="float">
            <text:p>458403202</text:p>
          </table:table-cell>
          <table:table-cell office:value-type="float" office:value="124083859" calcext:value-type="float">
            <text:p>124083859</text:p>
          </table:table-cell>
          <table:table-cell office:value-type="float" office:value="1454519107" calcext:value-type="float">
            <text:p>1454519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594" calcext:value-type="float">
            <text:p>1178594</text:p>
          </table:table-cell>
          <table:table-cell office:value-type="float" office:value="1404895764" calcext:value-type="float">
            <text:p>1404895764</text:p>
          </table:table-cell>
          <table:table-cell office:value-type="float" office:value="117644064" calcext:value-type="float">
            <text:p>117644064</text:p>
          </table:table-cell>
          <table:table-cell office:value-type="float" office:value="1187430561" calcext:value-type="float">
            <text:p>1187430561</text:p>
          </table:table-cell>
          <table:table-cell office:value-type="float" office:value="902559278" calcext:value-type="float">
            <text:p>902559278</text:p>
          </table:table-cell>
          <table:table-cell office:value-type="float" office:value="-408368767" calcext:value-type="float">
            <text:p>-408368767</text:p>
          </table:table-cell>
          <table:table-cell office:value-type="float" office:value="101057090" calcext:value-type="float">
            <text:p>101057090</text:p>
          </table:table-cell>
          <table:table-cell office:value-type="float" office:value="2249509667" calcext:value-type="float">
            <text:p>2249509667</text:p>
          </table:table-cell>
          <table:table-cell office:value-type="float" office:value="101165235" calcext:value-type="float">
            <text:p>101165235</text:p>
          </table:table-cell>
          <table:table-cell office:value-type="float" office:value="1076465826" calcext:value-type="float">
            <text:p>1076465826</text:p>
          </table:table-cell>
          <table:table-cell office:value-type="float" office:value="122126267" calcext:value-type="float">
            <text:p>122126267</text:p>
          </table:table-cell>
          <table:table-cell office:value-type="float" office:value="1008231944" calcext:value-type="float">
            <text:p>1008231944</text:p>
          </table:table-cell>
          <table:table-cell office:value-type="float" office:value="1002916529" calcext:value-type="float">
            <text:p>1002916529</text:p>
          </table:table-cell>
          <table:table-cell office:value-type="float" office:value="2507018188" calcext:value-type="float">
            <text:p>2507018188</text:p>
          </table:table-cell>
          <table:table-cell office:value-type="float" office:value="201210806" calcext:value-type="float">
            <text:p>201210806</text:p>
          </table:table-cell>
          <table:table-cell office:value-type="float" office:value="315643832" calcext:value-type="float">
            <text:p>315643832</text:p>
          </table:table-cell>
          <table:table-cell office:value-type="float" office:value="201396125" calcext:value-type="float">
            <text:p>201396125</text:p>
          </table:table-cell>
          <table:table-cell office:value-type="float" office:value="411486199" calcext:value-type="float">
            <text:p>411486199</text:p>
          </table:table-cell>
          <table:table-cell office:value-type="float" office:value="128000247" calcext:value-type="float">
            <text:p>128000247</text:p>
          </table:table-cell>
          <table:table-cell office:value-type="float" office:value="387493418" calcext:value-type="float">
            <text:p>387493418</text:p>
          </table:table-cell>
          <table:table-cell office:value-type="float" office:value="1608693111" calcext:value-type="float">
            <text:p>1608693111</text:p>
          </table:table-cell>
          <table:table-cell office:value-type="float" office:value="-1051051720" calcext:value-type="float">
            <text:p>-1051051720</text:p>
          </table:table-cell>
          <table:table-cell office:value-type="float" office:value="201559978" calcext:value-type="float">
            <text:p>201559978</text:p>
          </table:table-cell>
          <table:table-cell office:value-type="float" office:value="1758110905" calcext:value-type="float">
            <text:p>1758110905</text:p>
          </table:table-cell>
          <table:table-cell office:value-type="float" office:value="846257" calcext:value-type="float">
            <text:p>846257</text:p>
          </table:table-cell>
          <table:table-cell office:value-type="float" office:value="1190513767" calcext:value-type="float">
            <text:p>1190513767</text:p>
          </table:table-cell>
          <table:table-cell office:value-type="float" office:value="125358255" calcext:value-type="float">
            <text:p>125358255</text:p>
          </table:table-cell>
          <table:table-cell office:value-type="float" office:value="1213901439" calcext:value-type="float">
            <text:p>1213901439</text:p>
          </table:table-cell>
          <table:table-cell office:value-type="float" office:value="902991014" calcext:value-type="float">
            <text:p>902991014</text:p>
          </table:table-cell>
          <table:table-cell office:value-type="float" office:value="-403382671" calcext:value-type="float">
            <text:p>-403382671</text:p>
          </table:table-cell>
          <table:table-cell office:value-type="float" office:value="101288927" calcext:value-type="float">
            <text:p>101288927</text:p>
          </table:table-cell>
          <table:table-cell office:value-type="float" office:value="1926085293" calcext:value-type="float">
            <text:p>1926085293</text:p>
          </table:table-cell>
          <table:table-cell office:value-type="float" office:value="101093821" calcext:value-type="float">
            <text:p>101093821</text:p>
          </table:table-cell>
          <table:table-cell office:value-type="float" office:value="1223413354" calcext:value-type="float">
            <text:p>1223413354</text:p>
          </table:table-cell>
          <table:table-cell office:value-type="float" office:value="138420942" calcext:value-type="float">
            <text:p>138420942</text:p>
          </table:table-cell>
          <table:table-cell office:value-type="float" office:value="1282830322" calcext:value-type="float">
            <text:p>1282830322</text:p>
          </table:table-cell>
          <table:table-cell office:value-type="float" office:value="1106121811" calcext:value-type="float">
            <text:p>1106121811</text:p>
          </table:table-cell>
          <table:table-cell office:value-type="float" office:value="-550043888" calcext:value-type="float">
            <text:p>-550043888</text:p>
          </table:table-cell>
          <table:table-cell office:value-type="float" office:value="985347" calcext:value-type="float">
            <text:p>985347</text:p>
          </table:table-cell>
          <table:table-cell office:value-type="float" office:value="2670973060" calcext:value-type="float">
            <text:p>2670973060</text:p>
          </table:table-cell>
          <table:table-cell office:value-type="float" office:value="301594568" calcext:value-type="float">
            <text:p>301594568</text:p>
          </table:table-cell>
          <table:table-cell office:value-type="float" office:value="966505569" calcext:value-type="float">
            <text:p>966505569</text:p>
          </table:table-cell>
          <table:table-cell office:value-type="float" office:value="119102765" calcext:value-type="float">
            <text:p>119102765</text:p>
          </table:table-cell>
          <table:table-cell office:value-type="float" office:value="963871024" calcext:value-type="float">
            <text:p>96387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160" calcext:value-type="float">
            <text:p>1142160</text:p>
          </table:table-cell>
          <table:table-cell office:value-type="float" office:value="572882243" calcext:value-type="float">
            <text:p>572882243</text:p>
          </table:table-cell>
          <table:table-cell office:value-type="float" office:value="891044" calcext:value-type="float">
            <text:p>891044</text:p>
          </table:table-cell>
          <table:table-cell office:value-type="float" office:value="2050495931" calcext:value-type="float">
            <text:p>2050495931</text:p>
          </table:table-cell>
          <table:table-cell office:value-type="float" office:value="129820748" calcext:value-type="float">
            <text:p>129820748</text:p>
          </table:table-cell>
          <table:table-cell office:value-type="float" office:value="1064423859" calcext:value-type="float">
            <text:p>1064423859</text:p>
          </table:table-cell>
          <table:table-cell office:value-type="float" office:value="802570269" calcext:value-type="float">
            <text:p>802570269</text:p>
          </table:table-cell>
          <table:table-cell office:value-type="float" office:value="492805382" calcext:value-type="float">
            <text:p>492805382</text:p>
          </table:table-cell>
          <table:table-cell office:value-type="float" office:value="401906844" calcext:value-type="float">
            <text:p>401906844</text:p>
          </table:table-cell>
          <table:table-cell office:value-type="float" office:value="74171833" calcext:value-type="float">
            <text:p>74171833</text:p>
          </table:table-cell>
          <table:table-cell office:value-type="float" office:value="401777141" calcext:value-type="float">
            <text:p>401777141</text:p>
          </table:table-cell>
          <table:table-cell office:value-type="float" office:value="1790448790" calcext:value-type="float">
            <text:p>1790448790</text:p>
          </table:table-cell>
          <table:table-cell office:value-type="float" office:value="222288015" calcext:value-type="float">
            <text:p>222288015</text:p>
          </table:table-cell>
          <table:table-cell office:value-type="float" office:value="601582167" calcext:value-type="float">
            <text:p>601582167</text:p>
          </table:table-cell>
          <table:table-cell office:value-type="float" office:value="903151916" calcext:value-type="float">
            <text:p>903151916</text:p>
          </table:table-cell>
          <table:table-cell office:value-type="float" office:value="452789157" calcext:value-type="float">
            <text:p>452789157</text:p>
          </table:table-cell>
          <table:table-cell office:value-type="float" office:value="101034547" calcext:value-type="float">
            <text:p>101034547</text:p>
          </table:table-cell>
          <table:table-cell office:value-type="float" office:value="3385290188" calcext:value-type="float">
            <text:p>3385290188</text:p>
          </table:table-cell>
          <table:table-cell office:value-type="float" office:value="101023514" calcext:value-type="float">
            <text:p>101023514</text:p>
          </table:table-cell>
          <table:table-cell office:value-type="float" office:value="512564739" calcext:value-type="float">
            <text:p>512564739</text:p>
          </table:table-cell>
          <table:table-cell office:value-type="float" office:value="319385574" calcext:value-type="float">
            <text:p>319385574</text:p>
          </table:table-cell>
          <table:table-cell office:value-type="float" office:value="249509006" calcext:value-type="float">
            <text:p>249509006</text:p>
          </table:table-cell>
          <table:table-cell office:value-type="float" office:value="702486208" calcext:value-type="float">
            <text:p>702486208</text:p>
          </table:table-cell>
          <table:table-cell office:value-type="float" office:value="263377585" calcext:value-type="float">
            <text:p>263377585</text:p>
          </table:table-cell>
          <table:table-cell office:value-type="float" office:value="401717198" calcext:value-type="float">
            <text:p>401717198</text:p>
          </table:table-cell>
          <table:table-cell office:value-type="float" office:value="332347002" calcext:value-type="float">
            <text:p>332347002</text:p>
          </table:table-cell>
          <table:table-cell office:value-type="float" office:value="100995332" calcext:value-type="float">
            <text:p>100995332</text:p>
          </table:table-cell>
          <table:table-cell office:value-type="float" office:value="1723801093" calcext:value-type="float">
            <text:p>1723801093</text:p>
          </table:table-cell>
          <table:table-cell office:value-type="float" office:value="225558084" calcext:value-type="float">
            <text:p>225558084</text:p>
          </table:table-cell>
          <table:table-cell office:value-type="float" office:value="1177493718" calcext:value-type="float">
            <text:p>1177493718</text:p>
          </table:table-cell>
          <table:table-cell office:value-type="float" office:value="902774155" calcext:value-type="float">
            <text:p>902774155</text:p>
          </table:table-cell>
          <table:table-cell office:value-type="float" office:value="670156762" calcext:value-type="float">
            <text:p>670156762</text:p>
          </table:table-cell>
          <table:table-cell office:value-type="float" office:value="201213323" calcext:value-type="float">
            <text:p>201213323</text:p>
          </table:table-cell>
          <table:table-cell office:value-type="float" office:value="433699359" calcext:value-type="float">
            <text:p>433699359</text:p>
          </table:table-cell>
          <table:table-cell office:value-type="float" office:value="501792266" calcext:value-type="float">
            <text:p>501792266</text:p>
          </table:table-cell>
          <table:table-cell office:value-type="float" office:value="1469749224" calcext:value-type="float">
            <text:p>1469749224</text:p>
          </table:table-cell>
          <table:table-cell office:value-type="float" office:value="129553436" calcext:value-type="float">
            <text:p>129553436</text:p>
          </table:table-cell>
          <table:table-cell office:value-type="float" office:value="996133060" calcext:value-type="float">
            <text:p>996133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187" calcext:value-type="float">
            <text:p>1452187</text:p>
          </table:table-cell>
          <table:table-cell office:value-type="float" office:value="1110509148" calcext:value-type="float">
            <text:p>111050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57145" calcext:value-type="float">
            <text:p>125057145</text:p>
          </table:table-cell>
          <table:table-cell office:value-type="float" office:value="553391843" calcext:value-type="float">
            <text:p>553391843</text:p>
          </table:table-cell>
          <table:table-cell office:value-type="float" office:value="1115768621" calcext:value-type="float">
            <text:p>1115768621</text:p>
          </table:table-cell>
          <table:table-cell office:value-type="float" office:value="553424851" calcext:value-type="float">
            <text:p>553424851</text:p>
          </table:table-cell>
          <table:table-cell office:value-type="float" office:value="100969291" calcext:value-type="float">
            <text:p>100969291</text:p>
          </table:table-cell>
          <table:table-cell office:value-type="float" office:value="1394407958" calcext:value-type="float">
            <text:p>1394407958</text:p>
          </table:table-cell>
          <table:table-cell office:value-type="float" office:value="1280814" calcext:value-type="float">
            <text:p>1280814</text:p>
          </table:table-cell>
          <table:table-cell office:value-type="float" office:value="1268538292" calcext:value-type="float">
            <text:p>1268538292</text:p>
          </table:table-cell>
          <table:table-cell office:value-type="float" office:value="117530808" calcext:value-type="float">
            <text:p>117530808</text:p>
          </table:table-cell>
          <table:table-cell office:value-type="float" office:value="485490541" calcext:value-type="float">
            <text:p>485490541</text:p>
          </table:table-cell>
          <table:table-cell office:value-type="float" office:value="702771488" calcext:value-type="float">
            <text:p>702771488</text:p>
          </table:table-cell>
          <table:table-cell office:value-type="float" office:value="1474915843" calcext:value-type="float">
            <text:p>1474915843</text:p>
          </table:table-cell>
          <table:table-cell office:value-type="float" office:value="809137" calcext:value-type="float">
            <text:p>809137</text:p>
          </table:table-cell>
          <table:table-cell office:value-type="float" office:value="1375313904" calcext:value-type="float">
            <text:p>1375313904</text:p>
          </table:table-cell>
          <table:table-cell office:value-type="float" office:value="403369996" calcext:value-type="float">
            <text:p>403369996</text:p>
          </table:table-cell>
          <table:table-cell office:value-type="float" office:value="1151558402" calcext:value-type="float">
            <text:p>1151558402</text:p>
          </table:table-cell>
          <table:table-cell office:value-type="float" office:value="119420211" calcext:value-type="float">
            <text:p>119420211</text:p>
          </table:table-cell>
          <table:table-cell office:value-type="float" office:value="3630871444" calcext:value-type="float">
            <text:p>3630871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848" calcext:value-type="float">
            <text:p>982848</text:p>
          </table:table-cell>
          <table:table-cell office:value-type="float" office:value="666637463" calcext:value-type="float">
            <text:p>666637463</text:p>
          </table:table-cell>
          <table:table-cell office:value-type="float" office:value="223603475" calcext:value-type="float">
            <text:p>223603475</text:p>
          </table:table-cell>
          <table:table-cell office:value-type="float" office:value="484825854" calcext:value-type="float">
            <text:p>484825854</text:p>
          </table:table-cell>
          <table:table-cell office:value-type="float" office:value="1003201877" calcext:value-type="float">
            <text:p>1003201877</text:p>
          </table:table-cell>
          <table:table-cell office:value-type="float" office:value="-347234231" calcext:value-type="float">
            <text:p>-347234231</text:p>
          </table:table-cell>
          <table:table-cell office:value-type="float" office:value="100990837" calcext:value-type="float">
            <text:p>100990837</text:p>
          </table:table-cell>
          <table:table-cell office:value-type="float" office:value="543632894" calcext:value-type="float">
            <text:p>543632894</text:p>
          </table:table-cell>
          <table:table-cell office:value-type="float" office:value="401700344" calcext:value-type="float">
            <text:p>401700344</text:p>
          </table:table-cell>
          <table:table-cell office:value-type="float" office:value="2187054009" calcext:value-type="float">
            <text:p>2187054009</text:p>
          </table:table-cell>
          <table:table-cell office:value-type="float" office:value="118857853" calcext:value-type="float">
            <text:p>118857853</text:p>
          </table:table-cell>
          <table:table-cell office:value-type="float" office:value="1077222217" calcext:value-type="float">
            <text:p>1077222217</text:p>
          </table:table-cell>
          <table:table-cell office:value-type="float" office:value="802979163" calcext:value-type="float">
            <text:p>802979163</text:p>
          </table:table-cell>
          <table:table-cell office:value-type="float" office:value="226162367" calcext:value-type="float">
            <text:p>226162367</text:p>
          </table:table-cell>
          <table:table-cell office:value-type="float" office:value="101014524" calcext:value-type="float">
            <text:p>101014524</text:p>
          </table:table-cell>
          <table:table-cell office:value-type="float" office:value="329204781" calcext:value-type="float">
            <text:p>329204781</text:p>
          </table:table-cell>
          <table:table-cell office:value-type="float" office:value="662973" calcext:value-type="float">
            <text:p>662973</text:p>
          </table:table-cell>
          <table:table-cell office:value-type="float" office:value="1751340976" calcext:value-type="float">
            <text:p>1751340976</text:p>
          </table:table-cell>
          <table:table-cell office:value-type="float" office:value="123137804" calcext:value-type="float">
            <text:p>123137804</text:p>
          </table:table-cell>
          <table:table-cell office:value-type="float" office:value="775709009" calcext:value-type="float">
            <text:p>77570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980" calcext:value-type="float">
            <text:p>886980</text:p>
          </table:table-cell>
          <table:table-cell office:value-type="float" office:value="1283682258" calcext:value-type="float">
            <text:p>1283682258</text:p>
          </table:table-cell>
          <table:table-cell office:value-type="float" office:value="1438951" calcext:value-type="float">
            <text:p>1438951</text:p>
          </table:table-cell>
          <table:table-cell office:value-type="float" office:value="3547042256" calcext:value-type="float">
            <text:p>3547042256</text:p>
          </table:table-cell>
          <table:table-cell office:value-type="float" office:value="129289891" calcext:value-type="float">
            <text:p>129289891</text:p>
          </table:table-cell>
          <table:table-cell office:value-type="float" office:value="652649837" calcext:value-type="float">
            <text:p>652649837</text:p>
          </table:table-cell>
          <table:table-cell office:value-type="float" office:value="1002655971" calcext:value-type="float">
            <text:p>1002655971</text:p>
          </table:table-cell>
          <table:table-cell office:value-type="float" office:value="-403895127" calcext:value-type="float">
            <text:p>-403895127</text:p>
          </table:table-cell>
          <table:table-cell office:value-type="float" office:value="1054198" calcext:value-type="float">
            <text:p>1054198</text:p>
          </table:table-cell>
          <table:table-cell office:value-type="float" office:value="623677758" calcext:value-type="float">
            <text:p>623677758</text:p>
          </table:table-cell>
          <table:table-cell office:value-type="float" office:value="602506159" calcext:value-type="float">
            <text:p>602506159</text:p>
          </table:table-cell>
          <table:table-cell office:value-type="float" office:value="-16206831" calcext:value-type="float">
            <text:p>-16206831</text:p>
          </table:table-cell>
          <table:table-cell office:value-type="float" office:value="225339704" calcext:value-type="float">
            <text:p>225339704</text:p>
          </table:table-cell>
          <table:table-cell office:value-type="float" office:value="1835438636" calcext:value-type="float">
            <text:p>1835438636</text:p>
          </table:table-cell>
          <table:table-cell office:value-type="float" office:value="1107609457" calcext:value-type="float">
            <text:p>1107609457</text:p>
          </table:table-cell>
          <table:table-cell office:value-type="float" office:value="21120157" calcext:value-type="float">
            <text:p>21120157</text:p>
          </table:table-cell>
          <table:table-cell office:value-type="float" office:value="982940" calcext:value-type="float">
            <text:p>982940</text:p>
          </table:table-cell>
          <table:table-cell office:value-type="float" office:value="1505832570" calcext:value-type="float">
            <text:p>1505832570</text:p>
          </table:table-cell>
          <table:table-cell office:value-type="float" office:value="604382648" calcext:value-type="float">
            <text:p>604382648</text:p>
          </table:table-cell>
          <table:table-cell office:value-type="float" office:value="-56781009" calcext:value-type="float">
            <text:p>-56781009</text:p>
          </table:table-cell>
          <table:table-cell office:value-type="float" office:value="119325612" calcext:value-type="float">
            <text:p>119325612</text:p>
          </table:table-cell>
          <table:table-cell office:value-type="float" office:value="1756390343" calcext:value-type="float">
            <text:p>1756390343</text:p>
          </table:table-cell>
          <table:table-cell office:value-type="float" office:value="702838736" calcext:value-type="float">
            <text:p>702838736</text:p>
          </table:table-cell>
          <table:table-cell office:value-type="float" office:value="484284608" calcext:value-type="float">
            <text:p>484284608</text:p>
          </table:table-cell>
          <table:table-cell office:value-type="float" office:value="403401713" calcext:value-type="float">
            <text:p>403401713</text:p>
          </table:table-cell>
          <table:table-cell office:value-type="float" office:value="705228929" calcext:value-type="float">
            <text:p>705228929</text:p>
          </table:table-cell>
          <table:table-cell office:value-type="float" office:value="779200" calcext:value-type="float">
            <text:p>779200</text:p>
          </table:table-cell>
          <table:table-cell office:value-type="float" office:value="3520230652" calcext:value-type="float">
            <text:p>3520230652</text:p>
          </table:table-cell>
          <table:table-cell office:value-type="float" office:value="154064620" calcext:value-type="float">
            <text:p>154064620</text:p>
          </table:table-cell>
          <table:table-cell office:value-type="float" office:value="543460159" calcext:value-type="float">
            <text:p>543460159</text:p>
          </table:table-cell>
          <table:table-cell office:value-type="float" office:value="702165937" calcext:value-type="float">
            <text:p>702165937</text:p>
          </table:table-cell>
          <table:table-cell office:value-type="float" office:value="-73775389" calcext:value-type="float">
            <text:p>-73775389</text:p>
          </table:table-cell>
          <table:table-cell office:value-type="float" office:value="401600980" calcext:value-type="float">
            <text:p>401600980</text:p>
          </table:table-cell>
          <table:table-cell office:value-type="float" office:value="384320114" calcext:value-type="float">
            <text:p>384320114</text:p>
          </table:table-cell>
          <table:table-cell office:value-type="float" office:value="501707921" calcext:value-type="float">
            <text:p>501707921</text:p>
          </table:table-cell>
          <table:table-cell office:value-type="float" office:value="8880434" calcext:value-type="float">
            <text:p>8880434</text:p>
          </table:table-cell>
          <table:table-cell office:value-type="float" office:value="119222452" calcext:value-type="float">
            <text:p>119222452</text:p>
          </table:table-cell>
          <table:table-cell office:value-type="float" office:value="2346583007" calcext:value-type="float">
            <text:p>2346583007</text:p>
          </table:table-cell>
          <table:table-cell office:value-type="float" office:value="902877010" calcext:value-type="float">
            <text:p>902877010</text:p>
          </table:table-cell>
          <table:table-cell office:value-type="float" office:value="288104967" calcext:value-type="float">
            <text:p>288104967</text:p>
          </table:table-cell>
          <table:table-cell office:value-type="float" office:value="1350575" calcext:value-type="float">
            <text:p>1350575</text:p>
          </table:table-cell>
          <table:table-cell office:value-type="float" office:value="1790402165" calcext:value-type="float">
            <text:p>1790402165</text:p>
          </table:table-cell>
          <table:table-cell office:value-type="float" office:value="301456746" calcext:value-type="float">
            <text:p>301456746</text:p>
          </table:table-cell>
          <table:table-cell office:value-type="float" office:value="357889555" calcext:value-type="float">
            <text:p>357889555</text:p>
          </table:table-cell>
          <table:table-cell office:value-type="float" office:value="127586948" calcext:value-type="float">
            <text:p>127586948</text:p>
          </table:table-cell>
          <table:table-cell office:value-type="float" office:value="2269130374" calcext:value-type="float">
            <text:p>2269130374</text:p>
          </table:table-cell>
          <table:table-cell office:value-type="float" office:value="802558059" calcext:value-type="float">
            <text:p>802558059</text:p>
          </table:table-cell>
          <table:table-cell office:value-type="float" office:value="343462463" calcext:value-type="float">
            <text:p>343462463</text:p>
          </table:table-cell>
          <table:table-cell office:value-type="float" office:value="212135456" calcext:value-type="float">
            <text:p>212135456</text:p>
          </table:table-cell>
          <table:table-cell office:value-type="float" office:value="1314629380" calcext:value-type="float">
            <text:p>1314629380</text:p>
          </table:table-cell>
          <table:table-cell office:value-type="float" office:value="407119423" calcext:value-type="float">
            <text:p>407119423</text:p>
          </table:table-cell>
          <table:table-cell office:value-type="float" office:value="198555459" calcext:value-type="float">
            <text:p>198555459</text:p>
          </table:table-cell>
          <table:table-cell office:value-type="float" office:value="119865616" calcext:value-type="float">
            <text:p>119865616</text:p>
          </table:table-cell>
          <table:table-cell office:value-type="float" office:value="1512584824" calcext:value-type="float">
            <text:p>1512584824</text:p>
          </table:table-cell>
          <table:table-cell office:value-type="float" office:value="802880167" calcext:value-type="float">
            <text:p>802880167</text:p>
          </table:table-cell>
          <table:table-cell office:value-type="float" office:value="726845119" calcext:value-type="float">
            <text:p>726845119</text:p>
          </table:table-cell>
          <table:table-cell office:value-type="float" office:value="508813062" calcext:value-type="float">
            <text:p>508813062</text:p>
          </table:table-cell>
          <table:table-cell office:value-type="float" office:value="446120890" calcext:value-type="float">
            <text:p>446120890</text:p>
          </table:table-cell>
          <table:table-cell office:value-type="float" office:value="301511765" calcext:value-type="float">
            <text:p>301511765</text:p>
          </table:table-cell>
          <table:table-cell office:value-type="float" office:value="268596505" calcext:value-type="float">
            <text:p>268596505</text:p>
          </table:table-cell>
          <table:table-cell office:value-type="float" office:value="121701180" calcext:value-type="float">
            <text:p>121701180</text:p>
          </table:table-cell>
          <table:table-cell office:value-type="float" office:value="1616194595" calcext:value-type="float">
            <text:p>1616194595</text:p>
          </table:table-cell>
          <table:table-cell office:value-type="float" office:value="902840664" calcext:value-type="float">
            <text:p>902840664</text:p>
          </table:table-cell>
          <table:table-cell office:value-type="float" office:value="706314965" calcext:value-type="float">
            <text:p>706314965</text:p>
          </table:table-cell>
          <table:table-cell office:value-type="float" office:value="301318759" calcext:value-type="float">
            <text:p>301318759</text:p>
          </table:table-cell>
          <table:table-cell office:value-type="float" office:value="1446830538" calcext:value-type="float">
            <text:p>1446830538</text:p>
          </table:table-cell>
          <table:table-cell office:value-type="float" office:value="401846255" calcext:value-type="float">
            <text:p>401846255</text:p>
          </table:table-cell>
          <table:table-cell office:value-type="float" office:value="66013054" calcext:value-type="float">
            <text:p>66013054</text:p>
          </table:table-cell>
          <table:table-cell office:value-type="float" office:value="129147543" calcext:value-type="float">
            <text:p>129147543</text:p>
          </table:table-cell>
          <table:table-cell office:value-type="float" office:value="1989490077" calcext:value-type="float">
            <text:p>1989490077</text:p>
          </table:table-cell>
          <table:table-cell office:value-type="float" office:value="903579638" calcext:value-type="float">
            <text:p>903579638</text:p>
          </table:table-cell>
          <table:table-cell office:value-type="float" office:value="106814012" calcext:value-type="float">
            <text:p>106814012</text:p>
          </table:table-cell>
          <table:table-cell office:value-type="float" office:value="201385326" calcext:value-type="float">
            <text:p>201385326</text:p>
          </table:table-cell>
          <table:table-cell office:value-type="float" office:value="1117628219" calcext:value-type="float">
            <text:p>1117628219</text:p>
          </table:table-cell>
          <table:table-cell office:value-type="float" office:value="201412945" calcext:value-type="float">
            <text:p>201412945</text:p>
          </table:table-cell>
          <table:table-cell office:value-type="float" office:value="349817938" calcext:value-type="float">
            <text:p>349817938</text:p>
          </table:table-cell>
          <table:table-cell office:value-type="float" office:value="221999458" calcext:value-type="float">
            <text:p>221999458</text:p>
          </table:table-cell>
          <table:table-cell office:value-type="float" office:value="1536713664" calcext:value-type="float">
            <text:p>1536713664</text:p>
          </table:table-cell>
          <table:table-cell office:value-type="float" office:value="702298863" calcext:value-type="float">
            <text:p>702298863</text:p>
          </table:table-cell>
          <table:table-cell office:value-type="float" office:value="643618091" calcext:value-type="float">
            <text:p>643618091</text:p>
          </table:table-cell>
          <table:table-cell office:value-type="float" office:value="401623402" calcext:value-type="float">
            <text:p>401623402</text:p>
          </table:table-cell>
          <table:table-cell office:value-type="float" office:value="879365298" calcext:value-type="float">
            <text:p>879365298</text:p>
          </table:table-cell>
          <table:table-cell office:value-type="float" office:value="781816" calcext:value-type="float">
            <text:p>781816</text:p>
          </table:table-cell>
          <table:table-cell office:value-type="float" office:value="610043792" calcext:value-type="float">
            <text:p>610043792</text:p>
          </table:table-cell>
          <table:table-cell office:value-type="float" office:value="118017711" calcext:value-type="float">
            <text:p>118017711</text:p>
          </table:table-cell>
          <table:table-cell office:value-type="float" office:value="1875255886" calcext:value-type="float">
            <text:p>1875255886</text:p>
          </table:table-cell>
          <table:table-cell office:value-type="float" office:value="804502475" calcext:value-type="float">
            <text:p>804502475</text:p>
          </table:table-cell>
          <table:table-cell office:value-type="float" office:value="701546520" calcext:value-type="float">
            <text:p>701546520</text:p>
          </table:table-cell>
          <table:table-cell office:value-type="float" office:value="304020073" calcext:value-type="float">
            <text:p>304020073</text:p>
          </table:table-cell>
          <table:table-cell office:value-type="float" office:value="1229197101" calcext:value-type="float">
            <text:p>1229197101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node4</text:p>
          </table:table-cell>
          <table:table-cell office:value-type="float" office:value="380231936" calcext:value-type="float">
            <text:p>380231936</text:p>
          </table:table-cell>
          <table:table-cell office:value-type="float" office:value="835797" calcext:value-type="float">
            <text:p>835797</text:p>
          </table:table-cell>
          <table:table-cell office:value-type="float" office:value="893046771" calcext:value-type="float">
            <text:p>893046771</text:p>
          </table:table-cell>
          <table:table-cell office:value-type="float" office:value="100927496" calcext:value-type="float">
            <text:p>100927496</text:p>
          </table:table-cell>
          <table:table-cell office:value-type="float" office:value="861889701" calcext:value-type="float">
            <text:p>861889701</text:p>
          </table:table-cell>
          <table:table-cell office:value-type="float" office:value="121191315" calcext:value-type="float">
            <text:p>121191315</text:p>
          </table:table-cell>
          <table:table-cell office:value-type="float" office:value="534233654" calcext:value-type="float">
            <text:p>534233654</text:p>
          </table:table-cell>
          <table:table-cell office:value-type="float" office:value="702432245" calcext:value-type="float">
            <text:p>702432245</text:p>
          </table:table-cell>
          <table:table-cell office:value-type="float" office:value="1145166203" calcext:value-type="float">
            <text:p>1145166203</text:p>
          </table:table-cell>
          <table:table-cell office:value-type="float" office:value="301694778" calcext:value-type="float">
            <text:p>301694778</text:p>
          </table:table-cell>
          <table:table-cell office:value-type="float" office:value="939063209" calcext:value-type="float">
            <text:p>939063209</text:p>
          </table:table-cell>
          <table:table-cell office:value-type="float" office:value="100980397" calcext:value-type="float">
            <text:p>100980397</text:p>
          </table:table-cell>
          <table:table-cell office:value-type="float" office:value="1035483714" calcext:value-type="float">
            <text:p>1035483714</text:p>
          </table:table-cell>
          <table:table-cell office:value-type="float" office:value="125978320" calcext:value-type="float">
            <text:p>125978320</text:p>
          </table:table-cell>
          <table:table-cell office:value-type="float" office:value="581864522" calcext:value-type="float">
            <text:p>581864522</text:p>
          </table:table-cell>
          <table:table-cell office:value-type="float" office:value="613307933" calcext:value-type="float">
            <text:p>613307933</text:p>
          </table:table-cell>
          <table:table-cell office:value-type="float" office:value="1065580638" calcext:value-type="float">
            <text:p>1065580638</text:p>
          </table:table-cell>
          <table:table-cell office:value-type="float" office:value="928583" calcext:value-type="float">
            <text:p>928583</text:p>
          </table:table-cell>
          <table:table-cell office:value-type="float" office:value="846069693" calcext:value-type="float">
            <text:p>846069693</text:p>
          </table:table-cell>
          <table:table-cell office:value-type="float" office:value="301411550" calcext:value-type="float">
            <text:p>301411550</text:p>
          </table:table-cell>
          <table:table-cell office:value-type="float" office:value="942884251" calcext:value-type="float">
            <text:p>942884251</text:p>
          </table:table-cell>
          <table:table-cell office:value-type="float" office:value="116021488" calcext:value-type="float">
            <text:p>116021488</text:p>
          </table:table-cell>
          <table:table-cell office:value-type="float" office:value="557224543" calcext:value-type="float">
            <text:p>557224543</text:p>
          </table:table-cell>
          <table:table-cell office:value-type="float" office:value="501973523" calcext:value-type="float">
            <text:p>501973523</text:p>
          </table:table-cell>
          <table:table-cell office:value-type="float" office:value="888538116" calcext:value-type="float">
            <text:p>888538116</text:p>
          </table:table-cell>
          <table:table-cell office:value-type="float" office:value="402068520" calcext:value-type="float">
            <text:p>402068520</text:p>
          </table:table-cell>
          <table:table-cell office:value-type="float" office:value="921495303" calcext:value-type="float">
            <text:p>921495303</text:p>
          </table:table-cell>
          <table:table-cell office:value-type="float" office:value="301258633" calcext:value-type="float">
            <text:p>301258633</text:p>
          </table:table-cell>
          <table:table-cell office:value-type="float" office:value="904543502" calcext:value-type="float">
            <text:p>904543502</text:p>
          </table:table-cell>
          <table:table-cell office:value-type="float" office:value="228282517" calcext:value-type="float">
            <text:p>228282517</text:p>
          </table:table-cell>
          <table:table-cell office:value-type="float" office:value="575242513" calcext:value-type="float">
            <text:p>575242513</text:p>
          </table:table-cell>
          <table:table-cell office:value-type="float" office:value="401876150" calcext:value-type="float">
            <text:p>401876150</text:p>
          </table:table-cell>
          <table:table-cell office:value-type="float" office:value="879383378" calcext:value-type="float">
            <text:p>879383378</text:p>
          </table:table-cell>
          <table:table-cell office:value-type="float" office:value="201665347" calcext:value-type="float">
            <text:p>201665347</text:p>
          </table:table-cell>
          <table:table-cell office:value-type="float" office:value="1065460549" calcext:value-type="float">
            <text:p>1065460549</text:p>
          </table:table-cell>
          <table:table-cell office:value-type="float" office:value="1017981" calcext:value-type="float">
            <text:p>1017981</text:p>
          </table:table-cell>
          <table:table-cell office:value-type="float" office:value="947368066" calcext:value-type="float">
            <text:p>947368066</text:p>
          </table:table-cell>
          <table:table-cell office:value-type="float" office:value="227661251" calcext:value-type="float">
            <text:p>227661251</text:p>
          </table:table-cell>
          <table:table-cell office:value-type="float" office:value="565176917" calcext:value-type="float">
            <text:p>565176917</text:p>
          </table:table-cell>
          <table:table-cell office:value-type="float" office:value="602112563" calcext:value-type="float">
            <text:p>602112563</text:p>
          </table:table-cell>
          <table:table-cell office:value-type="float" office:value="864749834" calcext:value-type="float">
            <text:p>864749834</text:p>
          </table:table-cell>
          <table:table-cell office:value-type="float" office:value="401721939" calcext:value-type="float">
            <text:p>401721939</text:p>
          </table:table-cell>
          <table:table-cell office:value-type="float" office:value="856680658" calcext:value-type="float">
            <text:p>856680658</text:p>
          </table:table-cell>
          <table:table-cell office:value-type="float" office:value="301457575" calcext:value-type="float">
            <text:p>301457575</text:p>
          </table:table-cell>
          <table:table-cell office:value-type="float" office:value="935799841" calcext:value-type="float">
            <text:p>935799841</text:p>
          </table:table-cell>
          <table:table-cell office:value-type="float" office:value="230193940" calcext:value-type="float">
            <text:p>230193940</text:p>
          </table:table-cell>
          <table:table-cell office:value-type="float" office:value="540820005" calcext:value-type="float">
            <text:p>540820005</text:p>
          </table:table-cell>
          <table:table-cell office:value-type="float" office:value="401972571" calcext:value-type="float">
            <text:p>401972571</text:p>
          </table:table-cell>
          <table:table-cell office:value-type="float" office:value="887930999" calcext:value-type="float">
            <text:p>887930999</text:p>
          </table:table-cell>
          <table:table-cell office:value-type="float" office:value="201300221" calcext:value-type="float">
            <text:p>201300221</text:p>
          </table:table-cell>
          <table:table-cell office:value-type="float" office:value="1022555434" calcext:value-type="float">
            <text:p>1022555434</text:p>
          </table:table-cell>
          <table:table-cell office:value-type="float" office:value="201290058" calcext:value-type="float">
            <text:p>201290058</text:p>
          </table:table-cell>
          <table:table-cell office:value-type="float" office:value="901413977" calcext:value-type="float">
            <text:p>901413977</text:p>
          </table:table-cell>
          <table:table-cell office:value-type="float" office:value="222125063" calcext:value-type="float">
            <text:p>222125063</text:p>
          </table:table-cell>
          <table:table-cell office:value-type="float" office:value="547689984" calcext:value-type="float">
            <text:p>547689984</text:p>
          </table:table-cell>
          <table:table-cell office:value-type="float" office:value="507902682" calcext:value-type="float">
            <text:p>507902682</text:p>
          </table:table-cell>
          <table:table-cell office:value-type="float" office:value="833963959" calcext:value-type="float">
            <text:p>833963959</text:p>
          </table:table-cell>
          <table:table-cell office:value-type="float" office:value="201308676" calcext:value-type="float">
            <text:p>201308676</text:p>
          </table:table-cell>
          <table:table-cell office:value-type="float" office:value="1003624812" calcext:value-type="float">
            <text:p>1003624812</text:p>
          </table:table-cell>
          <table:table-cell office:value-type="float" office:value="702657961" calcext:value-type="float">
            <text:p>702657961</text:p>
          </table:table-cell>
          <table:table-cell office:value-type="float" office:value="1145407191" calcext:value-type="float">
            <text:p>1145407191</text:p>
          </table:table-cell>
          <table:table-cell office:value-type="float" office:value="115269726" calcext:value-type="float">
            <text:p>115269726</text:p>
          </table:table-cell>
          <table:table-cell office:value-type="float" office:value="614901921" calcext:value-type="float">
            <text:p>614901921</text:p>
          </table:table-cell>
          <table:table-cell office:value-type="float" office:value="603040832" calcext:value-type="float">
            <text:p>603040832</text:p>
          </table:table-cell>
          <table:table-cell office:value-type="float" office:value="938687883" calcext:value-type="float">
            <text:p>938687883</text:p>
          </table:table-cell>
          <table:table-cell office:value-type="float" office:value="401574930" calcext:value-type="float">
            <text:p>401574930</text:p>
          </table:table-cell>
          <table:table-cell office:value-type="float" office:value="970119814" calcext:value-type="float">
            <text:p>970119814</text:p>
          </table:table-cell>
          <table:table-cell office:value-type="float" office:value="306816838" calcext:value-type="float">
            <text:p>306816838</text:p>
          </table:table-cell>
          <table:table-cell office:value-type="float" office:value="911690298" calcext:value-type="float">
            <text:p>911690298</text:p>
          </table:table-cell>
          <table:table-cell office:value-type="float" office:value="123760459" calcext:value-type="float">
            <text:p>123760459</text:p>
          </table:table-cell>
          <table:table-cell office:value-type="float" office:value="558444308" calcext:value-type="float">
            <text:p>558444308</text:p>
          </table:table-cell>
          <table:table-cell office:value-type="float" office:value="502339898" calcext:value-type="float">
            <text:p>502339898</text:p>
          </table:table-cell>
          <table:table-cell office:value-type="float" office:value="903749076" calcext:value-type="float">
            <text:p>903749076</text:p>
          </table:table-cell>
          <table:table-cell office:value-type="float" office:value="903370605" calcext:value-type="float">
            <text:p>903370605</text:p>
          </table:table-cell>
          <table:table-cell office:value-type="float" office:value="972194671" calcext:value-type="float">
            <text:p>972194671</text:p>
          </table:table-cell>
          <table:table-cell office:value-type="float" office:value="799156" calcext:value-type="float">
            <text:p>799156</text:p>
          </table:table-cell>
          <table:table-cell office:value-type="float" office:value="825747826" calcext:value-type="float">
            <text:p>825747826</text:p>
          </table:table-cell>
          <table:table-cell office:value-type="float" office:value="115345645" calcext:value-type="float">
            <text:p>115345645</text:p>
          </table:table-cell>
          <table:table-cell office:value-type="float" office:value="516484195" calcext:value-type="float">
            <text:p>516484195</text:p>
          </table:table-cell>
          <table:table-cell office:value-type="float" office:value="502255116" calcext:value-type="float">
            <text:p>502255116</text:p>
          </table:table-cell>
          <table:table-cell office:value-type="float" office:value="833128751" calcext:value-type="float">
            <text:p>833128751</text:p>
          </table:table-cell>
          <table:table-cell office:value-type="float" office:value="201643493" calcext:value-type="float">
            <text:p>201643493</text:p>
          </table:table-cell>
          <table:table-cell office:value-type="float" office:value="872333047" calcext:value-type="float">
            <text:p>872333047</text:p>
          </table:table-cell>
          <table:table-cell office:value-type="float" office:value="101047756" calcext:value-type="float">
            <text:p>101047756</text:p>
          </table:table-cell>
          <table:table-cell office:value-type="float" office:value="971319015" calcext:value-type="float">
            <text:p>971319015</text:p>
          </table:table-cell>
          <table:table-cell office:value-type="float" office:value="247934569" calcext:value-type="float">
            <text:p>247934569</text:p>
          </table:table-cell>
          <table:table-cell office:value-type="float" office:value="3606273939" calcext:value-type="float">
            <text:p>360627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81" calcext:value-type="float">
            <text:p>884481</text:p>
          </table:table-cell>
          <table:table-cell office:value-type="float" office:value="481123714" calcext:value-type="float">
            <text:p>481123714</text:p>
          </table:table-cell>
          <table:table-cell office:value-type="float" office:value="950556" calcext:value-type="float">
            <text:p>950556</text:p>
          </table:table-cell>
          <table:table-cell office:value-type="float" office:value="471124337" calcext:value-type="float">
            <text:p>471124337</text:p>
          </table:table-cell>
          <table:table-cell office:value-type="float" office:value="117689348" calcext:value-type="float">
            <text:p>117689348</text:p>
          </table:table-cell>
          <table:table-cell office:value-type="float" office:value="748773808" calcext:value-type="float">
            <text:p>748773808</text:p>
          </table:table-cell>
          <table:table-cell office:value-type="float" office:value="602304644" calcext:value-type="float">
            <text:p>602304644</text:p>
          </table:table-cell>
          <table:table-cell office:value-type="float" office:value="215169641" calcext:value-type="float">
            <text:p>215169641</text:p>
          </table:table-cell>
          <table:table-cell office:value-type="float" office:value="502388038" calcext:value-type="float">
            <text:p>502388038</text:p>
          </table:table-cell>
          <table:table-cell office:value-type="float" office:value="1065487024" calcext:value-type="float">
            <text:p>1065487024</text:p>
          </table:table-cell>
          <table:table-cell office:value-type="float" office:value="101155327" calcext:value-type="float">
            <text:p>101155327</text:p>
          </table:table-cell>
          <table:table-cell office:value-type="float" office:value="1309355942" calcext:value-type="float">
            <text:p>1309355942</text:p>
          </table:table-cell>
          <table:table-cell office:value-type="float" office:value="225640733" calcext:value-type="float">
            <text:p>225640733</text:p>
          </table:table-cell>
          <table:table-cell office:value-type="float" office:value="859325209" calcext:value-type="float">
            <text:p>859325209</text:p>
          </table:table-cell>
          <table:table-cell office:value-type="float" office:value="602291756" calcext:value-type="float">
            <text:p>602291756</text:p>
          </table:table-cell>
          <table:table-cell office:value-type="float" office:value="160487258" calcext:value-type="float">
            <text:p>160487258</text:p>
          </table:table-cell>
          <table:table-cell office:value-type="float" office:value="301573081" calcext:value-type="float">
            <text:p>301573081</text:p>
          </table:table-cell>
          <table:table-cell office:value-type="float" office:value="1274234456" calcext:value-type="float">
            <text:p>1274234456</text:p>
          </table:table-cell>
          <table:table-cell office:value-type="float" office:value="201410073" calcext:value-type="float">
            <text:p>201410073</text:p>
          </table:table-cell>
          <table:table-cell office:value-type="float" office:value="1017403767" calcext:value-type="float">
            <text:p>1017403767</text:p>
          </table:table-cell>
          <table:table-cell office:value-type="float" office:value="124683555" calcext:value-type="float">
            <text:p>124683555</text:p>
          </table:table-cell>
          <table:table-cell office:value-type="float" office:value="974504841" calcext:value-type="float">
            <text:p>974504841</text:p>
          </table:table-cell>
          <table:table-cell office:value-type="float" office:value="502174672" calcext:value-type="float">
            <text:p>502174672</text:p>
          </table:table-cell>
          <table:table-cell office:value-type="float" office:value="259455997" calcext:value-type="float">
            <text:p>259455997</text:p>
          </table:table-cell>
          <table:table-cell office:value-type="float" office:value="201474203" calcext:value-type="float">
            <text:p>201474203</text:p>
          </table:table-cell>
          <table:table-cell office:value-type="float" office:value="1288700214" calcext:value-type="float">
            <text:p>1288700214</text:p>
          </table:table-cell>
          <table:table-cell office:value-type="float" office:value="401847837" calcext:value-type="float">
            <text:p>401847837</text:p>
          </table:table-cell>
          <table:table-cell office:value-type="float" office:value="695798293" calcext:value-type="float">
            <text:p>695798293</text:p>
          </table:table-cell>
          <table:table-cell office:value-type="float" office:value="220086116" calcext:value-type="float">
            <text:p>220086116</text:p>
          </table:table-cell>
          <table:table-cell office:value-type="float" office:value="1224709701" calcext:value-type="float">
            <text:p>1224709701</text:p>
          </table:table-cell>
          <table:table-cell office:value-type="float" office:value="601898416" calcext:value-type="float">
            <text:p>601898416</text:p>
          </table:table-cell>
          <table:table-cell office:value-type="float" office:value="147749370" calcext:value-type="float">
            <text:p>147749370</text:p>
          </table:table-cell>
          <table:table-cell office:value-type="float" office:value="301465674" calcext:value-type="float">
            <text:p>301465674</text:p>
          </table:table-cell>
          <table:table-cell office:value-type="float" office:value="1220674907" calcext:value-type="float">
            <text:p>1220674907</text:p>
          </table:table-cell>
          <table:table-cell office:value-type="float" office:value="502133415" calcext:value-type="float">
            <text:p>502133415</text:p>
          </table:table-cell>
          <table:table-cell office:value-type="float" office:value="631025700" calcext:value-type="float">
            <text:p>631025700</text:p>
          </table:table-cell>
          <table:table-cell office:value-type="float" office:value="117279300" calcext:value-type="float">
            <text:p>117279300</text:p>
          </table:table-cell>
          <table:table-cell office:value-type="float" office:value="1307988037" calcext:value-type="float">
            <text:p>1307988037</text:p>
          </table:table-cell>
          <table:table-cell office:value-type="float" office:value="1408589191" calcext:value-type="float">
            <text:p>1408589191</text:p>
          </table:table-cell>
          <table:table-cell office:value-type="float" office:value="-866148434" calcext:value-type="float">
            <text:p>-866148434</text:p>
          </table:table-cell>
          <table:table-cell office:value-type="float" office:value="201235300" calcext:value-type="float">
            <text:p>201235300</text:p>
          </table:table-cell>
          <table:table-cell office:value-type="float" office:value="2057694453" calcext:value-type="float">
            <text:p>2057694453</text:p>
          </table:table-cell>
          <table:table-cell office:value-type="float" office:value="401666238" calcext:value-type="float">
            <text:p>401666238</text:p>
          </table:table-cell>
          <table:table-cell office:value-type="float" office:value="754028078" calcext:value-type="float">
            <text:p>754028078</text:p>
          </table:table-cell>
          <table:table-cell office:value-type="float" office:value="226680893" calcext:value-type="float">
            <text:p>226680893</text:p>
          </table:table-cell>
          <table:table-cell office:value-type="float" office:value="1207864695" calcext:value-type="float">
            <text:p>1207864695</text:p>
          </table:table-cell>
          <table:table-cell office:value-type="float" office:value="1002876484" calcext:value-type="float">
            <text:p>1002876484</text:p>
          </table:table-cell>
          <table:table-cell office:value-type="float" office:value="-363142925" calcext:value-type="float">
            <text:p>-363142925</text:p>
          </table:table-cell>
          <table:table-cell office:value-type="float" office:value="301535213" calcext:value-type="float">
            <text:p>301535213</text:p>
          </table:table-cell>
          <table:table-cell office:value-type="float" office:value="1694488288" calcext:value-type="float">
            <text:p>1694488288</text:p>
          </table:table-cell>
          <table:table-cell office:value-type="float" office:value="501770807" calcext:value-type="float">
            <text:p>501770807</text:p>
          </table:table-cell>
          <table:table-cell office:value-type="float" office:value="762683699" calcext:value-type="float">
            <text:p>762683699</text:p>
          </table:table-cell>
          <table:table-cell office:value-type="float" office:value="221923568" calcext:value-type="float">
            <text:p>221923568</text:p>
          </table:table-cell>
          <table:table-cell office:value-type="float" office:value="1232687447" calcext:value-type="float">
            <text:p>1232687447</text:p>
          </table:table-cell>
          <table:table-cell office:value-type="float" office:value="902804665" calcext:value-type="float">
            <text:p>902804665</text:p>
          </table:table-cell>
          <table:table-cell office:value-type="float" office:value="-325722426" calcext:value-type="float">
            <text:p>-325722426</text:p>
          </table:table-cell>
          <table:table-cell office:value-type="float" office:value="201495018" calcext:value-type="float">
            <text:p>201495018</text:p>
          </table:table-cell>
          <table:table-cell office:value-type="float" office:value="1856698855" calcext:value-type="float">
            <text:p>1856698855</text:p>
          </table:table-cell>
          <table:table-cell office:value-type="float" office:value="903158427" calcext:value-type="float">
            <text:p>903158427</text:p>
          </table:table-cell>
          <table:table-cell office:value-type="float" office:value="450572079" calcext:value-type="float">
            <text:p>450572079</text:p>
          </table:table-cell>
          <table:table-cell office:value-type="float" office:value="326567600" calcext:value-type="float">
            <text:p>326567600</text:p>
          </table:table-cell>
          <table:table-cell office:value-type="float" office:value="1560172419" calcext:value-type="float">
            <text:p>1560172419</text:p>
          </table:table-cell>
          <table:table-cell office:value-type="float" office:value="802795484" calcext:value-type="float">
            <text:p>802795484</text:p>
          </table:table-cell>
          <table:table-cell office:value-type="float" office:value="-15764760" calcext:value-type="float">
            <text:p>-15764760</text:p>
          </table:table-cell>
          <table:table-cell office:value-type="float" office:value="401837466" calcext:value-type="float">
            <text:p>401837466</text:p>
          </table:table-cell>
          <table:table-cell office:value-type="float" office:value="1399507663" calcext:value-type="float">
            <text:p>1399507663</text:p>
          </table:table-cell>
          <table:table-cell office:value-type="float" office:value="704017733" calcext:value-type="float">
            <text:p>704017733</text:p>
          </table:table-cell>
          <table:table-cell office:value-type="float" office:value="531442273" calcext:value-type="float">
            <text:p>531442273</text:p>
          </table:table-cell>
          <table:table-cell office:value-type="float" office:value="138055475" calcext:value-type="float">
            <text:p>138055475</text:p>
          </table:table-cell>
          <table:table-cell office:value-type="float" office:value="1521556734" calcext:value-type="float">
            <text:p>1521556734</text:p>
          </table:table-cell>
          <table:table-cell office:value-type="float" office:value="803298186" calcext:value-type="float">
            <text:p>803298186</text:p>
          </table:table-cell>
          <table:table-cell office:value-type="float" office:value="-324356640" calcext:value-type="float">
            <text:p>-324356640</text:p>
          </table:table-cell>
          <table:table-cell office:value-type="float" office:value="304217404" calcext:value-type="float">
            <text:p>304217404</text:p>
          </table:table-cell>
          <table:table-cell office:value-type="float" office:value="1364834174" calcext:value-type="float">
            <text:p>1364834174</text:p>
          </table:table-cell>
          <table:table-cell office:value-type="float" office:value="201482527" calcext:value-type="float">
            <text:p>201482527</text:p>
          </table:table-cell>
          <table:table-cell office:value-type="float" office:value="977376323" calcext:value-type="float">
            <text:p>977376323</text:p>
          </table:table-cell>
          <table:table-cell office:value-type="float" office:value="216578497" calcext:value-type="float">
            <text:p>216578497</text:p>
          </table:table-cell>
          <table:table-cell office:value-type="float" office:value="837031862" calcext:value-type="float">
            <text:p>837031862</text:p>
          </table:table-cell>
          <table:table-cell office:value-type="float" office:value="902753152" calcext:value-type="float">
            <text:p>902753152</text:p>
          </table:table-cell>
          <table:table-cell office:value-type="float" office:value="-381403548" calcext:value-type="float">
            <text:p>-381403548</text:p>
          </table:table-cell>
          <table:table-cell office:value-type="float" office:value="201204272" calcext:value-type="float">
            <text:p>201204272</text:p>
          </table:table-cell>
          <table:table-cell office:value-type="float" office:value="1743847578" calcext:value-type="float">
            <text:p>1743847578</text:p>
          </table:table-cell>
          <table:table-cell office:value-type="float" office:value="1300127" calcext:value-type="float">
            <text:p>1300127</text:p>
          </table:table-cell>
          <table:table-cell office:value-type="float" office:value="1416427172" calcext:value-type="float">
            <text:p>1416427172</text:p>
          </table:table-cell>
          <table:table-cell office:value-type="float" office:value="118323246" calcext:value-type="float">
            <text:p>118323246</text:p>
          </table:table-cell>
          <table:table-cell office:value-type="float" office:value="804899615" calcext:value-type="float">
            <text:p>804899615</text:p>
          </table:table-cell>
          <table:table-cell office:value-type="float" office:value="1003280191" calcext:value-type="float">
            <text:p>1003280191</text:p>
          </table:table-cell>
          <table:table-cell office:value-type="float" office:value="-520097426" calcext:value-type="float">
            <text:p>-520097426</text:p>
          </table:table-cell>
          <table:table-cell office:value-type="float" office:value="301612654" calcext:value-type="float">
            <text:p>301612654</text:p>
          </table:table-cell>
          <table:table-cell office:value-type="float" office:value="1657897086" calcext:value-type="float">
            <text:p>1657897086</text:p>
          </table:table-cell>
          <table:table-cell office:value-type="float" office:value="401857063" calcext:value-type="float">
            <text:p>401857063</text:p>
          </table:table-cell>
          <table:table-cell office:value-type="float" office:value="848726583" calcext:value-type="float">
            <text:p>848726583</text:p>
          </table:table-cell>
          <table:table-cell office:value-type="float" office:value="245663480" calcext:value-type="float">
            <text:p>245663480</text:p>
          </table:table-cell>
          <table:table-cell office:value-type="float" office:value="1179504847" calcext:value-type="float">
            <text:p>1179504847</text:p>
          </table:table-cell>
          <table:table-cell office:value-type="float" office:value="903120934" calcext:value-type="float">
            <text:p>903120934</text:p>
          </table:table-cell>
          <table:table-cell office:value-type="float" office:value="-337852777" calcext:value-type="float">
            <text:p>-337852777</text:p>
          </table:table-cell>
          <table:table-cell office:value-type="float" office:value="101378783" calcext:value-type="float">
            <text:p>101378783</text:p>
          </table:table-cell>
          <table:table-cell office:value-type="float" office:value="1840748626" calcext:value-type="float">
            <text:p>1840748626</text:p>
          </table:table-cell>
          <table:table-cell office:value-type="float" office:value="201359526" calcext:value-type="float">
            <text:p>201359526</text:p>
          </table:table-cell>
          <table:table-cell office:value-type="float" office:value="813764791" calcext:value-type="float">
            <text:p>813764791</text:p>
          </table:table-cell>
          <table:table-cell office:value-type="float" office:value="224058502" calcext:value-type="float">
            <text:p>224058502</text:p>
          </table:table-cell>
          <table:table-cell office:value-type="float" office:value="1090586808" calcext:value-type="float">
            <text:p>1090586808</text:p>
          </table:table-cell>
          <table:table-cell office:value-type="float" office:value="702505010" calcext:value-type="float">
            <text:p>702505010</text:p>
          </table:table-cell>
          <table:table-cell office:value-type="float" office:value="-134101423" calcext:value-type="float">
            <text:p>-134101423</text:p>
          </table:table-cell>
          <table:table-cell office:value-type="float" office:value="401732489" calcext:value-type="float">
            <text:p>401732489</text:p>
          </table:table-cell>
          <table:table-cell office:value-type="float" office:value="1231329856" calcext:value-type="float">
            <text:p>1231329856</text:p>
          </table:table-cell>
          <table:table-cell office:value-type="float" office:value="602054145" calcext:value-type="float">
            <text:p>602054145</text:p>
          </table:table-cell>
          <table:table-cell office:value-type="float" office:value="763890643" calcext:value-type="float">
            <text:p>763890643</text:p>
          </table:table-cell>
          <table:table-cell office:value-type="float" office:value="119484528" calcext:value-type="float">
            <text:p>119484528</text:p>
          </table:table-cell>
          <table:table-cell office:value-type="float" office:value="1429358392" calcext:value-type="float">
            <text:p>1429358392</text:p>
          </table:table-cell>
          <table:table-cell office:value-type="float" office:value="1308904631" calcext:value-type="float">
            <text:p>1308904631</text:p>
          </table:table-cell>
          <table:table-cell office:value-type="float" office:value="-787028404" calcext:value-type="float">
            <text:p>-787028404</text:p>
          </table:table-cell>
          <table:table-cell office:value-type="float" office:value="702245118" calcext:value-type="float">
            <text:p>702245118</text:p>
          </table:table-cell>
          <table:table-cell office:value-type="float" office:value="1661343409" calcext:value-type="float">
            <text:p>1661343409</text:p>
          </table:table-cell>
          <table:table-cell office:value-type="float" office:value="302048312" calcext:value-type="float">
            <text:p>302048312</text:p>
          </table:table-cell>
          <table:table-cell office:value-type="float" office:value="1369185741" calcext:value-type="float">
            <text:p>1369185741</text:p>
          </table:table-cell>
          <table:table-cell office:value-type="float" office:value="121764520" calcext:value-type="float">
            <text:p>121764520</text:p>
          </table:table-cell>
          <table:table-cell office:value-type="float" office:value="1223366427" calcext:value-type="float">
            <text:p>1223366427</text:p>
          </table:table-cell>
          <table:table-cell office:value-type="float" office:value="802466358" calcext:value-type="float">
            <text:p>802466358</text:p>
          </table:table-cell>
          <table:table-cell office:value-type="float" office:value="-267207995" calcext:value-type="float">
            <text:p>-267207995</text:p>
          </table:table-cell>
          <table:table-cell office:value-type="float" office:value="201599304" calcext:value-type="float">
            <text:p>201599304</text:p>
          </table:table-cell>
          <table:table-cell office:value-type="float" office:value="1675901796" calcext:value-type="float">
            <text:p>1675901796</text:p>
          </table:table-cell>
          <table:table-cell office:value-type="float" office:value="1185024" calcext:value-type="float">
            <text:p>1185024</text:p>
          </table:table-cell>
          <table:table-cell office:value-type="float" office:value="1332371609" calcext:value-type="float">
            <text:p>1332371609</text:p>
          </table:table-cell>
          <table:table-cell office:value-type="float" office:value="126925724" calcext:value-type="float">
            <text:p>126925724</text:p>
          </table:table-cell>
          <table:table-cell office:value-type="float" office:value="973284686" calcext:value-type="float">
            <text:p>97328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928" calcext:value-type="float">
            <text:p>1307928</text:p>
          </table:table-cell>
          <table:table-cell office:value-type="float" office:value="3597547647" calcext:value-type="float">
            <text:p>3597547647</text:p>
          </table:table-cell>
          <table:table-cell office:value-type="float" office:value="815583" calcext:value-type="float">
            <text:p>815583</text:p>
          </table:table-cell>
          <table:table-cell office:value-type="float" office:value="680840132" calcext:value-type="float">
            <text:p>680840132</text:p>
          </table:table-cell>
          <table:table-cell office:value-type="float" office:value="116740268" calcext:value-type="float">
            <text:p>116740268</text:p>
          </table:table-cell>
          <table:table-cell office:value-type="float" office:value="396999091" calcext:value-type="float">
            <text:p>396999091</text:p>
          </table:table-cell>
          <table:table-cell office:value-type="float" office:value="702601288" calcext:value-type="float">
            <text:p>702601288</text:p>
          </table:table-cell>
          <table:table-cell office:value-type="float" office:value="65040625" calcext:value-type="float">
            <text:p>65040625</text:p>
          </table:table-cell>
          <table:table-cell office:value-type="float" office:value="101236916" calcext:value-type="float">
            <text:p>101236916</text:p>
          </table:table-cell>
          <table:table-cell office:value-type="float" office:value="358117353" calcext:value-type="float">
            <text:p>358117353</text:p>
          </table:table-cell>
          <table:table-cell office:value-type="float" office:value="209189408" calcext:value-type="float">
            <text:p>209189408</text:p>
          </table:table-cell>
          <table:table-cell office:value-type="float" office:value="1362696817" calcext:value-type="float">
            <text:p>1362696817</text:p>
          </table:table-cell>
          <table:table-cell office:value-type="float" office:value="225908133" calcext:value-type="float">
            <text:p>225908133</text:p>
          </table:table-cell>
          <table:table-cell office:value-type="float" office:value="715941350" calcext:value-type="float">
            <text:p>7159413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560" calcext:value-type="float">
            <text:p>869560</text:p>
          </table:table-cell>
          <table:table-cell office:value-type="float" office:value="1023979703" calcext:value-type="float">
            <text:p>1023979703</text:p>
          </table:table-cell>
          <table:table-cell office:value-type="float" office:value="221316222" calcext:value-type="float">
            <text:p>221316222</text:p>
          </table:table-cell>
          <table:table-cell office:value-type="float" office:value="3400446901" calcext:value-type="float">
            <text:p>3400446901</text:p>
          </table:table-cell>
          <table:table-cell office:value-type="float" office:value="702584489" calcext:value-type="float">
            <text:p>702584489</text:p>
          </table:table-cell>
          <table:table-cell office:value-type="float" office:value="-87177259" calcext:value-type="float">
            <text:p>-87177259</text:p>
          </table:table-cell>
          <table:table-cell office:value-type="float" office:value="201320667" calcext:value-type="float">
            <text:p>201320667</text:p>
          </table:table-cell>
          <table:table-cell office:value-type="float" office:value="379377552" calcext:value-type="float">
            <text:p>379377552</text:p>
          </table:table-cell>
          <table:table-cell office:value-type="float" office:value="301606962" calcext:value-type="float">
            <text:p>301606962</text:p>
          </table:table-cell>
          <table:table-cell office:value-type="float" office:value="209096102" calcext:value-type="float">
            <text:p>209096102</text:p>
          </table:table-cell>
          <table:table-cell office:value-type="float" office:value="222136404" calcext:value-type="float">
            <text:p>222136404</text:p>
          </table:table-cell>
          <table:table-cell office:value-type="float" office:value="331937682" calcext:value-type="float">
            <text:p>331937682</text:p>
          </table:table-cell>
          <table:table-cell office:value-type="float" office:value="713684310" calcext:value-type="float">
            <text:p>713684310</text:p>
          </table:table-cell>
          <table:table-cell office:value-type="float" office:value="1039648164" calcext:value-type="float">
            <text:p>1039648164</text:p>
          </table:table-cell>
          <table:table-cell office:value-type="float" office:value="301661595" calcext:value-type="float">
            <text:p>301661595</text:p>
          </table:table-cell>
          <table:table-cell office:value-type="float" office:value="819771136" calcext:value-type="float">
            <text:p>819771136</text:p>
          </table:table-cell>
          <table:table-cell office:value-type="float" office:value="502047518" calcext:value-type="float">
            <text:p>502047518</text:p>
          </table:table-cell>
          <table:table-cell office:value-type="float" office:value="721165191" calcext:value-type="float">
            <text:p>721165191</text:p>
          </table:table-cell>
          <table:table-cell office:value-type="float" office:value="123372496" calcext:value-type="float">
            <text:p>123372496</text:p>
          </table:table-cell>
          <table:table-cell office:value-type="float" office:value="523751398" calcext:value-type="float">
            <text:p>523751398</text:p>
          </table:table-cell>
          <table:table-cell office:value-type="float" office:value="802603768" calcext:value-type="float">
            <text:p>802603768</text:p>
          </table:table-cell>
          <table:table-cell office:value-type="float" office:value="968548986" calcext:value-type="float">
            <text:p>968548986</text:p>
          </table:table-cell>
          <table:table-cell office:value-type="float" office:value="201954306" calcext:value-type="float">
            <text:p>201954306</text:p>
          </table:table-cell>
          <table:table-cell office:value-type="float" office:value="1099151869" calcext:value-type="float">
            <text:p>1099151869</text:p>
          </table:table-cell>
          <table:table-cell office:value-type="float" office:value="401562121" calcext:value-type="float">
            <text:p>401562121</text:p>
          </table:table-cell>
          <table:table-cell office:value-type="float" office:value="1223052994" calcext:value-type="float">
            <text:p>1223052994</text:p>
          </table:table-cell>
          <table:table-cell office:value-type="float" office:value="121536536" calcext:value-type="float">
            <text:p>121536536</text:p>
          </table:table-cell>
          <table:table-cell office:value-type="float" office:value="354006928" calcext:value-type="float">
            <text:p>354006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880" calcext:value-type="float">
            <text:p>920880</text:p>
          </table:table-cell>
          <table:table-cell office:value-type="float" office:value="1815112886" calcext:value-type="float">
            <text:p>1815112886</text:p>
          </table:table-cell>
          <table:table-cell office:value-type="float" office:value="979367" calcext:value-type="float">
            <text:p>979367</text:p>
          </table:table-cell>
          <table:table-cell office:value-type="float" office:value="1242455530" calcext:value-type="float">
            <text:p>1242455530</text:p>
          </table:table-cell>
          <table:table-cell office:value-type="float" office:value="220031585" calcext:value-type="float">
            <text:p>220031585</text:p>
          </table:table-cell>
          <table:table-cell office:value-type="float" office:value="1370104269" calcext:value-type="float">
            <text:p>1370104269</text:p>
          </table:table-cell>
          <table:table-cell office:value-type="float" office:value="802685373" calcext:value-type="float">
            <text:p>802685373</text:p>
          </table:table-cell>
          <table:table-cell office:value-type="float" office:value="2717715238" calcext:value-type="float">
            <text:p>2717715238</text:p>
          </table:table-cell>
          <table:table-cell office:value-type="float" office:value="1859833" calcext:value-type="float">
            <text:p>1859833</text:p>
          </table:table-cell>
          <table:table-cell office:value-type="float" office:value="625504264" calcext:value-type="float">
            <text:p>625504264</text:p>
          </table:table-cell>
          <table:table-cell office:value-type="float" office:value="201268871" calcext:value-type="float">
            <text:p>201268871</text:p>
          </table:table-cell>
          <table:table-cell office:value-type="float" office:value="419582097" calcext:value-type="float">
            <text:p>419582097</text:p>
          </table:table-cell>
          <table:table-cell office:value-type="float" office:value="131907534" calcext:value-type="float">
            <text:p>131907534</text:p>
          </table:table-cell>
          <table:table-cell office:value-type="float" office:value="1013317845" calcext:value-type="float">
            <text:p>1013317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2577" calcext:value-type="float">
            <text:p>6332577</text:p>
          </table:table-cell>
          <table:table-cell office:value-type="float" office:value="667624573" calcext:value-type="float">
            <text:p>667624573</text:p>
          </table:table-cell>
          <table:table-cell office:value-type="float" office:value="220661825" calcext:value-type="float">
            <text:p>220661825</text:p>
          </table:table-cell>
          <table:table-cell office:value-type="float" office:value="1602818147" calcext:value-type="float">
            <text:p>1602818147</text:p>
          </table:table-cell>
          <table:table-cell office:value-type="float" office:value="702460624" calcext:value-type="float">
            <text:p>702460624</text:p>
          </table:table-cell>
          <table:table-cell office:value-type="float" office:value="390326530" calcext:value-type="float">
            <text:p>390326530</text:p>
          </table:table-cell>
          <table:table-cell office:value-type="float" office:value="202194143" calcext:value-type="float">
            <text:p>202194143</text:p>
          </table:table-cell>
          <table:table-cell office:value-type="float" office:value="1045479725" calcext:value-type="float">
            <text:p>1045479725</text:p>
          </table:table-cell>
          <table:table-cell office:value-type="float" office:value="406433334" calcext:value-type="float">
            <text:p>406433334</text:p>
          </table:table-cell>
          <table:table-cell office:value-type="float" office:value="3258637603" calcext:value-type="float">
            <text:p>3258637603</text:p>
          </table:table-cell>
          <table:table-cell office:value-type="float" office:value="217441436" calcext:value-type="float">
            <text:p>217441436</text:p>
          </table:table-cell>
          <table:table-cell office:value-type="float" office:value="334644377" calcext:value-type="float">
            <text:p>334644377</text:p>
          </table:table-cell>
          <table:table-cell office:value-type="float" office:value="802729592" calcext:value-type="float">
            <text:p>802729592</text:p>
          </table:table-cell>
          <table:table-cell office:value-type="float" office:value="-261958610" calcext:value-type="float">
            <text:p>-261958610</text:p>
          </table:table-cell>
          <table:table-cell office:value-type="float" office:value="1209813086" calcext:value-type="float">
            <text:p>1209813086</text:p>
          </table:table-cell>
          <table:table-cell office:value-type="float" office:value="-751307141" calcext:value-type="float">
            <text:p>-751307141</text:p>
          </table:table-cell>
          <table:table-cell office:value-type="float" office:value="101119911" calcext:value-type="float">
            <text:p>101119911</text:p>
          </table:table-cell>
          <table:table-cell office:value-type="float" office:value="521177946" calcext:value-type="float">
            <text:p>521177946</text:p>
          </table:table-cell>
          <table:table-cell office:value-type="float" office:value="118608849" calcext:value-type="float">
            <text:p>118608849</text:p>
          </table:table-cell>
          <table:table-cell office:value-type="float" office:value="1396520914" calcext:value-type="float">
            <text:p>1396520914</text:p>
          </table:table-cell>
          <table:table-cell office:value-type="float" office:value="1203840873" calcext:value-type="float">
            <text:p>1203840873</text:p>
          </table:table-cell>
          <table:table-cell office:value-type="float" office:value="-67873378" calcext:value-type="float">
            <text:p>-67873378</text:p>
          </table:table-cell>
          <table:table-cell office:value-type="float" office:value="301447950" calcext:value-type="float">
            <text:p>301447950</text:p>
          </table:table-cell>
          <table:table-cell office:value-type="float" office:value="963496833" calcext:value-type="float">
            <text:p>963496833</text:p>
          </table:table-cell>
          <table:table-cell office:value-type="float" office:value="502138225" calcext:value-type="float">
            <text:p>502138225</text:p>
          </table:table-cell>
          <table:table-cell office:value-type="float" office:value="161109630" calcext:value-type="float">
            <text:p>161109630</text:p>
          </table:table-cell>
          <table:table-cell office:value-type="float" office:value="121586723" calcext:value-type="float">
            <text:p>121586723</text:p>
          </table:table-cell>
          <table:table-cell office:value-type="float" office:value="1678009509" calcext:value-type="float">
            <text:p>1678009509</text:p>
          </table:table-cell>
          <table:table-cell office:value-type="float" office:value="903270006" calcext:value-type="float">
            <text:p>903270006</text:p>
          </table:table-cell>
          <table:table-cell office:value-type="float" office:value="1306822054" calcext:value-type="float">
            <text:p>1306822054</text:p>
          </table:table-cell>
          <table:table-cell office:value-type="float" office:value="934680" calcext:value-type="float">
            <text:p>934680</text:p>
          </table:table-cell>
          <table:table-cell office:value-type="float" office:value="1230575112" calcext:value-type="float">
            <text:p>1230575112</text:p>
          </table:table-cell>
          <table:table-cell office:value-type="float" office:value="918000" calcext:value-type="float">
            <text:p>918000</text:p>
          </table:table-cell>
          <table:table-cell office:value-type="float" office:value="507757680" calcext:value-type="float">
            <text:p>507757680</text:p>
          </table:table-cell>
          <table:table-cell office:value-type="float" office:value="156535822" calcext:value-type="float">
            <text:p>156535822</text:p>
          </table:table-cell>
          <table:table-cell office:value-type="float" office:value="2010420231" calcext:value-type="float">
            <text:p>2010420231</text:p>
          </table:table-cell>
          <table:table-cell office:value-type="float" office:value="903054374" calcext:value-type="float">
            <text:p>903054374</text:p>
          </table:table-cell>
          <table:table-cell office:value-type="float" office:value="378668441" calcext:value-type="float">
            <text:p>378668441</text:p>
          </table:table-cell>
          <table:table-cell office:value-type="float" office:value="301519932" calcext:value-type="float">
            <text:p>301519932</text:p>
          </table:table-cell>
          <table:table-cell office:value-type="float" office:value="1285508221" calcext:value-type="float">
            <text:p>1285508221</text:p>
          </table:table-cell>
          <table:table-cell office:value-type="float" office:value="501776764" calcext:value-type="float">
            <text:p>501776764</text:p>
          </table:table-cell>
          <table:table-cell office:value-type="float" office:value="-42362217" calcext:value-type="float">
            <text:p>-42362217</text:p>
          </table:table-cell>
          <table:table-cell office:value-type="float" office:value="120073122" calcext:value-type="float">
            <text:p>120073122</text:p>
          </table:table-cell>
          <table:table-cell office:value-type="float" office:value="2058686452" calcext:value-type="float">
            <text:p>2058686452</text:p>
          </table:table-cell>
          <table:table-cell office:value-type="float" office:value="1003237399" calcext:value-type="float">
            <text:p>1003237399</text:p>
          </table:table-cell>
          <table:table-cell office:value-type="float" office:value="134113690" calcext:value-type="float">
            <text:p>134113690</text:p>
          </table:table-cell>
          <table:table-cell office:value-type="float" office:value="505490509" calcext:value-type="float">
            <text:p>505490509</text:p>
          </table:table-cell>
          <table:table-cell office:value-type="float" office:value="446020582" calcext:value-type="float">
            <text:p>446020582</text:p>
          </table:table-cell>
          <table:table-cell office:value-type="float" office:value="201300248" calcext:value-type="float">
            <text:p>201300248</text:p>
          </table:table-cell>
          <table:table-cell office:value-type="float" office:value="337667761" calcext:value-type="float">
            <text:p>337667761</text:p>
          </table:table-cell>
          <table:table-cell office:value-type="float" office:value="223462531" calcext:value-type="float">
            <text:p>223462531</text:p>
          </table:table-cell>
          <table:table-cell office:value-type="float" office:value="1651270320" calcext:value-type="float">
            <text:p>1651270320</text:p>
          </table:table-cell>
          <table:table-cell office:value-type="float" office:value="802407741" calcext:value-type="float">
            <text:p>802407741</text:p>
          </table:table-cell>
          <table:table-cell office:value-type="float" office:value="478339672" calcext:value-type="float">
            <text:p>478339672</text:p>
          </table:table-cell>
          <table:table-cell office:value-type="float" office:value="301561767" calcext:value-type="float">
            <text:p>301561767</text:p>
          </table:table-cell>
          <table:table-cell office:value-type="float" office:value="1238284168" calcext:value-type="float">
            <text:p>1238284168</text:p>
          </table:table-cell>
          <table:table-cell office:value-type="float" office:value="603356162" calcext:value-type="float">
            <text:p>603356162</text:p>
          </table:table-cell>
          <table:table-cell office:value-type="float" office:value="-34993170" calcext:value-type="float">
            <text:p>-34993170</text:p>
          </table:table-cell>
          <table:table-cell office:value-type="float" office:value="188556589" calcext:value-type="float">
            <text:p>188556589</text:p>
          </table:table-cell>
          <table:table-cell office:value-type="float" office:value="2053625528" calcext:value-type="float">
            <text:p>2053625528</text:p>
          </table:table-cell>
          <table:table-cell office:value-type="float" office:value="1002848414" calcext:value-type="float">
            <text:p>1002848414</text:p>
          </table:table-cell>
          <table:table-cell office:value-type="float" office:value="546176546" calcext:value-type="float">
            <text:p>546176546</text:p>
          </table:table-cell>
          <table:table-cell office:value-type="float" office:value="112098731" calcext:value-type="float">
            <text:p>112098731</text:p>
          </table:table-cell>
          <table:table-cell office:value-type="float" office:value="1172599709" calcext:value-type="float">
            <text:p>1172599709</text:p>
          </table:table-cell>
          <table:table-cell office:value-type="float" office:value="301538027" calcext:value-type="float">
            <text:p>301538027</text:p>
          </table:table-cell>
          <table:table-cell office:value-type="float" office:value="276172893" calcext:value-type="float">
            <text:p>276172893</text:p>
          </table:table-cell>
          <table:table-cell office:value-type="float" office:value="125523384" calcext:value-type="float">
            <text:p>125523384</text:p>
          </table:table-cell>
          <table:table-cell office:value-type="float" office:value="1852362065" calcext:value-type="float">
            <text:p>1852362065</text:p>
          </table:table-cell>
          <table:table-cell office:value-type="float" office:value="702735342" calcext:value-type="float">
            <text:p>702735342</text:p>
          </table:table-cell>
          <table:table-cell office:value-type="float" office:value="814989467" calcext:value-type="float">
            <text:p>814989467</text:p>
          </table:table-cell>
          <table:table-cell office:value-type="float" office:value="303722242" calcext:value-type="float">
            <text:p>303722242</text:p>
          </table:table-cell>
          <table:table-cell office:value-type="float" office:value="1630485675" calcext:value-type="float">
            <text:p>1630485675</text:p>
          </table:table-cell>
          <table:table-cell office:value-type="float" office:value="203523141" calcext:value-type="float">
            <text:p>203523141</text:p>
          </table:table-cell>
          <table:table-cell office:value-type="float" office:value="641336956" calcext:value-type="float">
            <text:p>641336956</text:p>
          </table:table-cell>
          <table:table-cell office:value-type="float" office:value="229291813" calcext:value-type="float">
            <text:p>229291813</text:p>
          </table:table-cell>
          <table:table-cell office:value-type="float" office:value="1788493779" calcext:value-type="float">
            <text:p>1788493779</text:p>
          </table:table-cell>
          <table:table-cell office:value-type="float" office:value="802501507" calcext:value-type="float">
            <text:p>802501507</text:p>
          </table:table-cell>
          <table:table-cell office:value-type="float" office:value="162069893" calcext:value-type="float">
            <text:p>162069893</text:p>
          </table:table-cell>
          <table:table-cell office:value-type="float" office:value="201493481" calcext:value-type="float">
            <text:p>201493481</text:p>
          </table:table-cell>
          <table:table-cell office:value-type="float" office:value="935131252" calcext:value-type="float">
            <text:p>935131252</text:p>
          </table:table-cell>
          <table:table-cell office:value-type="float" office:value="1002987654" calcext:value-type="float">
            <text:p>1002987654</text:p>
          </table:table-cell>
          <table:table-cell office:value-type="float" office:value="-440978632" calcext:value-type="float">
            <text:p>-440978632</text:p>
          </table:table-cell>
          <table:table-cell office:value-type="float" office:value="128011662" calcext:value-type="float">
            <text:p>128011662</text:p>
          </table:table-cell>
          <table:table-cell office:value-type="float" office:value="1474364468" calcext:value-type="float">
            <text:p>1474364468</text:p>
          </table:table-cell>
          <table:table-cell office:value-type="float" office:value="912882685" calcext:value-type="float">
            <text:p>912882685</text:p>
          </table:table-cell>
          <table:table-cell office:value-type="float" office:value="293923932" calcext:value-type="float">
            <text:p>293923932</text:p>
          </table:table-cell>
          <table:table-cell office:value-type="float" office:value="301651690" calcext:value-type="float">
            <text:p>301651690</text:p>
          </table:table-cell>
          <table:table-cell office:value-type="float" office:value="805317365" calcext:value-type="float">
            <text:p>805317365</text:p>
          </table:table-cell>
          <table:table-cell office:value-type="float" office:value="301613834" calcext:value-type="float">
            <text:p>301613834</text:p>
          </table:table-cell>
          <table:table-cell office:value-type="float" office:value="245517707" calcext:value-type="float">
            <text:p>245517707</text:p>
          </table:table-cell>
          <table:table-cell office:value-type="float" office:value="128202098" calcext:value-type="float">
            <text:p>128202098</text:p>
          </table:table-cell>
          <table:table-cell office:value-type="float" office:value="1740290512" calcext:value-type="float">
            <text:p>1740290512</text:p>
          </table:table-cell>
          <table:table-cell office:value-type="float" office:value="802976154" calcext:value-type="float">
            <text:p>802976154</text:p>
          </table:table-cell>
          <table:table-cell office:value-type="float" office:value="499491734" calcext:value-type="float">
            <text:p>499491734</text:p>
          </table:table-cell>
          <table:table-cell office:value-type="float" office:value="101337977" calcext:value-type="float">
            <text:p>101337977</text:p>
          </table:table-cell>
          <table:table-cell office:value-type="float" office:value="2053718095" calcext:value-type="float">
            <text:p>2053718095</text:p>
          </table:table-cell>
          <table:table-cell office:value-type="float" office:value="201136607" calcext:value-type="float">
            <text:p>201136607</text:p>
          </table:table-cell>
          <table:table-cell office:value-type="float" office:value="283595097" calcext:value-type="float">
            <text:p>283595097</text:p>
          </table:table-cell>
          <table:table-cell office:value-type="float" office:value="227711499" calcext:value-type="float">
            <text:p>227711499</text:p>
          </table:table-cell>
          <table:table-cell office:value-type="float" office:value="1716716043" calcext:value-type="float">
            <text:p>1716716043</text:p>
          </table:table-cell>
          <table:table-cell office:value-type="float" office:value="1003067508" calcext:value-type="float">
            <text:p>1003067508</text:p>
          </table:table-cell>
          <table:table-cell office:value-type="float" office:value="278800891" calcext:value-type="float">
            <text:p>278800891</text:p>
          </table:table-cell>
          <table:table-cell office:value-type="float" office:value="201451234" calcext:value-type="float">
            <text:p>201451234</text:p>
          </table:table-cell>
          <table:table-cell office:value-type="float" office:value="1103055951" calcext:value-type="float">
            <text:p>1103055951</text:p>
          </table:table-cell>
          <table:table-cell office:value-type="float" office:value="602347506" calcext:value-type="float">
            <text:p>602347506</text:p>
          </table:table-cell>
          <table:table-cell office:value-type="float" office:value="-92099526" calcext:value-type="float">
            <text:p>-92099526</text:p>
          </table:table-cell>
          <table:table-cell office:value-type="float" office:value="232474200" calcext:value-type="float">
            <text:p>232474200</text:p>
          </table:table-cell>
          <table:table-cell office:value-type="float" office:value="1609237063" calcext:value-type="float">
            <text:p>1609237063</text:p>
          </table:table-cell>
          <table:table-cell office:value-type="float" office:value="902842416" calcext:value-type="float">
            <text:p>902842416</text:p>
          </table:table-cell>
          <table:table-cell office:value-type="float" office:value="258554594" calcext:value-type="float">
            <text:p>258554594</text:p>
          </table:table-cell>
          <table:table-cell office:value-type="float" office:value="401691862" calcext:value-type="float">
            <text:p>401691862</text:p>
          </table:table-cell>
          <table:table-cell office:value-type="float" office:value="858347911" calcext:value-type="float">
            <text:p>858347911</text:p>
          </table:table-cell>
          <table:table-cell office:value-type="float" office:value="501946152" calcext:value-type="float">
            <text:p>501946152</text:p>
          </table:table-cell>
          <table:table-cell office:value-type="float" office:value="116879384" calcext:value-type="float">
            <text:p>116879384</text:p>
          </table:table-cell>
          <table:table-cell office:value-type="float" office:value="127868155" calcext:value-type="float">
            <text:p>127868155</text:p>
          </table:table-cell>
          <table:table-cell office:value-type="float" office:value="2003903908" calcext:value-type="float">
            <text:p>2003903908</text:p>
          </table:table-cell>
          <table:table-cell office:value-type="float" office:value="903774597" calcext:value-type="float">
            <text:p>903774597</text:p>
          </table:table-cell>
          <table:table-cell office:value-type="float" office:value="330921742" calcext:value-type="float">
            <text:p>330921742</text:p>
          </table:table-cell>
          <table:table-cell office:value-type="float" office:value="604416393" calcext:value-type="float">
            <text:p>604416393</text:p>
          </table:table-cell>
          <table:table-cell office:value-type="float" office:value="1097739731" calcext:value-type="float">
            <text:p>1097739731</text:p>
          </table:table-cell>
          <table:table-cell office:value-type="float" office:value="101435049" calcext:value-type="float">
            <text:p>101435049</text:p>
          </table:table-cell>
          <table:table-cell office:value-type="float" office:value="742725994" calcext:value-type="float">
            <text:p>742725994</text:p>
          </table:table-cell>
          <table:table-cell office:value-type="float" office:value="117111294" calcext:value-type="float">
            <text:p>117111294</text:p>
          </table:table-cell>
          <table:table-cell office:value-type="float" office:value="2071621276" calcext:value-type="float">
            <text:p>2071621276</text:p>
          </table:table-cell>
          <table:table-cell office:value-type="float" office:value="903139507" calcext:value-type="float">
            <text:p>903139507</text:p>
          </table:table-cell>
          <table:table-cell office:value-type="float" office:value="531606725" calcext:value-type="float">
            <text:p>531606725</text:p>
          </table:table-cell>
          <table:table-cell office:value-type="float" office:value="201398640" calcext:value-type="float">
            <text:p>201398640</text:p>
          </table:table-cell>
          <table:table-cell office:value-type="float" office:value="1590230706" calcext:value-type="float">
            <text:p>1590230706</text:p>
          </table:table-cell>
          <table:table-cell office:value-type="float" office:value="203379822" calcext:value-type="float">
            <text:p>203379822</text:p>
          </table:table-cell>
          <table:table-cell office:value-type="float" office:value="384377462" calcext:value-type="float">
            <text:p>384377462</text:p>
          </table:table-cell>
          <table:table-cell office:value-type="float" office:value="117962434" calcext:value-type="float">
            <text:p>117962434</text:p>
          </table:table-cell>
          <table:table-cell office:value-type="float" office:value="1898466530" calcext:value-type="float">
            <text:p>1898466530</text:p>
          </table:table-cell>
          <table:table-cell office:value-type="float" office:value="1103496789" calcext:value-type="float">
            <text:p>1103496789</text:p>
          </table:table-cell>
          <table:table-cell office:value-type="float" office:value="482233861" calcext:value-type="float">
            <text:p>482233861</text:p>
          </table:table-cell>
          <table:table-cell office:value-type="float" office:value="304450307" calcext:value-type="float">
            <text:p>304450307</text:p>
          </table:table-cell>
          <table:table-cell office:value-type="float" office:value="770280861" calcext:value-type="float">
            <text:p>770280861</text:p>
          </table:table-cell>
          <table:table-cell office:value-type="float" office:value="412726005" calcext:value-type="float">
            <text:p>412726005</text:p>
          </table:table-cell>
          <table:table-cell office:value-type="float" office:value="237333746" calcext:value-type="float">
            <text:p>237333746</text:p>
          </table:table-cell>
          <table:table-cell office:value-type="float" office:value="220118361" calcext:value-type="float">
            <text:p>220118361</text:p>
          </table:table-cell>
          <table:table-cell office:value-type="float" office:value="1537182380" calcext:value-type="float">
            <text:p>1537182380</text:p>
          </table:table-cell>
          <table:table-cell office:value-type="float" office:value="702616820" calcext:value-type="float">
            <text:p>702616820</text:p>
          </table:table-cell>
          <table:table-cell office:value-type="float" office:value="450194076" calcext:value-type="float">
            <text:p>450194076</text:p>
          </table:table-cell>
          <table:table-cell office:value-type="float" office:value="301689151" calcext:value-type="float">
            <text:p>301689151</text:p>
          </table:table-cell>
          <table:table-cell office:value-type="float" office:value="905388422" calcext:value-type="float">
            <text:p>905388422</text:p>
          </table:table-cell>
          <table:table-cell office:value-type="float" office:value="201383224" calcext:value-type="float">
            <text:p>201383224</text:p>
          </table:table-cell>
          <table:table-cell office:value-type="float" office:value="301476390" calcext:value-type="float">
            <text:p>301476390</text:p>
          </table:table-cell>
          <table:table-cell office:value-type="float" office:value="125744172" calcext:value-type="float">
            <text:p>125744172</text:p>
          </table:table-cell>
          <table:table-cell office:value-type="float" office:value="2299995849" calcext:value-type="float">
            <text:p>2299995849</text:p>
          </table:table-cell>
          <table:table-cell office:value-type="float" office:value="904512736" calcext:value-type="float">
            <text:p>904512736</text:p>
          </table:table-cell>
          <table:table-cell office:value-type="float" office:value="494270195" calcext:value-type="float">
            <text:p>494270195</text:p>
          </table:table-cell>
          <table:table-cell office:value-type="float" office:value="402014425" calcext:value-type="float">
            <text:p>402014425</text:p>
          </table:table-cell>
          <table:table-cell office:value-type="float" office:value="966345388" calcext:value-type="float">
            <text:p>966345388</text:p>
          </table:table-cell>
          <table:table-cell office:value-type="float" office:value="101092577" calcext:value-type="float">
            <text:p>101092577</text:p>
          </table:table-cell>
          <table:table-cell office:value-type="float" office:value="495584447" calcext:value-type="float">
            <text:p>495584447</text:p>
          </table:table-cell>
          <table:table-cell office:value-type="float" office:value="119659131" calcext:value-type="float">
            <text:p>119659131</text:p>
          </table:table-cell>
          <table:table-cell office:value-type="float" office:value="1684276072" calcext:value-type="float">
            <text:p>1684276072</text:p>
          </table:table-cell>
          <table:table-cell office:value-type="float" office:value="1203850112" calcext:value-type="float">
            <text:p>1203850112</text:p>
          </table:table-cell>
          <table:table-cell office:value-type="float" office:value="26772720" calcext:value-type="float">
            <text:p>26772720</text:p>
          </table:table-cell>
          <table:table-cell office:value-type="float" office:value="301483265" calcext:value-type="float">
            <text:p>301483265</text:p>
          </table:table-cell>
          <table:table-cell office:value-type="float" office:value="953400017" calcext:value-type="float">
            <text:p>953400017</text:p>
          </table:table-cell>
          <table:table-cell office:value-type="float" office:value="301404413" calcext:value-type="float">
            <text:p>301404413</text:p>
          </table:table-cell>
          <table:table-cell office:value-type="float" office:value="192038270" calcext:value-type="float">
            <text:p>192038270</text:p>
          </table:table-cell>
          <table:table-cell office:value-type="float" office:value="136433205" calcext:value-type="float">
            <text:p>136433205</text:p>
          </table:table-cell>
          <table:table-cell office:value-type="float" office:value="1811003441" calcext:value-type="float">
            <text:p>1811003441</text:p>
          </table:table-cell>
          <table:table-cell office:value-type="float" office:value="1102914527" calcext:value-type="float">
            <text:p>1102914527</text:p>
          </table:table-cell>
          <table:table-cell office:value-type="float" office:value="332084044" calcext:value-type="float">
            <text:p>332084044</text:p>
          </table:table-cell>
          <table:table-cell office:value-type="float" office:value="301930622" calcext:value-type="float">
            <text:p>301930622</text:p>
          </table:table-cell>
          <table:table-cell office:value-type="float" office:value="839212266" calcext:value-type="float">
            <text:p>839212266</text:p>
          </table:table-cell>
          <table:table-cell office:value-type="float" office:value="301497992" calcext:value-type="float">
            <text:p>301497992</text:p>
          </table:table-cell>
          <table:table-cell office:value-type="float" office:value="331278692" calcext:value-type="float">
            <text:p>331278692</text:p>
          </table:table-cell>
          <table:table-cell office:value-type="float" office:value="121586041" calcext:value-type="float">
            <text:p>121586041</text:p>
          </table:table-cell>
          <table:table-cell office:value-type="float" office:value="2080310093" calcext:value-type="float">
            <text:p>2080310093</text:p>
          </table:table-cell>
          <table:table-cell office:value-type="float" office:value="902872731" calcext:value-type="float">
            <text:p>902872731</text:p>
          </table:table-cell>
          <table:table-cell office:value-type="float" office:value="554417864" calcext:value-type="float">
            <text:p>554417864</text:p>
          </table:table-cell>
          <table:table-cell office:value-type="float" office:value="201806911" calcext:value-type="float">
            <text:p>201806911</text:p>
          </table:table-cell>
          <table:table-cell office:value-type="float" office:value="1200128590" calcext:value-type="float">
            <text:p>1200128590</text:p>
          </table:table-cell>
          <table:table-cell office:value-type="float" office:value="303811007" calcext:value-type="float">
            <text:p>303811007</text:p>
          </table:table-cell>
          <table:table-cell office:value-type="float" office:value="287697858" calcext:value-type="float">
            <text:p>287697858</text:p>
          </table:table-cell>
          <table:table-cell office:value-type="float" office:value="173040083" calcext:value-type="float">
            <text:p>173040083</text:p>
          </table:table-cell>
          <table:table-cell office:value-type="float" office:value="1893986041" calcext:value-type="float">
            <text:p>1893986041</text:p>
          </table:table-cell>
          <table:table-cell office:value-type="float" office:value="1108410454" calcext:value-type="float">
            <text:p>1108410454</text:p>
          </table:table-cell>
          <table:table-cell office:value-type="float" office:value="342139794" calcext:value-type="float">
            <text:p>342139794</text:p>
          </table:table-cell>
          <table:table-cell office:value-type="float" office:value="303215641" calcext:value-type="float">
            <text:p>303215641</text:p>
          </table:table-cell>
          <table:table-cell office:value-type="float" office:value="1121172930" calcext:value-type="float">
            <text:p>1121172930</text:p>
          </table:table-cell>
          <table:table-cell office:value-type="float" office:value="101020100" calcext:value-type="float">
            <text:p>101020100</text:p>
          </table:table-cell>
          <table:table-cell office:value-type="float" office:value="503649487" calcext:value-type="float">
            <text:p>503649487</text:p>
          </table:table-cell>
          <table:table-cell office:value-type="float" office:value="223041613" calcext:value-type="float">
            <text:p>223041613</text:p>
          </table:table-cell>
          <table:table-cell office:value-type="float" office:value="1706047981" calcext:value-type="float">
            <text:p>1706047981</text:p>
          </table:table-cell>
          <table:table-cell office:value-type="float" office:value="805058691" calcext:value-type="float">
            <text:p>805058691</text:p>
          </table:table-cell>
          <table:table-cell office:value-type="float" office:value="435297810" calcext:value-type="float">
            <text:p>435297810</text:p>
          </table:table-cell>
          <table:table-cell table:number-columns-repeated="55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工作表1.U44" table:end-x="30.02pt" table:end-y="14.97pt" draw:z-index="0" draw:name="圖表 5" draw:style-name="gr1" draw:text-style-name="P1" svg:width="1695.06pt" svg:height="563.95pt" svg:x="29.99pt" svg:y="6.01pt">
              <draw:object draw:notify-on-update-of-ranges="工作表1.A2:工作表1.A5 工作表1.B1:工作表1.B1 工作表1.B2:工作表1.B5 工作表1.C1:工作表1.C1 工作表1.C2:工作表1.C5 工作表1.D1:工作表1.D1 工作表1.D2:工作表1.D5 工作表1.E1:工作表1.E1 工作表1.E2:工作表1.E5 工作表1.F1:工作表1.F1 工作表1.F2:工作表1.F5 工作表1.G1:工作表1.G1 工作表1.G2:工作表1.G5 工作表1.H1:工作表1.H1 工作表1.H2:工作表1.H5 工作表1.I1:工作表1.I1 工作表1.I2:工作表1.I5 工作表1.J1:工作表1.J1 工作表1.J2:工作表1.J5 工作表1.K1:工作表1.K1 工作表1.K2:工作表1.K5 工作表1.L1:工作表1.L1 工作表1.L2:工作表1.L5 工作表1.M1:工作表1.M1 工作表1.M2:工作表1.M5 工作表1.N1:工作表1.N1 工作表1.N2:工作表1.N5 工作表1.O1:工作表1.O1 工作表1.O2:工作表1.O5 工作表1.P1:工作表1.P1 工作表1.P2:工作表1.P5 工作表1.Q1:工作表1.Q1 工作表1.Q2:工作表1.Q5 工作表1.R1:工作表1.R1 工作表1.R2:工作表1.R5 工作表1.S1:工作表1.S1 工作表1.S2:工作表1.S5 工作表1.T1:工作表1.T1 工作表1.T2:工作表1.T5 工作表1.U1:工作表1.U1 工作表1.U2:工作表1.U5 工作表1.V1:工作表1.V1 工作表1.V2:工作表1.V5 工作表1.W1:工作表1.W1 工作表1.W2:工作表1.W5 工作表1.X1:工作表1.X1 工作表1.X2:工作表1.X5 工作表1.Y1:工作表1.Y1 工作表1.Y2:工作表1.Y5 工作表1.Z1:工作表1.Z1 工作表1.Z2:工作表1.Z5 工作表1.AA1:工作表1.AA1 工作表1.AA2:工作表1.AA5 工作表1.AB1:工作表1.AB1 工作表1.AB2:工作表1.AB5 工作表1.AC1:工作表1.AC1 工作表1.AC2:工作表1.AC5 工作表1.AD1:工作表1.AD1 工作表1.AD2:工作表1.AD5 工作表1.AE1:工作表1.AE1 工作表1.AE2:工作表1.AE5 工作表1.AF1:工作表1.AF1 工作表1.AF2:工作表1.AF5 工作表1.AG1:工作表1.AG1 工作表1.AG2:工作表1.AG5 工作表1.AH1:工作表1.AH1 工作表1.AH2:工作表1.AH5 工作表1.AI1:工作表1.AI1 工作表1.AI2:工作表1.AI5 工作表1.AJ1:工作表1.AJ1 工作表1.AJ2:工作表1.AJ5 工作表1.AK1:工作表1.AK1 工作表1.AK2:工作表1.AK5 工作表1.AL1:工作表1.AL1 工作表1.AL2:工作表1.AL5 工作表1.AM1:工作表1.AM1 工作表1.AM2:工作表1.AM5 工作表1.AN1:工作表1.AN1 工作表1.AN2:工作表1.AN5 工作表1.AO1:工作表1.AO1 工作表1.AO2:工作表1.AO5 工作表1.AP1:工作表1.AP1 工作表1.AP2:工作表1.AP5 工作表1.AQ1:工作表1.AQ1 工作表1.AQ2:工作表1.AQ5 工作表1.AR1:工作表1.AR1 工作表1.AR2:工作表1.AR5 工作表1.AS1:工作表1.AS1 工作表1.AS2:工作表1.AS5 工作表1.AT1:工作表1.AT1 工作表1.AT2:工作表1.AT5 工作表1.AU1:工作表1.AU1 工作表1.AU2:工作表1.AU5 工作表1.AV1:工作表1.AV1 工作表1.AV2:工作表1.AV5 工作表1.AW1:工作表1.AW1 工作表1.AW2:工作表1.AW5 工作表1.AX1:工作表1.AX1 工作表1.AX2:工作表1.AX5 工作表1.AY1:工作表1.AY1 工作表1.AY2:工作表1.AY5 工作表1.AZ1:工作表1.AZ1 工作表1.AZ2:工作表1.AZ5 工作表1.BA1:工作表1.BA1 工作表1.BA2:工作表1.BA5 工作表1.BB1:工作表1.BB1 工作表1.BB2:工作表1.BB5 工作表1.BC1:工作表1.BC1 工作表1.BC2:工作表1.BC5 工作表1.BD1:工作表1.BD1 工作表1.BD2:工作表1.BD5 工作表1.BE1:工作表1.BE1 工作表1.BE2:工作表1.BE5 工作表1.BF1:工作表1.BF1 工作表1.BF2:工作表1.BF5 工作表1.BG1:工作表1.BG1 工作表1.BG2:工作表1.BG5 工作表1.BH1:工作表1.BH1 工作表1.BH2:工作表1.BH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1"/>
          <table:table-cell table:style-name="ce1" office:value-type="float" office:value="38000000000" calcext:value-type="float">
            <text:p>3.80E+10</text:p>
          </table:table-cell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float" office:value="402.526029" calcext:value-type="float">
            <text:p>402.526029</text:p>
          </table:table-cell>
          <table:table-cell office:value-type="float" office:value="3615.532663" calcext:value-type="float">
            <text:p>3615.532663</text:p>
          </table:table-cell>
          <table:table-cell office:value-type="float" office:value="3513.523262" calcext:value-type="float">
            <text:p>3513.523262</text:p>
          </table:table-cell>
          <table:table-cell office:value-type="float" office:value="3430.625366" calcext:value-type="float">
            <text:p>3430.625366</text:p>
          </table:table-cell>
          <table:table-cell office:value-type="float" office:value="4017.097501" calcext:value-type="float">
            <text:p>4017.097501</text:p>
          </table:table-cell>
          <table:table-cell office:value-type="float" office:value="101.362757" calcext:value-type="float">
            <text:p>101.362757</text:p>
          </table:table-cell>
          <table:table-cell office:value-type="float" office:value="3915.330885" calcext:value-type="float">
            <text:p>3915.330885</text:p>
          </table:table-cell>
          <table:table-cell office:value-type="float" office:value="116.746069" calcext:value-type="float">
            <text:p>116.746069</text:p>
          </table:table-cell>
          <table:table-cell office:value-type="float" office:value="4015.772109" calcext:value-type="float">
            <text:p>4015.772109</text:p>
          </table:table-cell>
          <table:table-cell office:value-type="float" office:value="3614.365861" calcext:value-type="float">
            <text:p>3614.365861</text:p>
          </table:table-cell>
          <table:table-cell office:value-type="float" office:value="415.410885" calcext:value-type="float">
            <text:p>415.410885</text:p>
          </table:table-cell>
          <table:table-cell office:value-type="float" office:value="704.362157" calcext:value-type="float">
            <text:p>704.362157</text:p>
          </table:table-cell>
          <table:table-cell office:value-type="float" office:value="802.49885" calcext:value-type="float">
            <text:p>802.49885</text:p>
          </table:table-cell>
          <table:table-cell office:value-type="float" office:value="502.056563" calcext:value-type="float">
            <text:p>502.056563</text:p>
          </table:table-cell>
          <table:table-cell office:value-type="float" office:value="3431.285676" calcext:value-type="float">
            <text:p>3431.285676</text:p>
          </table:table-cell>
          <table:table-cell office:value-type="float" office:value="4117.307795" calcext:value-type="float">
            <text:p>4117.307795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 calcext:value-type="string">
            <text:p>NonConTime</text:p>
          </table:table-cell>
          <table:table-cell office:value-type="float" office:value="773.675184999999" calcext:value-type="float">
            <text:p>773.675184999999</text:p>
          </table:table-cell>
          <table:table-cell office:value-type="float" office:value="733.83423" calcext:value-type="float">
            <text:p>733.83423</text:p>
          </table:table-cell>
          <table:table-cell office:value-type="float" office:value="738.136011999999" calcext:value-type="float">
            <text:p>738.136011999999</text:p>
          </table:table-cell>
          <table:table-cell office:value-type="float" office:value="465.549628999999" calcext:value-type="float">
            <text:p>465.549628999999</text:p>
          </table:table-cell>
          <table:table-cell office:value-type="float" office:value="813.388446999999" calcext:value-type="float">
            <text:p>813.388446999999</text:p>
          </table:table-cell>
          <table:table-cell office:value-type="float" office:value="760.771267" calcext:value-type="float">
            <text:p>760.771267</text:p>
          </table:table-cell>
          <table:table-cell office:value-type="float" office:value="735.167414" calcext:value-type="float">
            <text:p>735.167414</text:p>
          </table:table-cell>
          <table:table-cell office:value-type="float" office:value="3446.131293" calcext:value-type="float">
            <text:p>3446.131293</text:p>
          </table:table-cell>
          <table:table-cell office:value-type="float" office:value="746.900216999999" calcext:value-type="float">
            <text:p>746.900216999999</text:p>
          </table:table-cell>
          <table:table-cell office:value-type="float" office:value="5436.679429" calcext:value-type="float">
            <text:p>5436.679429</text:p>
          </table:table-cell>
          <table:table-cell office:value-type="float" office:value="33.1968349999999" calcext:value-type="float">
            <text:p>33.1968349999999</text:p>
          </table:table-cell>
          <table:table-cell office:value-type="float" office:value="-237.90448" calcext:value-type="float">
            <text:p>-237.90448</text:p>
          </table:table-cell>
          <table:table-cell office:value-type="float" office:value="4093.39059" calcext:value-type="float">
            <text:p>4093.39059</text:p>
          </table:table-cell>
          <table:table-cell office:value-type="float" office:value="1082.03879" calcext:value-type="float">
            <text:p>1082.03879</text:p>
          </table:table-cell>
          <table:table-cell office:value-type="float" office:value="-2191.730761" calcext:value-type="float">
            <text:p>-2191.730761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string" calcext:value-type="string">
            <text:p>NonConTime</text:p>
          </table:table-cell>
          <table:table-cell table:number-columns-repeated="99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4"/>
          <table:table-cell office:value-type="float" office:value="101.362757" calcext:value-type="float">
            <text:p>101.362757</text:p>
          </table:table-cell>
          <table:table-cell office:value-type="float" office:value="760.771267" calcext:value-type="float">
            <text:p>760.77126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915.330885" calcext:value-type="float">
            <text:p>3915.330885</text:p>
          </table:table-cell>
          <table:table-cell office:value-type="float" office:value="735.167414" calcext:value-type="float">
            <text:p>735.167414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116.746069" calcext:value-type="float">
            <text:p>116.746069</text:p>
          </table:table-cell>
          <table:table-cell office:value-type="float" office:value="3446.131293" calcext:value-type="float">
            <text:p>3446.131293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015.772109" calcext:value-type="float">
            <text:p>4015.772109</text:p>
          </table:table-cell>
          <table:table-cell office:value-type="float" office:value="746.900216999999" calcext:value-type="float">
            <text:p>746.900216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614.365861" calcext:value-type="float">
            <text:p>3614.365861</text:p>
          </table:table-cell>
          <table:table-cell office:value-type="float" office:value="5436.679429" calcext:value-type="float">
            <text:p>5436.67942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5.410885" calcext:value-type="float">
            <text:p>415.410885</text:p>
          </table:table-cell>
          <table:table-cell office:value-type="float" office:value="33.1968349999999" calcext:value-type="float">
            <text:p>33.1968349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704.362157" calcext:value-type="float">
            <text:p>704.362157</text:p>
          </table:table-cell>
          <table:table-cell office:value-type="float" office:value="-237.90448" calcext:value-type="float">
            <text:p>-237.90448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802.49885" calcext:value-type="float">
            <text:p>802.49885</text:p>
          </table:table-cell>
          <table:table-cell office:value-type="float" office:value="4093.39059" calcext:value-type="float">
            <text:p>4093.3905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502.056563" calcext:value-type="float">
            <text:p>502.056563</text:p>
          </table:table-cell>
          <table:table-cell office:value-type="float" office:value="1082.03879" calcext:value-type="float">
            <text:p>1082.0387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431.285676" calcext:value-type="float">
            <text:p>3431.285676</text:p>
          </table:table-cell>
          <table:table-cell office:value-type="float" office:value="-2191.730761" calcext:value-type="float">
            <text:p>-2191.73076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17.307795" calcext:value-type="float">
            <text:p>4117.307795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9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float" office:value="1.53169009498788E+018" calcext:value-type="float">
            <text:p>1.53169009498788E+018</text:p>
          </table:table-cell>
          <table:table-cell table:formula="of:=[.B52]-[.B5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09345E+018" calcext:value-type="float">
            <text:p>1.53169009509345E+018</text:p>
          </table:table-cell>
          <table:table-cell table:formula="of:=[.B53]-[.B52]" office:value-type="float" office:value="105570048" calcext:value-type="float">
            <text:p>1055700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0685E+018" calcext:value-type="float">
            <text:p>1.53169009530685E+018</text:p>
          </table:table-cell>
          <table:table-cell table:formula="of:=[.B54]-[.B52]" office:value-type="float" office:value="318970112" calcext:value-type="float">
            <text:p>3189701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6811E+018" calcext:value-type="float">
            <text:p>1.53169009536811E+018</text:p>
          </table:table-cell>
          <table:table-cell table:formula="of:=[.B55]-[.B52]" office:value-type="float" office:value="380230144" calcext:value-type="float">
            <text:p>380230144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AR PL SungtiL GB" style:font-family-asian="'AR PL SungtiL GB'" style:font-family-generic-asian="system" style:font-pitch-asian="variable" style:font-size-asian="12pt" style:font-name-complex="新細明體" style:font-family-complex="新細明體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9:05:34.636743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使用者</meta:initial-creator>
    <meta:creation-date>2018-07-11T05:33:50</meta:creation-date>
    <dc:date>2018-07-17T11:58:47.501595150</dc:date>
    <meta:generator>LibreOffice/6.0.5.2$MacOSX_X86_64 LibreOffice_project/54c8cbb85f300ac59db32fe8a675ff7683cd5a16</meta:generator>
    <meta:editing-duration>PT3H40M23S</meta:editing-duration>
    <meta:editing-cycles>3</meta:editing-cycles>
    <meta:document-statistic meta:table-count="1" meta:cell-count="202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20pt" fo:font-weight="bold" style:font-size-asian="12pt" style:font-weight-asian="bold" style:font-size-complex="12pt" style:font-weight-complex="bold"/>
    </style:style>
    <style:style style:name="ch5" style:family="chart">
      <style:chart-properties chart:auto-position="true" style:rotation-angle="90"/>
      <style:text-properties fo:font-size="4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display-label="true" chart:tick-marks-minor-inner="true" chart:tick-marks-minor-outer="false" chart:logarithmic="false" chart:origin="0" chart:gap-width="150" chart:overlap="100" chart:reverse-direction="false" text:line-break="false" loext:try-staggering-first="false" chart:link-data-style-to-source="false" chart:axis-position="1" chart:tick-mark-position="at-axis"/>
      <style:graphic-properties svg:stroke-width="0.018cm" svg:stroke-color="#5b9bd5"/>
      <style:text-properties fo:color="#595959" style:text-position="0% 100%" fo:font-family="Calibri" fo:font-size="20pt" style:font-size-asian="9pt" style:font-size-complex="9pt"/>
    </style:style>
    <style:style style:name="ch8" style:family="chart">
      <style:chart-properties chart:auto-position="true" style:rotation-angle="0"/>
      <style:text-properties fo:font-size="40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9.799cm" svg:height="19.896cm" xlink:href=".." xlink:type="simple" chart:class="chart:bar" chart:style-name="ch1">
        <chart:title svg:x="23.261cm" svg:y="0.533cm" chart:style-name="ch2">
          <text:p>processing life cycle</text:p>
        </chart:title>
        <chart:plot-area chart:style-name="ch3" table:cell-range-address="工作表1.A1:工作表1.BH5" chart:data-source-has-labels="both" svg:x="4.841cm" svg:y="3.366cm" svg:width="51.484cm" svg:height="14.491cm">
          <chartooo:coordinate-region svg:x="6.808cm" svg:y="3.366cm" svg:width="47.268cm" svg:height="13.544cm"/>
          <chart:axis chart:dimension="x" chart:name="primary-x" chart:style-name="ch4" chartooo:axis-type="auto">
            <chartooo:date-scale/>
            <chart:title svg:x="1.227cm" svg:y="14.495cm" chart:style-name="ch5">
              <text:p>Node Index</text:p>
            </chart:title>
            <chart:categories table:cell-range-address="工作表1.A2:工作表1.A5"/>
            <chart:grid chart:style-name="ch6" chart:class="major"/>
          </chart:axis>
          <chart:axis chart:dimension="y" chart:name="primary-y" chart:style-name="ch7">
            <chart:title svg:x="28.991cm" svg:y="17.477cm" chart:style-name="ch8">
              <text:p>time</text:p>
            </chart:title>
            <chart:grid chart:style-name="ch9" chart:class="major"/>
          </chart:axis>
          <chart:series chart:style-name="ch10" chart:values-cell-range-address="工作表1.B2:工作表1.B5" chart:label-cell-address="工作表1.B1:工作表1.B1" chart:class="chart:bar">
            <chart:data-point chart:repeated="4"/>
          </chart:series>
          <chart:series chart:style-name="ch11" chart:values-cell-range-address="工作表1.C2:工作表1.C5" chart:label-cell-address="工作表1.C1:工作表1.C1" chart:class="chart:bar">
            <chart:data-point chart:repeated="4"/>
          </chart:series>
          <chart:series chart:style-name="ch12" chart:values-cell-range-address="工作表1.D2:工作表1.D5" chart:label-cell-address="工作表1.D1:工作表1.D1" chart:class="chart:bar">
            <chart:data-point chart:repeated="4"/>
          </chart:series>
          <chart:series chart:style-name="ch11" chart:values-cell-range-address="工作表1.E2:工作表1.E5" chart:label-cell-address="工作表1.E1:工作表1.E1" chart:class="chart:bar">
            <chart:data-point chart:repeated="4"/>
          </chart:series>
          <chart:series chart:style-name="ch10" chart:values-cell-range-address="工作表1.F2:工作表1.F5" chart:label-cell-address="工作表1.F1:工作表1.F1" chart:class="chart:bar">
            <chart:data-point chart:repeated="4"/>
          </chart:series>
          <chart:series chart:style-name="ch11" chart:values-cell-range-address="工作表1.G2:工作表1.G5" chart:label-cell-address="工作表1.G1:工作表1.G1" chart:class="chart:bar">
            <chart:data-point chart:repeated="4"/>
          </chart:series>
          <chart:series chart:style-name="ch10" chart:values-cell-range-address="工作表1.H2:工作表1.H5" chart:label-cell-address="工作表1.H1:工作表1.H1" chart:class="chart:bar">
            <chart:data-point chart:repeated="4"/>
          </chart:series>
          <chart:series chart:style-name="ch11" chart:values-cell-range-address="工作表1.I2:工作表1.I5" chart:label-cell-address="工作表1.I1:工作表1.I1" chart:class="chart:bar">
            <chart:data-point chart:repeated="4"/>
          </chart:series>
          <chart:series chart:style-name="ch10" chart:values-cell-range-address="工作表1.J2:工作表1.J5" chart:label-cell-address="工作表1.J1:工作表1.J1" chart:class="chart:bar">
            <chart:data-point chart:repeated="4"/>
          </chart:series>
          <chart:series chart:style-name="ch11" chart:values-cell-range-address="工作表1.K2:工作表1.K5" chart:label-cell-address="工作表1.K1:工作表1.K1" chart:class="chart:bar">
            <chart:data-point chart:repeated="4"/>
          </chart:series>
          <chart:series chart:style-name="ch10" chart:values-cell-range-address="工作表1.L2:工作表1.L5" chart:label-cell-address="工作表1.L1:工作表1.L1" chart:class="chart:bar">
            <chart:data-point chart:repeated="4"/>
          </chart:series>
          <chart:series chart:style-name="ch11" chart:values-cell-range-address="工作表1.M2:工作表1.M5" chart:label-cell-address="工作表1.M1:工作表1.M1" chart:class="chart:bar">
            <chart:data-point chart:repeated="4"/>
          </chart:series>
          <chart:series chart:style-name="ch10" chart:values-cell-range-address="工作表1.N2:工作表1.N5" chart:label-cell-address="工作表1.N1:工作表1.N1" chart:class="chart:bar">
            <chart:data-point chart:repeated="4"/>
          </chart:series>
          <chart:series chart:style-name="ch11" chart:values-cell-range-address="工作表1.O2:工作表1.O5" chart:label-cell-address="工作表1.O1:工作表1.O1" chart:class="chart:bar">
            <chart:data-point chart:repeated="4"/>
          </chart:series>
          <chart:series chart:style-name="ch10" chart:values-cell-range-address="工作表1.P2:工作表1.P5" chart:label-cell-address="工作表1.P1:工作表1.P1" chart:class="chart:bar">
            <chart:data-point chart:repeated="4"/>
          </chart:series>
          <chart:series chart:style-name="ch11" chart:values-cell-range-address="工作表1.Q2:工作表1.Q5" chart:label-cell-address="工作表1.Q1:工作表1.Q1" chart:class="chart:bar">
            <chart:data-point chart:repeated="4"/>
          </chart:series>
          <chart:series chart:style-name="ch10" chart:values-cell-range-address="工作表1.R2:工作表1.R5" chart:label-cell-address="工作表1.R1:工作表1.R1" chart:class="chart:bar">
            <chart:data-point chart:repeated="4"/>
          </chart:series>
          <chart:series chart:style-name="ch11" chart:values-cell-range-address="工作表1.S2:工作表1.S5" chart:label-cell-address="工作表1.S1:工作表1.S1" chart:class="chart:bar">
            <chart:data-point chart:repeated="4"/>
          </chart:series>
          <chart:series chart:style-name="ch10" chart:values-cell-range-address="工作表1.T2:工作表1.T5" chart:label-cell-address="工作表1.T1:工作表1.T1" chart:class="chart:bar">
            <chart:data-point chart:repeated="4"/>
          </chart:series>
          <chart:series chart:style-name="ch11" chart:values-cell-range-address="工作表1.U2:工作表1.U5" chart:label-cell-address="工作表1.U1:工作表1.U1" chart:class="chart:bar">
            <chart:data-point chart:repeated="4"/>
          </chart:series>
          <chart:series chart:style-name="ch10" chart:values-cell-range-address="工作表1.V2:工作表1.V5" chart:label-cell-address="工作表1.V1:工作表1.V1" chart:class="chart:bar">
            <chart:data-point chart:repeated="4"/>
          </chart:series>
          <chart:series chart:style-name="ch11" chart:values-cell-range-address="工作表1.W2:工作表1.W5" chart:label-cell-address="工作表1.W1:工作表1.W1" chart:class="chart:bar">
            <chart:data-point chart:repeated="4"/>
          </chart:series>
          <chart:series chart:style-name="ch10" chart:values-cell-range-address="工作表1.X2:工作表1.X5" chart:label-cell-address="工作表1.X1:工作表1.X1" chart:class="chart:bar">
            <chart:data-point chart:repeated="4"/>
          </chart:series>
          <chart:series chart:style-name="ch11" chart:values-cell-range-address="工作表1.Y2:工作表1.Y5" chart:label-cell-address="工作表1.Y1:工作表1.Y1" chart:class="chart:bar">
            <chart:data-point chart:repeated="4"/>
          </chart:series>
          <chart:series chart:style-name="ch10" chart:values-cell-range-address="工作表1.Z2:工作表1.Z5" chart:label-cell-address="工作表1.Z1:工作表1.Z1" chart:class="chart:bar">
            <chart:data-point chart:repeated="4"/>
          </chart:series>
          <chart:series chart:style-name="ch11" chart:values-cell-range-address="工作表1.AA2:工作表1.AA5" chart:label-cell-address="工作表1.AA1:工作表1.AA1" chart:class="chart:bar">
            <chart:data-point chart:repeated="4"/>
          </chart:series>
          <chart:series chart:style-name="ch10" chart:values-cell-range-address="工作表1.AB2:工作表1.AB5" chart:label-cell-address="工作表1.AB1:工作表1.AB1" chart:class="chart:bar">
            <chart:data-point chart:repeated="4"/>
          </chart:series>
          <chart:series chart:style-name="ch11" chart:values-cell-range-address="工作表1.AC2:工作表1.AC5" chart:label-cell-address="工作表1.AC1:工作表1.AC1" chart:class="chart:bar">
            <chart:data-point chart:repeated="4"/>
          </chart:series>
          <chart:series chart:style-name="ch10" chart:values-cell-range-address="工作表1.AD2:工作表1.AD5" chart:label-cell-address="工作表1.AD1:工作表1.AD1" chart:class="chart:bar">
            <chart:data-point chart:repeated="4"/>
          </chart:series>
          <chart:series chart:style-name="ch11" chart:values-cell-range-address="工作表1.AE2:工作表1.AE5" chart:label-cell-address="工作表1.AE1:工作表1.AE1" chart:class="chart:bar">
            <chart:data-point chart:repeated="4"/>
          </chart:series>
          <chart:series chart:style-name="ch10" chart:values-cell-range-address="工作表1.AF2:工作表1.AF5" chart:label-cell-address="工作表1.AF1:工作表1.AF1" chart:class="chart:bar">
            <chart:data-point chart:repeated="4"/>
          </chart:series>
          <chart:series chart:style-name="ch11" chart:values-cell-range-address="工作表1.AG2:工作表1.AG5" chart:label-cell-address="工作表1.AG1:工作表1.AG1" chart:class="chart:bar">
            <chart:data-point chart:repeated="4"/>
          </chart:series>
          <chart:series chart:style-name="ch10" chart:values-cell-range-address="工作表1.AH2:工作表1.AH5" chart:label-cell-address="工作表1.AH1:工作表1.AH1" chart:class="chart:bar">
            <chart:data-point chart:repeated="4"/>
          </chart:series>
          <chart:series chart:style-name="ch11" chart:values-cell-range-address="工作表1.AI2:工作表1.AI5" chart:label-cell-address="工作表1.AI1:工作表1.AI1" chart:class="chart:bar">
            <chart:data-point chart:repeated="4"/>
          </chart:series>
          <chart:series chart:style-name="ch10" chart:values-cell-range-address="工作表1.AJ2:工作表1.AJ5" chart:label-cell-address="工作表1.AJ1:工作表1.AJ1" chart:class="chart:bar">
            <chart:data-point chart:repeated="4"/>
          </chart:series>
          <chart:series chart:style-name="ch11" chart:values-cell-range-address="工作表1.AK2:工作表1.AK5" chart:label-cell-address="工作表1.AK1:工作表1.AK1" chart:class="chart:bar">
            <chart:data-point chart:repeated="4"/>
          </chart:series>
          <chart:series chart:style-name="ch10" chart:values-cell-range-address="工作表1.AL2:工作表1.AL5" chart:label-cell-address="工作表1.AL1:工作表1.AL1" chart:class="chart:bar">
            <chart:data-point chart:repeated="4"/>
          </chart:series>
          <chart:series chart:style-name="ch11" chart:values-cell-range-address="工作表1.AM2:工作表1.AM5" chart:label-cell-address="工作表1.AM1:工作表1.AM1" chart:class="chart:bar">
            <chart:data-point chart:repeated="4"/>
          </chart:series>
          <chart:series chart:style-name="ch10" chart:values-cell-range-address="工作表1.AN2:工作表1.AN5" chart:label-cell-address="工作表1.AN1:工作表1.AN1" chart:class="chart:bar">
            <chart:data-point chart:repeated="4"/>
          </chart:series>
          <chart:series chart:style-name="ch11" chart:values-cell-range-address="工作表1.AO2:工作表1.AO5" chart:label-cell-address="工作表1.AO1:工作表1.AO1" chart:class="chart:bar">
            <chart:data-point chart:repeated="4"/>
          </chart:series>
          <chart:series chart:style-name="ch10" chart:values-cell-range-address="工作表1.AP2:工作表1.AP5" chart:label-cell-address="工作表1.AP1:工作表1.AP1" chart:class="chart:bar">
            <chart:data-point chart:repeated="4"/>
          </chart:series>
          <chart:series chart:style-name="ch11" chart:values-cell-range-address="工作表1.AQ2:工作表1.AQ5" chart:label-cell-address="工作表1.AQ1:工作表1.AQ1" chart:class="chart:bar">
            <chart:data-point chart:repeated="4"/>
          </chart:series>
          <chart:series chart:style-name="ch10" chart:values-cell-range-address="工作表1.AR2:工作表1.AR5" chart:label-cell-address="工作表1.AR1:工作表1.AR1" chart:class="chart:bar">
            <chart:data-point chart:repeated="4"/>
          </chart:series>
          <chart:series chart:style-name="ch11" chart:values-cell-range-address="工作表1.AS2:工作表1.AS5" chart:label-cell-address="工作表1.AS1:工作表1.AS1" chart:class="chart:bar">
            <chart:data-point chart:repeated="4"/>
          </chart:series>
          <chart:series chart:style-name="ch10" chart:values-cell-range-address="工作表1.AT2:工作表1.AT5" chart:label-cell-address="工作表1.AT1:工作表1.AT1" chart:class="chart:bar">
            <chart:data-point chart:repeated="4"/>
          </chart:series>
          <chart:series chart:style-name="ch11" chart:values-cell-range-address="工作表1.AU2:工作表1.AU5" chart:label-cell-address="工作表1.AU1:工作表1.AU1" chart:class="chart:bar">
            <chart:data-point chart:repeated="4"/>
          </chart:series>
          <chart:series chart:style-name="ch10" chart:values-cell-range-address="工作表1.AV2:工作表1.AV5" chart:label-cell-address="工作表1.AV1:工作表1.AV1" chart:class="chart:bar">
            <chart:data-point chart:repeated="4"/>
          </chart:series>
          <chart:series chart:style-name="ch11" chart:values-cell-range-address="工作表1.AW2:工作表1.AW5" chart:label-cell-address="工作表1.AW1:工作表1.AW1" chart:class="chart:bar">
            <chart:data-point chart:repeated="4"/>
          </chart:series>
          <chart:series chart:style-name="ch10" chart:values-cell-range-address="工作表1.AX2:工作表1.AX5" chart:label-cell-address="工作表1.AX1:工作表1.AX1" chart:class="chart:bar">
            <chart:data-point chart:repeated="4"/>
          </chart:series>
          <chart:series chart:style-name="ch11" chart:values-cell-range-address="工作表1.AY2:工作表1.AY5" chart:label-cell-address="工作表1.AY1:工作表1.AY1" chart:class="chart:bar">
            <chart:data-point chart:repeated="4"/>
          </chart:series>
          <chart:series chart:style-name="ch10" chart:values-cell-range-address="工作表1.AZ2:工作表1.AZ5" chart:label-cell-address="工作表1.AZ1:工作表1.AZ1" chart:class="chart:bar">
            <chart:data-point chart:repeated="4"/>
          </chart:series>
          <chart:series chart:style-name="ch11" chart:values-cell-range-address="工作表1.BA2:工作表1.BA5" chart:label-cell-address="工作表1.BA1:工作表1.BA1" chart:class="chart:bar">
            <chart:data-point chart:repeated="4"/>
          </chart:series>
          <chart:series chart:style-name="ch10" chart:values-cell-range-address="工作表1.BB2:工作表1.BB5" chart:label-cell-address="工作表1.BB1:工作表1.BB1" chart:class="chart:bar">
            <chart:data-point chart:repeated="4"/>
          </chart:series>
          <chart:series chart:style-name="ch11" chart:values-cell-range-address="工作表1.BC2:工作表1.BC5" chart:label-cell-address="工作表1.BC1:工作表1.BC1" chart:class="chart:bar">
            <chart:data-point chart:repeated="4"/>
          </chart:series>
          <chart:series chart:style-name="ch10" chart:values-cell-range-address="工作表1.BD2:工作表1.BD5" chart:label-cell-address="工作表1.BD1:工作表1.BD1" chart:class="chart:bar">
            <chart:data-point chart:repeated="4"/>
          </chart:series>
          <chart:series chart:style-name="ch11" chart:values-cell-range-address="工作表1.BE2:工作表1.BE5" chart:label-cell-address="工作表1.BE1:工作表1.BE1" chart:class="chart:bar">
            <chart:data-point chart:repeated="4"/>
          </chart:series>
          <chart:series chart:style-name="ch10" chart:values-cell-range-address="工作表1.BF2:工作表1.BF5" chart:label-cell-address="工作表1.BF1:工作表1.BF1" chart:class="chart:bar">
            <chart:data-point chart:repeated="4"/>
          </chart:series>
          <chart:series chart:style-name="ch11" chart:values-cell-range-address="工作表1.BG2:工作表1.BG5" chart:label-cell-address="工作表1.BG1:工作表1.BG1" chart:class="chart:bar">
            <chart:data-point chart:repeated="4"/>
          </chart:series>
          <chart:series chart:style-name="ch10" chart:values-cell-range-address="工作表1.BH2:工作表1.BH5" chart:label-cell-address="工作表1.BH1:工作表1.BH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Con</text:p>
                <draw:g>
                  <svg:desc>工作表1.B1:工作表1.B1</svg:desc>
                </draw:g>
              </table:table-cell>
              <table:table-cell office:value-type="string">
                <text:p>1</text:p>
                <draw:g>
                  <svg:desc>工作表1.C1:工作表1.C1</svg:desc>
                </draw:g>
              </table:table-cell>
              <table:table-cell office:value-type="string">
                <text:p>1</text:p>
                <draw:g>
                  <svg:desc>工作表1.D1:工作表1.D1</svg:desc>
                </draw:g>
              </table:table-cell>
              <table:table-cell office:value-type="string">
                <text:p>2</text:p>
                <draw:g>
                  <svg:desc>工作表1.E1:工作表1.E1</svg:desc>
                </draw:g>
              </table:table-cell>
              <table:table-cell office:value-type="string">
                <text:p>2</text:p>
                <draw:g>
                  <svg:desc>工作表1.F1:工作表1.F1</svg:desc>
                </draw:g>
              </table:table-cell>
              <table:table-cell office:value-type="string">
                <text:p>3</text:p>
                <draw:g>
                  <svg:desc>工作表1.G1:工作表1.G1</svg:desc>
                </draw:g>
              </table:table-cell>
              <table:table-cell office:value-type="string">
                <text:p>3</text:p>
                <draw:g>
                  <svg:desc>工作表1.H1:工作表1.H1</svg:desc>
                </draw:g>
              </table:table-cell>
              <table:table-cell office:value-type="string">
                <text:p>4</text:p>
                <draw:g>
                  <svg:desc>工作表1.I1:工作表1.I1</svg:desc>
                </draw:g>
              </table:table-cell>
              <table:table-cell office:value-type="string">
                <text:p>4</text:p>
                <draw:g>
                  <svg:desc>工作表1.J1:工作表1.J1</svg:desc>
                </draw:g>
              </table:table-cell>
              <table:table-cell office:value-type="string">
                <text:p>5</text:p>
                <draw:g>
                  <svg:desc>工作表1.K1:工作表1.K1</svg:desc>
                </draw:g>
              </table:table-cell>
              <table:table-cell office:value-type="string">
                <text:p>5</text:p>
                <draw:g>
                  <svg:desc>工作表1.L1:工作表1.L1</svg:desc>
                </draw:g>
              </table:table-cell>
              <table:table-cell office:value-type="string">
                <text:p>6</text:p>
                <draw:g>
                  <svg:desc>工作表1.M1:工作表1.M1</svg:desc>
                </draw:g>
              </table:table-cell>
              <table:table-cell office:value-type="string">
                <text:p>6</text:p>
                <draw:g>
                  <svg:desc>工作表1.N1:工作表1.N1</svg:desc>
                </draw:g>
              </table:table-cell>
              <table:table-cell office:value-type="string">
                <text:p>7</text:p>
                <draw:g>
                  <svg:desc>工作表1.O1:工作表1.O1</svg:desc>
                </draw:g>
              </table:table-cell>
              <table:table-cell office:value-type="string">
                <text:p>7</text:p>
                <draw:g>
                  <svg:desc>工作表1.P1:工作表1.P1</svg:desc>
                </draw:g>
              </table:table-cell>
              <table:table-cell office:value-type="string">
                <text:p>8</text:p>
                <draw:g>
                  <svg:desc>工作表1.Q1:工作表1.Q1</svg:desc>
                </draw:g>
              </table:table-cell>
              <table:table-cell office:value-type="string">
                <text:p>8</text:p>
                <draw:g>
                  <svg:desc>工作表1.R1:工作表1.R1</svg:desc>
                </draw:g>
              </table:table-cell>
              <table:table-cell office:value-type="string">
                <text:p>9</text:p>
                <draw:g>
                  <svg:desc>工作表1.S1:工作表1.S1</svg:desc>
                </draw:g>
              </table:table-cell>
              <table:table-cell office:value-type="string">
                <text:p>9</text:p>
                <draw:g>
                  <svg:desc>工作表1.T1:工作表1.T1</svg:desc>
                </draw:g>
              </table:table-cell>
              <table:table-cell office:value-type="string">
                <text:p>10</text:p>
                <draw:g>
                  <svg:desc>工作表1.U1:工作表1.U1</svg:desc>
                </draw:g>
              </table:table-cell>
              <table:table-cell office:value-type="string">
                <text:p>10</text:p>
                <draw:g>
                  <svg:desc>工作表1.V1:工作表1.V1</svg:desc>
                </draw:g>
              </table:table-cell>
              <table:table-cell office:value-type="string">
                <text:p>11</text:p>
                <draw:g>
                  <svg:desc>工作表1.W1:工作表1.W1</svg:desc>
                </draw:g>
              </table:table-cell>
              <table:table-cell office:value-type="string">
                <text:p>11</text:p>
                <draw:g>
                  <svg:desc>工作表1.X1:工作表1.X1</svg:desc>
                </draw:g>
              </table:table-cell>
              <table:table-cell office:value-type="string">
                <text:p>12</text:p>
                <draw:g>
                  <svg:desc>工作表1.Y1:工作表1.Y1</svg:desc>
                </draw:g>
              </table:table-cell>
              <table:table-cell office:value-type="string">
                <text:p>12</text:p>
                <draw:g>
                  <svg:desc>工作表1.Z1:工作表1.Z1</svg:desc>
                </draw:g>
              </table:table-cell>
              <table:table-cell office:value-type="string">
                <text:p>13</text:p>
                <draw:g>
                  <svg:desc>工作表1.AA1:工作表1.AA1</svg:desc>
                </draw:g>
              </table:table-cell>
              <table:table-cell office:value-type="string">
                <text:p>13</text:p>
                <draw:g>
                  <svg:desc>工作表1.AB1:工作表1.AB1</svg:desc>
                </draw:g>
              </table:table-cell>
              <table:table-cell office:value-type="string">
                <text:p>14</text:p>
                <draw:g>
                  <svg:desc>工作表1.AC1:工作表1.AC1</svg:desc>
                </draw:g>
              </table:table-cell>
              <table:table-cell office:value-type="string">
                <text:p>14</text:p>
                <draw:g>
                  <svg:desc>工作表1.AD1:工作表1.AD1</svg:desc>
                </draw:g>
              </table:table-cell>
              <table:table-cell office:value-type="string">
                <text:p>15</text:p>
                <draw:g>
                  <svg:desc>工作表1.AE1:工作表1.AE1</svg:desc>
                </draw:g>
              </table:table-cell>
              <table:table-cell office:value-type="string">
                <text:p>15</text:p>
                <draw:g>
                  <svg:desc>工作表1.AF1:工作表1.AF1</svg:desc>
                </draw:g>
              </table:table-cell>
              <table:table-cell office:value-type="string">
                <text:p>16</text:p>
                <draw:g>
                  <svg:desc>工作表1.AG1:工作表1.AG1</svg:desc>
                </draw:g>
              </table:table-cell>
              <table:table-cell office:value-type="string">
                <text:p>16</text:p>
                <draw:g>
                  <svg:desc>工作表1.AH1:工作表1.AH1</svg:desc>
                </draw:g>
              </table:table-cell>
              <table:table-cell office:value-type="string">
                <text:p>17</text:p>
                <draw:g>
                  <svg:desc>工作表1.AI1:工作表1.AI1</svg:desc>
                </draw:g>
              </table:table-cell>
              <table:table-cell office:value-type="string">
                <text:p>17</text:p>
                <draw:g>
                  <svg:desc>工作表1.AJ1:工作表1.AJ1</svg:desc>
                </draw:g>
              </table:table-cell>
              <table:table-cell office:value-type="string">
                <text:p>18</text:p>
                <draw:g>
                  <svg:desc>工作表1.AK1:工作表1.AK1</svg:desc>
                </draw:g>
              </table:table-cell>
              <table:table-cell office:value-type="string">
                <text:p>18</text:p>
                <draw:g>
                  <svg:desc>工作表1.AL1:工作表1.AL1</svg:desc>
                </draw:g>
              </table:table-cell>
              <table:table-cell office:value-type="string">
                <text:p>19</text:p>
                <draw:g>
                  <svg:desc>工作表1.AM1:工作表1.AM1</svg:desc>
                </draw:g>
              </table:table-cell>
              <table:table-cell office:value-type="string">
                <text:p>19</text:p>
                <draw:g>
                  <svg:desc>工作表1.AN1:工作表1.AN1</svg:desc>
                </draw:g>
              </table:table-cell>
              <table:table-cell office:value-type="string">
                <text:p>20</text:p>
                <draw:g>
                  <svg:desc>工作表1.AO1:工作表1.AO1</svg:desc>
                </draw:g>
              </table:table-cell>
              <table:table-cell office:value-type="string">
                <text:p>20</text:p>
                <draw:g>
                  <svg:desc>工作表1.AP1:工作表1.AP1</svg:desc>
                </draw:g>
              </table:table-cell>
              <table:table-cell office:value-type="string">
                <text:p>21</text:p>
                <draw:g>
                  <svg:desc>工作表1.AQ1:工作表1.AQ1</svg:desc>
                </draw:g>
              </table:table-cell>
              <table:table-cell office:value-type="string">
                <text:p>21</text:p>
                <draw:g>
                  <svg:desc>工作表1.AR1:工作表1.AR1</svg:desc>
                </draw:g>
              </table:table-cell>
              <table:table-cell office:value-type="string">
                <text:p>22</text:p>
                <draw:g>
                  <svg:desc>工作表1.AS1:工作表1.AS1</svg:desc>
                </draw:g>
              </table:table-cell>
              <table:table-cell office:value-type="string">
                <text:p>22</text:p>
                <draw:g>
                  <svg:desc>工作表1.AT1:工作表1.AT1</svg:desc>
                </draw:g>
              </table:table-cell>
              <table:table-cell office:value-type="string">
                <text:p>23</text:p>
                <draw:g>
                  <svg:desc>工作表1.AU1:工作表1.AU1</svg:desc>
                </draw:g>
              </table:table-cell>
              <table:table-cell office:value-type="string">
                <text:p>23</text:p>
                <draw:g>
                  <svg:desc>工作表1.AV1:工作表1.AV1</svg:desc>
                </draw:g>
              </table:table-cell>
              <table:table-cell office:value-type="string">
                <text:p>24</text:p>
                <draw:g>
                  <svg:desc>工作表1.AW1:工作表1.AW1</svg:desc>
                </draw:g>
              </table:table-cell>
              <table:table-cell office:value-type="string">
                <text:p>24</text:p>
                <draw:g>
                  <svg:desc>工作表1.AX1:工作表1.AX1</svg:desc>
                </draw:g>
              </table:table-cell>
              <table:table-cell office:value-type="string">
                <text:p>25</text:p>
                <draw:g>
                  <svg:desc>工作表1.AY1:工作表1.AY1</svg:desc>
                </draw:g>
              </table:table-cell>
              <table:table-cell office:value-type="string">
                <text:p>25</text:p>
                <draw:g>
                  <svg:desc>工作表1.AZ1:工作表1.AZ1</svg:desc>
                </draw:g>
              </table:table-cell>
              <table:table-cell office:value-type="string">
                <text:p>26</text:p>
                <draw:g>
                  <svg:desc>工作表1.BA1:工作表1.BA1</svg:desc>
                </draw:g>
              </table:table-cell>
              <table:table-cell office:value-type="string">
                <text:p>26</text:p>
                <draw:g>
                  <svg:desc>工作表1.BB1:工作表1.BB1</svg:desc>
                </draw:g>
              </table:table-cell>
              <table:table-cell office:value-type="string">
                <text:p>27</text:p>
                <draw:g>
                  <svg:desc>工作表1.BC1:工作表1.BC1</svg:desc>
                </draw:g>
              </table:table-cell>
              <table:table-cell office:value-type="string">
                <text:p>27</text:p>
                <draw:g>
                  <svg:desc>工作表1.BD1:工作表1.BD1</svg:desc>
                </draw:g>
              </table:table-cell>
              <table:table-cell office:value-type="string">
                <text:p>28</text:p>
                <draw:g>
                  <svg:desc>工作表1.BE1:工作表1.BE1</svg:desc>
                </draw:g>
              </table:table-cell>
              <table:table-cell office:value-type="string">
                <text:p>28</text:p>
                <draw:g>
                  <svg:desc>工作表1.BF1:工作表1.BF1</svg:desc>
                </draw:g>
              </table:table-cell>
              <table:table-cell office:value-type="string">
                <text:p>29</text:p>
                <draw:g>
                  <svg:desc>工作表1.BG1:工作表1.BG1</svg:desc>
                </draw:g>
              </table:table-cell>
              <table:table-cell office:value-type="string">
                <text:p>29</text:p>
                <draw:g>
                  <svg:desc>工作表1.BH1:工作表1.B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de1</text:p>
                <draw:g>
                  <svg:desc>工作表1.A2:工作表1.A5</svg:desc>
                </draw:g>
              </table:table-cell>
              <table:table-cell office:value-type="float" office:value="0">
                <text:p>0</text:p>
                <draw:g>
                  <svg:desc>工作表1.B2:工作表1.B5</svg:desc>
                </draw:g>
              </table:table-cell>
              <table:table-cell office:value-type="float" office:value="402086633">
                <text:p>402086633</text:p>
                <draw:g>
                  <svg:desc>工作表1.C2:工作表1.C5</svg:desc>
                </draw:g>
              </table:table-cell>
              <table:table-cell office:value-type="float" office:value="963198044">
                <text:p>963198044</text:p>
                <draw:g>
                  <svg:desc>工作表1.D2:工作表1.D5</svg:desc>
                </draw:g>
              </table:table-cell>
              <table:table-cell office:value-type="float" office:value="738539">
                <text:p>738539</text:p>
                <draw:g>
                  <svg:desc>工作表1.E2:工作表1.E5</svg:desc>
                </draw:g>
              </table:table-cell>
              <table:table-cell office:value-type="float" office:value="855904625">
                <text:p>855904625</text:p>
                <draw:g>
                  <svg:desc>工作表1.F2:工作表1.F5</svg:desc>
                </draw:g>
              </table:table-cell>
              <table:table-cell office:value-type="float" office:value="201390035">
                <text:p>201390035</text:p>
                <draw:g>
                  <svg:desc>工作表1.G2:工作表1.G5</svg:desc>
                </draw:g>
              </table:table-cell>
              <table:table-cell office:value-type="float" office:value="959533336">
                <text:p>959533336</text:p>
                <draw:g>
                  <svg:desc>工作表1.H2:工作表1.H5</svg:desc>
                </draw:g>
              </table:table-cell>
              <table:table-cell office:value-type="float" office:value="118999365">
                <text:p>118999365</text:p>
                <draw:g>
                  <svg:desc>工作表1.I2:工作表1.I5</svg:desc>
                </draw:g>
              </table:table-cell>
              <table:table-cell office:value-type="float" office:value="579751912">
                <text:p>579751912</text:p>
                <draw:g>
                  <svg:desc>工作表1.J2:工作表1.J5</svg:desc>
                </draw:g>
              </table:table-cell>
              <table:table-cell office:value-type="float" office:value="1003271597">
                <text:p>1003271597</text:p>
                <draw:g>
                  <svg:desc>工作表1.K2:工作表1.K5</svg:desc>
                </draw:g>
              </table:table-cell>
              <table:table-cell office:value-type="float" office:value="923179586">
                <text:p>923179586</text:p>
                <draw:g>
                  <svg:desc>工作表1.L2:工作表1.L5</svg:desc>
                </draw:g>
              </table:table-cell>
              <table:table-cell office:value-type="float" office:value="101106167">
                <text:p>101106167</text:p>
                <draw:g>
                  <svg:desc>工作表1.M2:工作表1.M5</svg:desc>
                </draw:g>
              </table:table-cell>
              <table:table-cell office:value-type="float" office:value="909459659">
                <text:p>909459659</text:p>
                <draw:g>
                  <svg:desc>工作表1.N2:工作表1.N5</svg:desc>
                </draw:g>
              </table:table-cell>
              <table:table-cell office:value-type="float" office:value="301509997">
                <text:p>301509997</text:p>
                <draw:g>
                  <svg:desc>工作表1.O2:工作表1.O5</svg:desc>
                </draw:g>
              </table:table-cell>
              <table:table-cell office:value-type="float" office:value="894307904">
                <text:p>894307904</text:p>
                <draw:g>
                  <svg:desc>工作表1.P2:工作表1.P5</svg:desc>
                </draw:g>
              </table:table-cell>
              <table:table-cell office:value-type="float" office:value="216409107">
                <text:p>216409107</text:p>
                <draw:g>
                  <svg:desc>工作表1.Q2:工作表1.Q5</svg:desc>
                </draw:g>
              </table:table-cell>
              <table:table-cell office:value-type="float" office:value="514604664">
                <text:p>514604664</text:p>
                <draw:g>
                  <svg:desc>工作表1.R2:工作表1.R5</svg:desc>
                </draw:g>
              </table:table-cell>
              <table:table-cell office:value-type="float" office:value="602163167">
                <text:p>602163167</text:p>
                <draw:g>
                  <svg:desc>工作表1.S2:工作表1.S5</svg:desc>
                </draw:g>
              </table:table-cell>
              <table:table-cell office:value-type="float" office:value="1049037537">
                <text:p>1049037537</text:p>
                <draw:g>
                  <svg:desc>工作表1.T2:工作表1.T5</svg:desc>
                </draw:g>
              </table:table-cell>
              <table:table-cell office:value-type="float" office:value="811498">
                <text:p>811498</text:p>
                <draw:g>
                  <svg:desc>工作表1.U2:工作表1.U5</svg:desc>
                </draw:g>
              </table:table-cell>
              <table:table-cell office:value-type="float" office:value="926456658">
                <text:p>926456658</text:p>
                <draw:g>
                  <svg:desc>工作表1.V2:工作表1.V5</svg:desc>
                </draw:g>
              </table:table-cell>
              <table:table-cell office:value-type="float" office:value="206933080">
                <text:p>206933080</text:p>
                <draw:g>
                  <svg:desc>工作表1.W2:工作表1.W5</svg:desc>
                </draw:g>
              </table:table-cell>
              <table:table-cell office:value-type="float" office:value="862240180">
                <text:p>862240180</text:p>
                <draw:g>
                  <svg:desc>工作表1.X2:工作表1.X5</svg:desc>
                </draw:g>
              </table:table-cell>
              <table:table-cell office:value-type="float" office:value="218203739">
                <text:p>218203739</text:p>
                <draw:g>
                  <svg:desc>工作表1.Y2:工作表1.Y5</svg:desc>
                </draw:g>
              </table:table-cell>
              <table:table-cell office:value-type="float" office:value="571487429">
                <text:p>571487429</text:p>
                <draw:g>
                  <svg:desc>工作表1.Z2:工作表1.Z5</svg:desc>
                </draw:g>
              </table:table-cell>
              <table:table-cell office:value-type="float" office:value="602561267">
                <text:p>602561267</text:p>
                <draw:g>
                  <svg:desc>工作表1.AA2:工作表1.AA5</svg:desc>
                </draw:g>
              </table:table-cell>
              <table:table-cell office:value-type="float" office:value="899855874">
                <text:p>899855874</text:p>
                <draw:g>
                  <svg:desc>工作表1.AB2:工作表1.AB5</svg:desc>
                </draw:g>
              </table:table-cell>
              <table:table-cell office:value-type="float" office:value="301249528">
                <text:p>301249528</text:p>
                <draw:g>
                  <svg:desc>工作表1.AC2:工作表1.AC5</svg:desc>
                </draw:g>
              </table:table-cell>
              <table:table-cell office:value-type="float" office:value="957855329">
                <text:p>957855329</text:p>
                <draw:g>
                  <svg:desc>工作表1.AD2:工作表1.AD5</svg:desc>
                </draw:g>
              </table:table-cell>
              <table:table-cell office:value-type="float" office:value="201287187">
                <text:p>201287187</text:p>
                <draw:g>
                  <svg:desc>工作表1.AE2:工作表1.AE5</svg:desc>
                </draw:g>
              </table:table-cell>
              <table:table-cell office:value-type="float" office:value="861296333">
                <text:p>861296333</text:p>
                <draw:g>
                  <svg:desc>工作表1.AF2:工作表1.AF5</svg:desc>
                </draw:g>
              </table:table-cell>
              <table:table-cell office:value-type="float" office:value="116262683">
                <text:p>116262683</text:p>
                <draw:g>
                  <svg:desc>工作表1.AG2:工作表1.AG5</svg:desc>
                </draw:g>
              </table:table-cell>
              <table:table-cell office:value-type="float" office:value="604740350">
                <text:p>604740350</text:p>
                <draw:g>
                  <svg:desc>工作表1.AH2:工作表1.AH5</svg:desc>
                </draw:g>
              </table:table-cell>
              <table:table-cell office:value-type="float" office:value="501948934">
                <text:p>501948934</text:p>
                <draw:g>
                  <svg:desc>工作表1.AI2:工作表1.AI5</svg:desc>
                </draw:g>
              </table:table-cell>
              <table:table-cell office:value-type="float" office:value="846553667">
                <text:p>846553667</text:p>
                <draw:g>
                  <svg:desc>工作表1.AJ2:工作表1.AJ5</svg:desc>
                </draw:g>
              </table:table-cell>
              <table:table-cell office:value-type="float" office:value="301778797">
                <text:p>301778797</text:p>
                <draw:g>
                  <svg:desc>工作表1.AK2:工作表1.AK5</svg:desc>
                </draw:g>
              </table:table-cell>
              <table:table-cell office:value-type="float" office:value="935786480">
                <text:p>935786480</text:p>
                <draw:g>
                  <svg:desc>工作表1.AL2:工作表1.AL5</svg:desc>
                </draw:g>
              </table:table-cell>
              <table:table-cell office:value-type="float" office:value="207576928">
                <text:p>207576928</text:p>
                <draw:g>
                  <svg:desc>工作表1.AM2:工作表1.AM5</svg:desc>
                </draw:g>
              </table:table-cell>
              <table:table-cell office:value-type="float" office:value="1042144637">
                <text:p>1042144637</text:p>
                <draw:g>
                  <svg:desc>工作表1.AN2:工作表1.AN5</svg:desc>
                </draw:g>
              </table:table-cell>
              <table:table-cell office:value-type="float" office:value="123526663">
                <text:p>123526663</text:p>
                <draw:g>
                  <svg:desc>工作表1.AO2:工作表1.AO5</svg:desc>
                </draw:g>
              </table:table-cell>
              <table:table-cell office:value-type="float" office:value="513944072">
                <text:p>513944072</text:p>
                <draw:g>
                  <svg:desc>工作表1.AP2:工作表1.AP5</svg:desc>
                </draw:g>
              </table:table-cell>
              <table:table-cell office:value-type="float" office:value="802595100">
                <text:p>802595100</text:p>
                <draw:g>
                  <svg:desc>工作表1.AQ2:工作表1.AQ5</svg:desc>
                </draw:g>
              </table:table-cell>
              <table:table-cell office:value-type="float" office:value="905946824">
                <text:p>905946824</text:p>
                <draw:g>
                  <svg:desc>工作表1.AR2:工作表1.AR5</svg:desc>
                </draw:g>
              </table:table-cell>
              <table:table-cell office:value-type="float" office:value="201364406">
                <text:p>201364406</text:p>
                <draw:g>
                  <svg:desc>工作表1.AS2:工作表1.AS5</svg:desc>
                </draw:g>
              </table:table-cell>
              <table:table-cell office:value-type="float" office:value="1063182016">
                <text:p>1063182016</text:p>
                <draw:g>
                  <svg:desc>工作表1.AT2:工作表1.AT5</svg:desc>
                </draw:g>
              </table:table-cell>
              <table:table-cell office:value-type="float" office:value="847625">
                <text:p>847625</text:p>
                <draw:g>
                  <svg:desc>工作表1.AU2:工作表1.AU5</svg:desc>
                </draw:g>
              </table:table-cell>
              <table:table-cell office:value-type="float" office:value="886942656">
                <text:p>886942656</text:p>
                <draw:g>
                  <svg:desc>工作表1.AV2:工作表1.AV5</svg:desc>
                </draw:g>
              </table:table-cell>
              <table:table-cell office:value-type="float" office:value="219216994">
                <text:p>219216994</text:p>
                <draw:g>
                  <svg:desc>工作表1.AW2:工作表1.AW5</svg:desc>
                </draw:g>
              </table:table-cell>
              <table:table-cell office:value-type="float" office:value="569028761">
                <text:p>569028761</text:p>
                <draw:g>
                  <svg:desc>工作表1.AX2:工作表1.AX5</svg:desc>
                </draw:g>
              </table:table-cell>
              <table:table-cell office:value-type="float" office:value="402079894">
                <text:p>402079894</text:p>
                <draw:g>
                  <svg:desc>工作表1.AY2:工作表1.AY5</svg:desc>
                </draw:g>
              </table:table-cell>
              <table:table-cell office:value-type="float" office:value="874090621">
                <text:p>874090621</text:p>
                <draw:g>
                  <svg:desc>工作表1.AZ2:工作表1.AZ5</svg:desc>
                </draw:g>
              </table:table-cell>
              <table:table-cell office:value-type="float" office:value="401606904">
                <text:p>401606904</text:p>
                <draw:g>
                  <svg:desc>工作表1.BA2:工作表1.BA5</svg:desc>
                </draw:g>
              </table:table-cell>
              <table:table-cell office:value-type="float" office:value="1073589433">
                <text:p>1073589433</text:p>
                <draw:g>
                  <svg:desc>工作表1.BB2:工作表1.BB5</svg:desc>
                </draw:g>
              </table:table-cell>
              <table:table-cell office:value-type="float" office:value="821603">
                <text:p>821603</text:p>
                <draw:g>
                  <svg:desc>工作表1.BC2:工作表1.BC5</svg:desc>
                </draw:g>
              </table:table-cell>
              <table:table-cell office:value-type="float" office:value="830422772">
                <text:p>830422772</text:p>
                <draw:g>
                  <svg:desc>工作表1.BD2:工作表1.BD5</svg:desc>
                </draw:g>
              </table:table-cell>
              <table:table-cell office:value-type="float" office:value="322234314">
                <text:p>322234314</text:p>
                <draw:g>
                  <svg:desc>工作表1.BE2:工作表1.BE5</svg:desc>
                </draw:g>
              </table:table-cell>
              <table:table-cell office:value-type="float" office:value="552898134">
                <text:p>552898134</text:p>
                <draw:g>
                  <svg:desc>工作表1.BF2:工作表1.BF5</svg:desc>
                </draw:g>
              </table:table-cell>
              <table:table-cell office:value-type="float" office:value="502456612">
                <text:p>502456612</text:p>
                <draw:g>
                  <svg:desc>工作表1.BG2:工作表1.BG5</svg:desc>
                </draw:g>
              </table:table-cell>
              <table:table-cell office:value-type="float" office:value="959660979">
                <text:p>959660979</text:p>
                <draw:g>
                  <svg:desc>工作表1.BH2:工作表1.BH5</svg:desc>
                </draw:g>
              </table:table-cell>
            </table:table-row>
            <table:table-row>
              <table:table-cell office:value-type="string">
                <text:p>node2</text:p>
              </table:table-cell>
              <table:table-cell office:value-type="float" office:value="105571072">
                <text:p>105571072</text:p>
              </table:table-cell>
              <table:table-cell office:value-type="float" office:value="220750254">
                <text:p>220750254</text:p>
              </table:table-cell>
              <table:table-cell office:value-type="float" office:value="3550940150">
                <text:p>3550940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9440">
                <text:p>1159440</text:p>
              </table:table-cell>
              <table:table-cell office:value-type="float" office:value="544665986">
                <text:p>544665986</text:p>
              </table:table-cell>
              <table:table-cell office:value-type="float" office:value="118805953">
                <text:p>118805953</text:p>
              </table:table-cell>
              <table:table-cell office:value-type="float" office:value="354509255">
                <text:p>354509255</text:p>
              </table:table-cell>
              <table:table-cell office:value-type="float" office:value="208713423">
                <text:p>208713423</text:p>
              </table:table-cell>
              <table:table-cell office:value-type="float" office:value="324837217">
                <text:p>324837217</text:p>
              </table:table-cell>
              <table:table-cell office:value-type="float" office:value="201223929">
                <text:p>201223929</text:p>
              </table:table-cell>
              <table:table-cell office:value-type="float" office:value="281085931">
                <text:p>281085931</text:p>
              </table:table-cell>
              <table:table-cell office:value-type="float" office:value="301439854">
                <text:p>301439854</text:p>
              </table:table-cell>
              <table:table-cell office:value-type="float" office:value="834247937">
                <text:p>834247937</text:p>
              </table:table-cell>
              <table:table-cell office:value-type="float" office:value="117133982">
                <text:p>117133982</text:p>
              </table:table-cell>
              <table:table-cell office:value-type="float" office:value="955592361">
                <text:p>955592361</text:p>
              </table:table-cell>
              <table:table-cell office:value-type="float" office:value="604961846">
                <text:p>604961846</text:p>
              </table:table-cell>
              <table:table-cell office:value-type="float" office:value="649718290">
                <text:p>649718290</text:p>
              </table:table-cell>
              <table:table-cell office:value-type="float" office:value="817083">
                <text:p>817083</text:p>
              </table:table-cell>
              <table:table-cell office:value-type="float" office:value="678202021">
                <text:p>678202021</text:p>
              </table:table-cell>
              <table:table-cell office:value-type="float" office:value="301740013">
                <text:p>301740013</text:p>
              </table:table-cell>
              <table:table-cell office:value-type="float" office:value="1282213002">
                <text:p>1282213002</text:p>
              </table:table-cell>
              <table:table-cell office:value-type="float" office:value="216534667">
                <text:p>216534667</text:p>
              </table:table-cell>
              <table:table-cell office:value-type="float" office:value="668896836">
                <text:p>668896836</text:p>
              </table:table-cell>
              <table:table-cell office:value-type="float" office:value="602028487">
                <text:p>602028487</text:p>
              </table:table-cell>
              <table:table-cell office:value-type="float" office:value="725403918">
                <text:p>725403918</text:p>
              </table:table-cell>
              <table:table-cell office:value-type="float" office:value="800806">
                <text:p>800806</text:p>
              </table:table-cell>
              <table:table-cell office:value-type="float" office:value="807157501">
                <text:p>807157501</text:p>
              </table:table-cell>
              <table:table-cell office:value-type="float" office:value="201413777">
                <text:p>201413777</text:p>
              </table:table-cell>
              <table:table-cell office:value-type="float" office:value="1469333210">
                <text:p>1469333210</text:p>
              </table:table-cell>
              <table:table-cell office:value-type="float" office:value="222332455">
                <text:p>222332455</text:p>
              </table:table-cell>
              <table:table-cell office:value-type="float" office:value="627816857">
                <text:p>627816857</text:p>
              </table:table-cell>
              <table:table-cell office:value-type="float" office:value="501636739">
                <text:p>501636739</text:p>
              </table:table-cell>
              <table:table-cell office:value-type="float" office:value="615759192">
                <text:p>615759192</text:p>
              </table:table-cell>
              <table:table-cell office:value-type="float" office:value="693372">
                <text:p>693372</text:p>
              </table:table-cell>
              <table:table-cell office:value-type="float" office:value="764803791">
                <text:p>764803791</text:p>
              </table:table-cell>
              <table:table-cell office:value-type="float" office:value="401604076">
                <text:p>401604076</text:p>
              </table:table-cell>
              <table:table-cell office:value-type="float" office:value="1189099474">
                <text:p>1189099474</text:p>
              </table:table-cell>
              <table:table-cell office:value-type="float" office:value="219781474">
                <text:p>219781474</text:p>
              </table:table-cell>
              <table:table-cell office:value-type="float" office:value="658253080">
                <text:p>658253080</text:p>
              </table:table-cell>
              <table:table-cell office:value-type="float" office:value="401814248">
                <text:p>401814248</text:p>
              </table:table-cell>
              <table:table-cell office:value-type="float" office:value="1069171306">
                <text:p>1069171306</text:p>
              </table:table-cell>
              <table:table-cell office:value-type="float" office:value="301821021">
                <text:p>301821021</text:p>
              </table:table-cell>
              <table:table-cell office:value-type="float" office:value="533002879">
                <text:p>533002879</text:p>
              </table:table-cell>
              <table:table-cell office:value-type="float" office:value="748859">
                <text:p>748859</text:p>
              </table:table-cell>
              <table:table-cell office:value-type="float" office:value="1331913607">
                <text:p>1331913607</text:p>
              </table:table-cell>
              <table:table-cell office:value-type="float" office:value="125282669">
                <text:p>125282669</text:p>
              </table:table-cell>
              <table:table-cell office:value-type="float" office:value="1126964369">
                <text:p>1126964369</text:p>
              </table:table-cell>
              <table:table-cell office:value-type="float" office:value="702618903">
                <text:p>702618903</text:p>
              </table:table-cell>
              <table:table-cell office:value-type="float" office:value="176998074">
                <text:p>176998074</text:p>
              </table:table-cell>
              <table:table-cell office:value-type="float" office:value="201547325">
                <text:p>201547325</text:p>
              </table:table-cell>
              <table:table-cell office:value-type="float" office:value="457141417">
                <text:p>457141417</text:p>
              </table:table-cell>
              <table:table-cell office:value-type="float" office:value="804404">
                <text:p>804404</text:p>
              </table:table-cell>
              <table:table-cell office:value-type="float" office:value="1647060947">
                <text:p>1647060947</text:p>
              </table:table-cell>
              <table:table-cell office:value-type="float" office:value="228682492">
                <text:p>228682492</text:p>
              </table:table-cell>
              <table:table-cell office:value-type="float" office:value="1017272257">
                <text:p>1017272257</text:p>
              </table:table-cell>
            </table:table-row>
            <table:table-row>
              <table:table-cell office:value-type="string">
                <text:p>node3</text:p>
              </table:table-cell>
              <table:table-cell office:value-type="float" office:value="318972928">
                <text:p>318972928</text:p>
              </table:table-cell>
              <table:table-cell office:value-type="float" office:value="861085">
                <text:p>861085</text:p>
              </table:table-cell>
              <table:table-cell office:value-type="float" office:value="874274170">
                <text:p>874274170</text:p>
              </table:table-cell>
              <table:table-cell office:value-type="float" office:value="217102994">
                <text:p>217102994</text:p>
              </table:table-cell>
              <table:table-cell office:value-type="float" office:value="578524703">
                <text:p>578524703</text:p>
              </table:table-cell>
              <table:table-cell office:value-type="float" office:value="402161655">
                <text:p>402161655</text:p>
              </table:table-cell>
              <table:table-cell office:value-type="float" office:value="867740198">
                <text:p>867740198</text:p>
              </table:table-cell>
              <table:table-cell office:value-type="float" office:value="301632505">
                <text:p>301632505</text:p>
              </table:table-cell>
              <table:table-cell office:value-type="float" office:value="963015818">
                <text:p>963015818</text:p>
              </table:table-cell>
              <table:table-cell office:value-type="float" office:value="502363781">
                <text:p>502363781</text:p>
              </table:table-cell>
              <table:table-cell office:value-type="float" office:value="893518505">
                <text:p>893518505</text:p>
              </table:table-cell>
              <table:table-cell office:value-type="float" office:value="121083318">
                <text:p>121083318</text:p>
              </table:table-cell>
              <table:table-cell office:value-type="float" office:value="608095645">
                <text:p>608095645</text:p>
              </table:table-cell>
              <table:table-cell office:value-type="float" office:value="608184435">
                <text:p>608184435</text:p>
              </table:table-cell>
              <table:table-cell office:value-type="float" office:value="1085221009">
                <text:p>1085221009</text:p>
              </table:table-cell>
              <table:table-cell office:value-type="float" office:value="926642">
                <text:p>926642</text:p>
              </table:table-cell>
              <table:table-cell office:value-type="float" office:value="962801730">
                <text:p>962801730</text:p>
              </table:table-cell>
              <table:table-cell office:value-type="float" office:value="203780931">
                <text:p>203780931</text:p>
              </table:table-cell>
              <table:table-cell office:value-type="float" office:value="938232829">
                <text:p>938232829</text:p>
              </table:table-cell>
              <table:table-cell office:value-type="float" office:value="220366207">
                <text:p>220366207</text:p>
              </table:table-cell>
              <table:table-cell office:value-type="float" office:value="659305485">
                <text:p>659305485</text:p>
              </table:table-cell>
              <table:table-cell office:value-type="float" office:value="403004323">
                <text:p>403004323</text:p>
              </table:table-cell>
              <table:table-cell office:value-type="float" office:value="1082668714">
                <text:p>1082668714</text:p>
              </table:table-cell>
              <table:table-cell office:value-type="float" office:value="1020345">
                <text:p>1020345</text:p>
              </table:table-cell>
              <table:table-cell office:value-type="float" office:value="923998579">
                <text:p>923998579</text:p>
              </table:table-cell>
              <table:table-cell office:value-type="float" office:value="301840504">
                <text:p>301840504</text:p>
              </table:table-cell>
              <table:table-cell office:value-type="float" office:value="1038472505">
                <text:p>1038472505</text:p>
              </table:table-cell>
              <table:table-cell office:value-type="float" office:value="116363824">
                <text:p>116363824</text:p>
              </table:table-cell>
              <table:table-cell office:value-type="float" office:value="634801990">
                <text:p>634801990</text:p>
              </table:table-cell>
              <table:table-cell office:value-type="float" office:value="502396117">
                <text:p>502396117</text:p>
              </table:table-cell>
              <table:table-cell office:value-type="float" office:value="969828097">
                <text:p>969828097</text:p>
              </table:table-cell>
              <table:table-cell office:value-type="float" office:value="101182416">
                <text:p>101182416</text:p>
              </table:table-cell>
              <table:table-cell office:value-type="float" office:value="1022104429">
                <text:p>1022104429</text:p>
              </table:table-cell>
              <table:table-cell office:value-type="float" office:value="972644">
                <text:p>972644</text:p>
              </table:table-cell>
              <table:table-cell office:value-type="float" office:value="929100755">
                <text:p>929100755</text:p>
              </table:table-cell>
              <table:table-cell office:value-type="float" office:value="128074565">
                <text:p>128074565</text:p>
              </table:table-cell>
              <table:table-cell office:value-type="float" office:value="610698183">
                <text:p>610698183</text:p>
              </table:table-cell>
              <table:table-cell office:value-type="float" office:value="602164350">
                <text:p>602164350</text:p>
              </table:table-cell>
              <table:table-cell office:value-type="float" office:value="923032052">
                <text:p>923032052</text:p>
              </table:table-cell>
              <table:table-cell office:value-type="float" office:value="301632771">
                <text:p>301632771</text:p>
              </table:table-cell>
              <table:table-cell office:value-type="float" office:value="1160865666">
                <text:p>1160865666</text:p>
              </table:table-cell>
              <table:table-cell office:value-type="float" office:value="101348634">
                <text:p>101348634</text:p>
              </table:table-cell>
              <table:table-cell office:value-type="float" office:value="974463949">
                <text:p>974463949</text:p>
              </table:table-cell>
              <table:table-cell office:value-type="float" office:value="120716431">
                <text:p>120716431</text:p>
              </table:table-cell>
              <table:table-cell office:value-type="float" office:value="604846170">
                <text:p>604846170</text:p>
              </table:table-cell>
              <table:table-cell office:value-type="float" office:value="507611615">
                <text:p>507611615</text:p>
              </table:table-cell>
              <table:table-cell office:value-type="float" office:value="929545881">
                <text:p>929545881</text:p>
              </table:table-cell>
              <table:table-cell office:value-type="float" office:value="101717078">
                <text:p>101717078</text:p>
              </table:table-cell>
              <table:table-cell office:value-type="float" office:value="939725443">
                <text:p>939725443</text:p>
              </table:table-cell>
              <table:table-cell office:value-type="float" office:value="101177335">
                <text:p>101177335</text:p>
              </table:table-cell>
              <table:table-cell office:value-type="float" office:value="1076174355">
                <text:p>1076174355</text:p>
              </table:table-cell>
              <table:table-cell office:value-type="float" office:value="116686416">
                <text:p>116686416</text:p>
              </table:table-cell>
              <table:table-cell office:value-type="float" office:value="3712169319">
                <text:p>3712169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de4</text:p>
              </table:table-cell>
              <table:table-cell office:value-type="float" office:value="380231936">
                <text:p>380231936</text:p>
              </table:table-cell>
              <table:table-cell office:value-type="float" office:value="835797">
                <text:p>835797</text:p>
              </table:table-cell>
              <table:table-cell office:value-type="float" office:value="893046771">
                <text:p>893046771</text:p>
              </table:table-cell>
              <table:table-cell office:value-type="float" office:value="100927496">
                <text:p>100927496</text:p>
              </table:table-cell>
              <table:table-cell office:value-type="float" office:value="861889701">
                <text:p>861889701</text:p>
              </table:table-cell>
              <table:table-cell office:value-type="float" office:value="121191315">
                <text:p>121191315</text:p>
              </table:table-cell>
              <table:table-cell office:value-type="float" office:value="534233654">
                <text:p>534233654</text:p>
              </table:table-cell>
              <table:table-cell office:value-type="float" office:value="702432245">
                <text:p>702432245</text:p>
              </table:table-cell>
              <table:table-cell office:value-type="float" office:value="1145166203">
                <text:p>1145166203</text:p>
              </table:table-cell>
              <table:table-cell office:value-type="float" office:value="301694778">
                <text:p>301694778</text:p>
              </table:table-cell>
              <table:table-cell office:value-type="float" office:value="939063209">
                <text:p>939063209</text:p>
              </table:table-cell>
              <table:table-cell office:value-type="float" office:value="100980397">
                <text:p>100980397</text:p>
              </table:table-cell>
              <table:table-cell office:value-type="float" office:value="1035483714">
                <text:p>1035483714</text:p>
              </table:table-cell>
              <table:table-cell office:value-type="float" office:value="125978320">
                <text:p>125978320</text:p>
              </table:table-cell>
              <table:table-cell office:value-type="float" office:value="581864522">
                <text:p>581864522</text:p>
              </table:table-cell>
              <table:table-cell office:value-type="float" office:value="613307933">
                <text:p>613307933</text:p>
              </table:table-cell>
              <table:table-cell office:value-type="float" office:value="1065580638">
                <text:p>1065580638</text:p>
              </table:table-cell>
              <table:table-cell office:value-type="float" office:value="928583">
                <text:p>928583</text:p>
              </table:table-cell>
              <table:table-cell office:value-type="float" office:value="846069693">
                <text:p>846069693</text:p>
              </table:table-cell>
              <table:table-cell office:value-type="float" office:value="301411550">
                <text:p>301411550</text:p>
              </table:table-cell>
              <table:table-cell office:value-type="float" office:value="942884251">
                <text:p>942884251</text:p>
              </table:table-cell>
              <table:table-cell office:value-type="float" office:value="116021488">
                <text:p>116021488</text:p>
              </table:table-cell>
              <table:table-cell office:value-type="float" office:value="557224543">
                <text:p>557224543</text:p>
              </table:table-cell>
              <table:table-cell office:value-type="float" office:value="501973523">
                <text:p>501973523</text:p>
              </table:table-cell>
              <table:table-cell office:value-type="float" office:value="888538116">
                <text:p>888538116</text:p>
              </table:table-cell>
              <table:table-cell office:value-type="float" office:value="402068520">
                <text:p>402068520</text:p>
              </table:table-cell>
              <table:table-cell office:value-type="float" office:value="921495303">
                <text:p>921495303</text:p>
              </table:table-cell>
              <table:table-cell office:value-type="float" office:value="301258633">
                <text:p>301258633</text:p>
              </table:table-cell>
              <table:table-cell office:value-type="float" office:value="904543502">
                <text:p>904543502</text:p>
              </table:table-cell>
              <table:table-cell office:value-type="float" office:value="228282517">
                <text:p>228282517</text:p>
              </table:table-cell>
              <table:table-cell office:value-type="float" office:value="575242513">
                <text:p>575242513</text:p>
              </table:table-cell>
              <table:table-cell office:value-type="float" office:value="401876150">
                <text:p>401876150</text:p>
              </table:table-cell>
              <table:table-cell office:value-type="float" office:value="879383378">
                <text:p>879383378</text:p>
              </table:table-cell>
              <table:table-cell office:value-type="float" office:value="201665347">
                <text:p>201665347</text:p>
              </table:table-cell>
              <table:table-cell office:value-type="float" office:value="1065460549">
                <text:p>1065460549</text:p>
              </table:table-cell>
              <table:table-cell office:value-type="float" office:value="1017981">
                <text:p>1017981</text:p>
              </table:table-cell>
              <table:table-cell office:value-type="float" office:value="947368066">
                <text:p>947368066</text:p>
              </table:table-cell>
              <table:table-cell office:value-type="float" office:value="227661251">
                <text:p>227661251</text:p>
              </table:table-cell>
              <table:table-cell office:value-type="float" office:value="565176917">
                <text:p>565176917</text:p>
              </table:table-cell>
              <table:table-cell office:value-type="float" office:value="602112563">
                <text:p>602112563</text:p>
              </table:table-cell>
              <table:table-cell office:value-type="float" office:value="864749834">
                <text:p>864749834</text:p>
              </table:table-cell>
              <table:table-cell office:value-type="float" office:value="401721939">
                <text:p>401721939</text:p>
              </table:table-cell>
              <table:table-cell office:value-type="float" office:value="856680658">
                <text:p>856680658</text:p>
              </table:table-cell>
              <table:table-cell office:value-type="float" office:value="301457575">
                <text:p>301457575</text:p>
              </table:table-cell>
              <table:table-cell office:value-type="float" office:value="935799841">
                <text:p>935799841</text:p>
              </table:table-cell>
              <table:table-cell office:value-type="float" office:value="230193940">
                <text:p>230193940</text:p>
              </table:table-cell>
              <table:table-cell office:value-type="float" office:value="540820005">
                <text:p>540820005</text:p>
              </table:table-cell>
              <table:table-cell office:value-type="float" office:value="401972571">
                <text:p>401972571</text:p>
              </table:table-cell>
              <table:table-cell office:value-type="float" office:value="887930999">
                <text:p>887930999</text:p>
              </table:table-cell>
              <table:table-cell office:value-type="float" office:value="201300221">
                <text:p>201300221</text:p>
              </table:table-cell>
              <table:table-cell office:value-type="float" office:value="1022555434">
                <text:p>1022555434</text:p>
              </table:table-cell>
              <table:table-cell office:value-type="float" office:value="201290058">
                <text:p>201290058</text:p>
              </table:table-cell>
              <table:table-cell office:value-type="float" office:value="901413977">
                <text:p>901413977</text:p>
              </table:table-cell>
              <table:table-cell office:value-type="float" office:value="222125063">
                <text:p>222125063</text:p>
              </table:table-cell>
              <table:table-cell office:value-type="float" office:value="547689984">
                <text:p>547689984</text:p>
              </table:table-cell>
              <table:table-cell office:value-type="float" office:value="507902682">
                <text:p>507902682</text:p>
              </table:table-cell>
              <table:table-cell office:value-type="float" office:value="833963959">
                <text:p>833963959</text:p>
              </table:table-cell>
              <table:table-cell office:value-type="float" office:value="201308676">
                <text:p>201308676</text:p>
              </table:table-cell>
              <table:table-cell office:value-type="float" office:value="1003624812">
                <text:p>1003624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